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IBMPlexMono, monospace," svg:font-family="'IBMPlexMono, monospace,', 'Droid Sans Fallback', '',', 'Droid Sans Mono', ',', monospace, ', monospace,', 'Droid Sans Fallback', 'font-weight: normal', 'font-size: 12px', 'line-height: 18px', 'white-space: pre'"/>
    <style:font-face style:name="Inter" svg:font-family="Inter, OpenSans, Helvetica, Arial, sans-serif"/>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color="#000000" loext:opacity="100%" style:font-name="Liberation Serif" fo:background-color="#fffffe"/>
    </style:style>
    <style:style style:name="P2" style:family="paragraph" style:parent-style-name="Standard">
      <style:paragraph-properties fo:text-align="start" style:justify-single-word="false"/>
      <style:text-properties fo:color="#000000" loext:opacity="100%" style:font-name="Liberation Serif" officeooo:paragraph-rsid="002e6bec" fo:background-color="#fffffe"/>
    </style:style>
    <style:style style:name="P3" style:family="paragraph" style:parent-style-name="Standard">
      <style:paragraph-properties fo:text-align="start" style:justify-single-word="false"/>
      <style:text-properties fo:color="#000000" loext:opacity="100%" style:font-name="Liberation Serif" officeooo:paragraph-rsid="00321d7d" fo:background-color="#fffffe"/>
    </style:style>
    <style:style style:name="P4" style:family="paragraph" style:parent-style-name="Standard">
      <style:paragraph-properties fo:text-align="start" style:justify-single-word="false"/>
      <style:text-properties fo:color="#000000" loext:opacity="100%" style:font-name="Liberation Serif" officeooo:paragraph-rsid="003ee96b" fo:background-color="#fffffe"/>
    </style:style>
    <style:style style:name="P5" style:family="paragraph" style:parent-style-name="Standard">
      <style:paragraph-properties fo:text-align="start" style:justify-single-word="false"/>
      <style:text-properties fo:color="#000000" loext:opacity="100%" style:font-name="Liberation Serif" officeooo:paragraph-rsid="0040bb08" fo:background-color="#fffffe"/>
    </style:style>
    <style:style style:name="P6" style:family="paragraph" style:parent-style-name="Standard">
      <style:paragraph-properties fo:text-align="start" style:justify-single-word="false"/>
      <style:text-properties fo:color="#000000" loext:opacity="100%" style:font-name="Liberation Serif" officeooo:paragraph-rsid="0041e812" fo:background-color="#fffffe"/>
    </style:style>
    <style:style style:name="P7" style:family="paragraph" style:parent-style-name="Standard">
      <style:paragraph-properties fo:text-align="start" style:justify-single-word="false"/>
      <style:text-properties fo:color="#000000" loext:opacity="100%" style:font-name="Liberation Serif" officeooo:paragraph-rsid="0042f053" fo:background-color="#fffffe"/>
    </style:style>
    <style:style style:name="P8" style:family="paragraph" style:parent-style-name="Standard">
      <style:paragraph-properties fo:text-align="start" style:justify-single-word="false"/>
      <style:text-properties fo:color="#000000" loext:opacity="100%" style:font-name="Liberation Serif" officeooo:paragraph-rsid="0045b063" fo:background-color="#fffffe"/>
    </style:style>
    <style:style style:name="P9" style:family="paragraph" style:parent-style-name="Standard">
      <style:paragraph-properties fo:text-align="start" style:justify-single-word="false"/>
      <style:text-properties fo:color="#000000" loext:opacity="100%" style:font-name="Liberation Serif" officeooo:paragraph-rsid="0063b86d" fo:background-color="#fffffe"/>
    </style:style>
    <style:style style:name="P10" style:family="paragraph" style:parent-style-name="Standard">
      <style:paragraph-properties fo:text-align="start" style:justify-single-word="false"/>
      <style:text-properties fo:color="#000000" loext:opacity="100%" style:font-name="Liberation Serif" officeooo:paragraph-rsid="007101ea" fo:background-color="#fffffe"/>
    </style:style>
    <style:style style:name="P11" style:family="paragraph" style:parent-style-name="Standard">
      <style:paragraph-properties fo:text-align="start" style:justify-single-word="false"/>
      <style:text-properties fo:color="#000000" loext:opacity="100%" style:font-name="Liberation Serif" officeooo:paragraph-rsid="000064a7" fo:background-color="#fffffe"/>
    </style:style>
    <style:style style:name="P12" style:family="paragraph" style:parent-style-name="Standard">
      <style:paragraph-properties fo:text-align="start" style:justify-single-word="false"/>
      <style:text-properties fo:color="#000000" loext:opacity="100%" style:font-name="Liberation Serif" officeooo:paragraph-rsid="00758ad9" fo:background-color="#fffffe"/>
    </style:style>
    <style:style style:name="P13" style:family="paragraph" style:parent-style-name="Standard">
      <style:paragraph-properties fo:text-align="start" style:justify-single-word="false"/>
      <style:text-properties fo:color="#000000" loext:opacity="100%" style:font-name="Liberation Serif" officeooo:paragraph-rsid="00a36996" fo:background-color="#fffffe"/>
    </style:style>
    <style:style style:name="P14" style:family="paragraph" style:parent-style-name="Standard">
      <style:paragraph-properties fo:text-align="start" style:justify-single-word="false"/>
      <style:text-properties fo:color="#000000" loext:opacity="100%" style:font-name="Liberation Serif" officeooo:paragraph-rsid="00c20060" fo:background-color="#fffffe"/>
    </style:style>
    <style:style style:name="P15" style:family="paragraph" style:parent-style-name="Standard">
      <style:paragraph-properties fo:text-align="start" style:justify-single-word="false"/>
      <style:text-properties fo:color="#000000" loext:opacity="100%" style:font-name="Liberation Serif" officeooo:paragraph-rsid="00dca49b" fo:background-color="#fffffe"/>
    </style:style>
    <style:style style:name="P16" style:family="paragraph" style:parent-style-name="Standard">
      <style:text-properties fo:color="#000000" loext:opacity="100%" style:font-name="Liberation Serif" officeooo:paragraph-rsid="0049cb82" fo:background-color="#fffffe"/>
    </style:style>
    <style:style style:name="P17" style:family="paragraph" style:parent-style-name="Standard">
      <style:text-properties fo:color="#000000" loext:opacity="100%" style:font-name="Liberation Serif" officeooo:paragraph-rsid="004e0a94" fo:background-color="#fffffe"/>
    </style:style>
    <style:style style:name="P18" style:family="paragraph" style:parent-style-name="Standard">
      <style:text-properties fo:color="#000000" loext:opacity="100%" style:font-name="Liberation Serif" officeooo:paragraph-rsid="004f70aa" fo:background-color="#fffffe"/>
    </style:style>
    <style:style style:name="P19" style:family="paragraph" style:parent-style-name="Standard">
      <style:text-properties fo:color="#000000" loext:opacity="100%" style:font-name="Liberation Serif" officeooo:paragraph-rsid="00527951" fo:background-color="#fffffe"/>
    </style:style>
    <style:style style:name="P20" style:family="paragraph" style:parent-style-name="Standard">
      <style:text-properties fo:color="#000000" loext:opacity="100%" style:font-name="Liberation Serif" officeooo:paragraph-rsid="005cdb23" fo:background-color="#fffffe"/>
    </style:style>
    <style:style style:name="P21" style:family="paragraph" style:parent-style-name="Standard">
      <style:text-properties fo:color="#000000" loext:opacity="100%" style:font-name="Liberation Serif" officeooo:paragraph-rsid="0063b86d" fo:background-color="#fffffe"/>
    </style:style>
    <style:style style:name="P22" style:family="paragraph" style:parent-style-name="Standard">
      <style:text-properties fo:color="#000000" loext:opacity="100%" style:font-name="Liberation Serif" officeooo:paragraph-rsid="0064c810" fo:background-color="#fffffe"/>
    </style:style>
    <style:style style:name="P23" style:family="paragraph" style:parent-style-name="Standard">
      <style:text-properties fo:color="#000000" loext:opacity="100%" style:font-name="Liberation Serif" officeooo:paragraph-rsid="0065bd30" fo:background-color="#fffffe"/>
    </style:style>
    <style:style style:name="P24" style:family="paragraph" style:parent-style-name="Standard">
      <style:text-properties fo:color="#000000" loext:opacity="100%" style:font-name="Liberation Serif" officeooo:paragraph-rsid="0066debd" fo:background-color="#fffffe"/>
    </style:style>
    <style:style style:name="P25" style:family="paragraph" style:parent-style-name="Standard">
      <style:paragraph-properties fo:text-align="center" style:justify-single-word="false"/>
      <style:text-properties fo:color="#000000" loext:opacity="100%" style:font-name="Liberation Serif" officeooo:paragraph-rsid="00ac631a" fo:background-color="#fffffe"/>
    </style:style>
    <style:style style:name="P26" style:family="paragraph" style:parent-style-name="Standard">
      <style:paragraph-properties fo:text-align="center" style:justify-single-word="false"/>
      <style:text-properties fo:color="#000000" loext:opacity="100%" style:font-name="Liberation Serif" officeooo:paragraph-rsid="00c20060" fo:background-color="#fffffe"/>
    </style:style>
    <style:style style:name="P27" style:family="paragraph" style:parent-style-name="Standard">
      <style:paragraph-properties fo:text-align="center" style:justify-single-word="false"/>
      <style:text-properties fo:color="#000000" loext:opacity="100%" style:font-name="Liberation Serif" officeooo:paragraph-rsid="00dca49b" fo:background-color="#fffffe"/>
    </style:style>
    <style:style style:name="P28" style:family="paragraph" style:parent-style-name="Standard">
      <style:text-properties fo:color="#000000" loext:opacity="100%" style:font-name="Liberation Serif" officeooo:rsid="00b1b95f" officeooo:paragraph-rsid="00b1b95f" fo:background-color="#fffffe"/>
    </style:style>
    <style:style style:name="P29" style:family="paragraph" style:parent-style-name="Standard">
      <style:text-properties fo:color="#000000" loext:opacity="100%" style:font-name="Liberation Serif" officeooo:rsid="00b1b95f" officeooo:paragraph-rsid="00c20060" fo:background-color="#fffffe"/>
    </style:style>
    <style:style style:name="P30" style:family="paragraph" style:parent-style-name="Standard">
      <style:text-properties fo:color="#000000" loext:opacity="100%" style:font-name="Liberation Serif" officeooo:paragraph-rsid="00b8d30e" fo:background-color="#fffffe"/>
    </style:style>
    <style:style style:name="P31" style:family="paragraph" style:parent-style-name="Standard">
      <style:text-properties fo:color="#000000" loext:opacity="100%" style:font-name="Liberation Serif" officeooo:paragraph-rsid="00be9893" fo:background-color="#fffffe"/>
    </style:style>
    <style:style style:name="P32" style:family="paragraph" style:parent-style-name="Standard">
      <style:text-properties fo:color="#000000" loext:opacity="100%" style:font-name="Liberation Serif" officeooo:paragraph-rsid="00c18097" fo:background-color="#fffffe"/>
    </style:style>
    <style:style style:name="P33" style:family="paragraph" style:parent-style-name="Standard">
      <style:text-properties fo:color="#000000" loext:opacity="100%" style:font-name="Liberation Serif" officeooo:paragraph-rsid="00c20060" fo:background-color="#fffffe"/>
    </style:style>
    <style:style style:name="P34" style:family="paragraph" style:parent-style-name="Standard">
      <style:text-properties fo:color="#000000" loext:opacity="100%" style:font-name="Liberation Serif" officeooo:paragraph-rsid="00c4b776" fo:background-color="#fffffe"/>
    </style:style>
    <style:style style:name="P35" style:family="paragraph" style:parent-style-name="Standard">
      <style:text-properties fo:color="#000000" loext:opacity="100%" style:font-name="Liberation Serif" officeooo:paragraph-rsid="00dca49b" fo:background-color="#fffffe"/>
    </style:style>
    <style:style style:name="P36" style:family="paragraph" style:parent-style-name="Standard">
      <style:paragraph-properties fo:text-align="start" style:justify-single-word="false"/>
      <style:text-properties fo:color="#000000" loext:opacity="100%" style:font-name="Liberation Serif" fo:font-size="12pt" style:text-underline-style="none" fo:font-weight="normal" officeooo:rsid="0005bd6b" officeooo:paragraph-rsid="002e6bec" fo:background-color="#fffffe" style:font-size-asian="12pt" style:font-weight-asian="normal" style:font-size-complex="12pt" style:font-weight-complex="normal"/>
    </style:style>
    <style:style style:name="P37" style:family="paragraph" style:parent-style-name="Standard">
      <style:paragraph-properties fo:text-align="start" style:justify-single-word="false"/>
      <style:text-properties fo:color="#000000" loext:opacity="100%" style:font-name="Liberation Serif" fo:font-size="12pt" style:text-underline-style="none" fo:font-weight="normal" officeooo:rsid="0005bd6b" officeooo:paragraph-rsid="00321d7d" fo:background-color="#fffffe" style:font-size-asian="12pt" style:font-weight-asian="normal" style:font-size-complex="12pt" style:font-weight-complex="normal"/>
    </style:style>
    <style:style style:name="P38" style:family="paragraph" style:parent-style-name="Standard">
      <style:paragraph-properties fo:text-align="start" style:justify-single-word="false"/>
      <style:text-properties fo:color="#000000" loext:opacity="100%" style:font-name="Liberation Serif" fo:font-size="12pt" style:text-underline-style="none" fo:font-weight="normal" officeooo:rsid="0005bd6b" officeooo:paragraph-rsid="003ee96b" fo:background-color="#fffffe" style:font-size-asian="12pt" style:font-weight-asian="normal" style:font-size-complex="12pt" style:font-weight-complex="normal"/>
    </style:style>
    <style:style style:name="P39" style:family="paragraph" style:parent-style-name="Standard">
      <style:paragraph-properties fo:text-align="start" style:justify-single-word="false"/>
      <style:text-properties fo:color="#000000" loext:opacity="100%" style:font-name="Liberation Serif" fo:font-size="12pt" style:text-underline-style="none" fo:font-weight="normal" officeooo:rsid="0005bd6b" officeooo:paragraph-rsid="0040bb08" fo:background-color="#fffffe" style:font-size-asian="12pt" style:font-weight-asian="normal" style:font-size-complex="12pt" style:font-weight-complex="normal"/>
    </style:style>
    <style:style style:name="P40" style:family="paragraph" style:parent-style-name="Standard">
      <style:paragraph-properties fo:text-align="start" style:justify-single-word="false"/>
      <style:text-properties fo:color="#000000" loext:opacity="100%" style:font-name="Liberation Serif" fo:font-size="12pt" style:text-underline-style="none" fo:font-weight="normal" officeooo:rsid="0005bd6b" officeooo:paragraph-rsid="0041e812" fo:background-color="#fffffe" style:font-size-asian="12pt" style:font-weight-asian="normal" style:font-size-complex="12pt" style:font-weight-complex="normal"/>
    </style:style>
    <style:style style:name="P41" style:family="paragraph" style:parent-style-name="Standard">
      <style:paragraph-properties fo:text-align="start" style:justify-single-word="false"/>
      <style:text-properties fo:color="#000000" loext:opacity="100%" style:font-name="Liberation Serif" fo:font-size="12pt" style:text-underline-style="none" fo:font-weight="normal" officeooo:rsid="0005bd6b" officeooo:paragraph-rsid="0042f053" fo:background-color="#fffffe" style:font-size-asian="12pt" style:font-weight-asian="normal" style:font-size-complex="12pt" style:font-weight-complex="normal"/>
    </style:style>
    <style:style style:name="P42" style:family="paragraph" style:parent-style-name="Standard">
      <style:paragraph-properties fo:text-align="start" style:justify-single-word="false"/>
      <style:text-properties fo:color="#000000" loext:opacity="100%" style:font-name="Liberation Serif" fo:font-size="12pt" style:text-underline-style="none" fo:font-weight="normal" officeooo:rsid="0005bd6b" officeooo:paragraph-rsid="0045b063" fo:background-color="#fffffe" style:font-size-asian="12pt" style:font-weight-asian="normal" style:font-size-complex="12pt" style:font-weight-complex="normal"/>
    </style:style>
    <style:style style:name="P43" style:family="paragraph" style:parent-style-name="Standard">
      <style:paragraph-properties fo:text-align="start" style:justify-single-word="false"/>
      <style:text-properties fo:color="#000000" loext:opacity="100%" style:font-name="Liberation Serif" fo:font-size="12pt" style:text-underline-style="none" fo:font-weight="normal" officeooo:rsid="0005bd6b" officeooo:paragraph-rsid="0063b86d" fo:background-color="#fffffe" style:font-size-asian="12pt" style:font-weight-asian="normal" style:font-size-complex="12pt" style:font-weight-complex="normal"/>
    </style:style>
    <style:style style:name="P44" style:family="paragraph" style:parent-style-name="Standard">
      <style:paragraph-properties fo:text-align="start" style:justify-single-word="false"/>
      <style:text-properties fo:color="#000000" loext:opacity="100%" style:font-name="Liberation Serif" fo:font-size="12pt" style:text-underline-style="none" fo:font-weight="normal" officeooo:rsid="0005bd6b" officeooo:paragraph-rsid="007101ea" fo:background-color="#fffffe" style:font-size-asian="12pt" style:font-weight-asian="normal" style:font-size-complex="12pt" style:font-weight-complex="normal"/>
    </style:style>
    <style:style style:name="P45" style:family="paragraph" style:parent-style-name="Standard">
      <style:paragraph-properties fo:text-align="start" style:justify-single-word="false"/>
      <style:text-properties fo:color="#000000" loext:opacity="100%" style:font-name="Liberation Serif" fo:font-size="12pt" style:text-underline-style="none" fo:font-weight="normal" officeooo:rsid="0005bd6b" officeooo:paragraph-rsid="00758ad9" fo:background-color="#fffffe" style:font-size-asian="12pt" style:font-weight-asian="normal" style:font-size-complex="12pt" style:font-weight-complex="normal"/>
    </style:style>
    <style:style style:name="P46" style:family="paragraph" style:parent-style-name="Standard">
      <style:paragraph-properties fo:text-align="start" style:justify-single-word="false"/>
      <style:text-properties fo:color="#000000" loext:opacity="100%" style:font-name="Liberation Serif" fo:font-size="12pt" style:text-underline-style="none" fo:font-weight="normal" officeooo:rsid="000611e5" officeooo:paragraph-rsid="0049cb82" fo:background-color="#fffffe" style:font-size-asian="12pt" style:font-weight-asian="normal" style:font-size-complex="12pt" style:font-weight-complex="normal"/>
    </style:style>
    <style:style style:name="P47" style:family="paragraph" style:parent-style-name="Standard">
      <style:paragraph-properties fo:text-align="start" style:justify-single-word="false"/>
      <style:text-properties fo:color="#000000" loext:opacity="100%" style:font-name="Liberation Serif" fo:font-size="12pt" style:text-underline-style="none" fo:font-weight="normal" officeooo:rsid="000611e5" officeooo:paragraph-rsid="004e0a94" fo:background-color="#fffffe" style:font-size-asian="12pt" style:font-weight-asian="normal" style:font-size-complex="12pt" style:font-weight-complex="normal"/>
    </style:style>
    <style:style style:name="P48" style:family="paragraph" style:parent-style-name="Standard">
      <style:paragraph-properties fo:text-align="start" style:justify-single-word="false"/>
      <style:text-properties fo:color="#000000" loext:opacity="100%" style:font-name="Liberation Serif" fo:font-size="12pt" style:text-underline-style="none" fo:font-weight="normal" officeooo:rsid="000611e5" officeooo:paragraph-rsid="004f70aa" fo:background-color="#fffffe" style:font-size-asian="12pt" style:font-weight-asian="normal" style:font-size-complex="12pt" style:font-weight-complex="normal"/>
    </style:style>
    <style:style style:name="P49" style:family="paragraph" style:parent-style-name="Standard">
      <style:paragraph-properties fo:text-align="start" style:justify-single-word="false"/>
      <style:text-properties fo:color="#000000" loext:opacity="100%" style:font-name="Liberation Serif" fo:font-size="12pt" style:text-underline-style="none" fo:font-weight="normal" officeooo:rsid="000611e5" officeooo:paragraph-rsid="00527951" fo:background-color="#fffffe" style:font-size-asian="12pt" style:font-weight-asian="normal" style:font-size-complex="12pt" style:font-weight-complex="normal"/>
    </style:style>
    <style:style style:name="P50" style:family="paragraph" style:parent-style-name="Standard">
      <style:paragraph-properties fo:text-align="start" style:justify-single-word="false"/>
      <style:text-properties fo:color="#000000" loext:opacity="100%" style:font-name="Liberation Serif" fo:font-size="12pt" style:text-underline-style="none" fo:font-weight="normal" officeooo:rsid="000611e5" officeooo:paragraph-rsid="005cdb23" fo:background-color="#fffffe" style:font-size-asian="12pt" style:font-weight-asian="normal" style:font-size-complex="12pt" style:font-weight-complex="normal"/>
    </style:style>
    <style:style style:name="P51" style:family="paragraph" style:parent-style-name="Standard">
      <style:paragraph-properties fo:text-align="start" style:justify-single-word="false"/>
      <style:text-properties fo:color="#000000" loext:opacity="100%" style:font-name="Liberation Serif" fo:font-size="12pt" style:text-underline-style="none" fo:font-weight="normal" officeooo:rsid="000611e5" officeooo:paragraph-rsid="000beb16" fo:background-color="#fffffe" style:font-size-asian="12pt" style:font-weight-asian="normal" style:font-size-complex="12pt" style:font-weight-complex="normal"/>
    </style:style>
    <style:style style:name="P52" style:family="paragraph" style:parent-style-name="Standard">
      <style:paragraph-properties fo:text-align="start" style:justify-single-word="false"/>
      <style:text-properties fo:color="#000000" loext:opacity="100%" style:font-name="Liberation Serif" fo:font-size="12pt" style:text-underline-style="none" fo:font-weight="normal" officeooo:rsid="000611e5" officeooo:paragraph-rsid="0063b86d" fo:background-color="#fffffe" style:font-size-asian="12pt" style:font-weight-asian="normal" style:font-size-complex="12pt" style:font-weight-complex="normal"/>
    </style:style>
    <style:style style:name="P53" style:family="paragraph" style:parent-style-name="Standard">
      <style:paragraph-properties fo:text-align="start" style:justify-single-word="false"/>
      <style:text-properties fo:color="#000000" loext:opacity="100%" style:font-name="Liberation Serif" fo:font-size="12pt" style:text-underline-style="none" fo:font-weight="normal" officeooo:rsid="000611e5" officeooo:paragraph-rsid="0064c810" fo:background-color="#fffffe" style:font-size-asian="12pt" style:font-weight-asian="normal" style:font-size-complex="12pt" style:font-weight-complex="normal"/>
    </style:style>
    <style:style style:name="P54" style:family="paragraph" style:parent-style-name="Standard">
      <style:paragraph-properties fo:text-align="start" style:justify-single-word="false"/>
      <style:text-properties fo:color="#000000" loext:opacity="100%" style:font-name="Liberation Serif" fo:font-size="12pt" style:text-underline-style="none" fo:font-weight="normal" officeooo:rsid="000611e5" officeooo:paragraph-rsid="0065bd30" fo:background-color="#fffffe" style:font-size-asian="12pt" style:font-weight-asian="normal" style:font-size-complex="12pt" style:font-weight-complex="normal"/>
    </style:style>
    <style:style style:name="P55" style:family="paragraph" style:parent-style-name="Standard">
      <style:paragraph-properties fo:text-align="start" style:justify-single-word="false"/>
      <style:text-properties fo:color="#000000" loext:opacity="100%" style:font-name="Liberation Serif" fo:font-size="12pt" style:text-underline-style="none" fo:font-weight="normal" officeooo:rsid="000611e5" officeooo:paragraph-rsid="0066debd" fo:background-color="#fffffe" style:font-size-asian="12pt" style:font-weight-asian="normal" style:font-size-complex="12pt" style:font-weight-complex="normal"/>
    </style:style>
    <style:style style:name="P56" style:family="paragraph" style:parent-style-name="Standard">
      <style:paragraph-properties fo:text-align="center" style:justify-single-word="false"/>
      <style:text-properties fo:color="#000000" loext:opacity="100%" style:font-name="Liberation Serif" fo:font-size="12pt" style:text-underline-style="none" fo:font-weight="normal" officeooo:rsid="002c3e68" officeooo:paragraph-rsid="0040bb08" fo:background-color="#fffffe" style:font-size-asian="12pt" style:font-weight-asian="normal" style:font-size-complex="12pt" style:font-weight-complex="normal"/>
    </style:style>
    <style:style style:name="P57" style:family="paragraph" style:parent-style-name="Standard">
      <style:paragraph-properties fo:text-align="center" style:justify-single-word="false"/>
      <style:text-properties fo:color="#000000" loext:opacity="100%" style:font-name="Liberation Serif" fo:font-size="12pt" style:text-underline-style="none" fo:font-weight="normal" officeooo:rsid="002c3e68" officeooo:paragraph-rsid="0041e812" fo:background-color="#fffffe" style:font-size-asian="12pt" style:font-weight-asian="normal" style:font-size-complex="12pt" style:font-weight-complex="normal"/>
    </style:style>
    <style:style style:name="P58" style:family="paragraph" style:parent-style-name="Standard">
      <style:paragraph-properties fo:text-align="center" style:justify-single-word="false"/>
      <style:text-properties fo:color="#000000" loext:opacity="100%" style:font-name="Liberation Serif" fo:font-size="12pt" style:text-underline-style="none" fo:font-weight="normal" officeooo:rsid="002c3e68" officeooo:paragraph-rsid="0042f053" fo:background-color="#fffffe" style:font-size-asian="12pt" style:font-weight-asian="normal" style:font-size-complex="12pt" style:font-weight-complex="normal"/>
    </style:style>
    <style:style style:name="P59" style:family="paragraph" style:parent-style-name="Standard">
      <style:paragraph-properties fo:text-align="center" style:justify-single-word="false"/>
      <style:text-properties fo:color="#000000" loext:opacity="100%" style:font-name="Liberation Serif" fo:font-size="12pt" style:text-underline-style="none" fo:font-weight="normal" officeooo:rsid="002c3e68" officeooo:paragraph-rsid="0045b063" fo:background-color="#fffffe" style:font-size-asian="12pt" style:font-weight-asian="normal" style:font-size-complex="12pt" style:font-weight-complex="normal"/>
    </style:style>
    <style:style style:name="P60" style:family="paragraph" style:parent-style-name="Standard">
      <style:paragraph-properties fo:text-align="start" style:justify-single-word="false"/>
      <style:text-properties fo:color="#000000" loext:opacity="100%" style:font-name="Liberation Serif" fo:font-size="12pt" style:text-underline-style="none" fo:font-weight="normal" officeooo:rsid="000beb16" officeooo:paragraph-rsid="0049cb82" fo:background-color="#fffffe" style:font-size-asian="10.5pt" style:font-weight-asian="normal" style:font-size-complex="12pt" style:font-weight-complex="normal"/>
    </style:style>
    <style:style style:name="P61" style:family="paragraph" style:parent-style-name="Standard">
      <style:paragraph-properties fo:text-align="start" style:justify-single-word="false"/>
      <style:text-properties fo:color="#000000" loext:opacity="100%" style:font-name="Liberation Serif" fo:font-size="12pt" style:text-underline-style="none" fo:font-weight="normal" officeooo:rsid="000beb16" officeooo:paragraph-rsid="004e0a94" fo:background-color="#fffffe" style:font-size-asian="10.5pt" style:font-weight-asian="normal" style:font-size-complex="12pt" style:font-weight-complex="normal"/>
    </style:style>
    <style:style style:name="P62" style:family="paragraph" style:parent-style-name="Standard">
      <style:paragraph-properties fo:text-align="start" style:justify-single-word="false"/>
      <style:text-properties fo:color="#000000" loext:opacity="100%" style:font-name="Liberation Serif" fo:font-size="12pt" style:text-underline-style="none" fo:font-weight="normal" officeooo:rsid="000beb16" officeooo:paragraph-rsid="004f70aa" fo:background-color="#fffffe" style:font-size-asian="10.5pt" style:font-weight-asian="normal" style:font-size-complex="12pt" style:font-weight-complex="normal"/>
    </style:style>
    <style:style style:name="P63" style:family="paragraph" style:parent-style-name="Standard">
      <style:paragraph-properties fo:text-align="start" style:justify-single-word="false"/>
      <style:text-properties fo:color="#000000" loext:opacity="100%" style:font-name="Liberation Serif" fo:font-size="12pt" style:text-underline-style="none" fo:font-weight="normal" officeooo:rsid="000beb16" officeooo:paragraph-rsid="004fdd42" fo:background-color="#fffffe" style:font-size-asian="10.5pt" style:font-weight-asian="normal" style:font-size-complex="12pt" style:font-weight-complex="normal"/>
    </style:style>
    <style:style style:name="P64" style:family="paragraph" style:parent-style-name="Standard">
      <style:paragraph-properties fo:text-align="start" style:justify-single-word="false"/>
      <style:text-properties fo:color="#000000" loext:opacity="100%" style:font-name="Liberation Serif" fo:font-size="12pt" style:text-underline-style="none" fo:font-weight="normal" officeooo:rsid="000beb16" officeooo:paragraph-rsid="00527951" fo:background-color="#fffffe" style:font-size-asian="10.5pt" style:font-weight-asian="normal" style:font-size-complex="12pt" style:font-weight-complex="normal"/>
    </style:style>
    <style:style style:name="P65" style:family="paragraph" style:parent-style-name="Standard">
      <style:paragraph-properties fo:text-align="start" style:justify-single-word="false"/>
      <style:text-properties fo:color="#000000" loext:opacity="100%" style:font-name="Liberation Serif" fo:font-size="12pt" style:text-underline-style="none" fo:font-weight="normal" officeooo:rsid="000beb16" officeooo:paragraph-rsid="005cdb23" fo:background-color="#fffffe" style:font-size-asian="10.5pt" style:font-weight-asian="normal" style:font-size-complex="12pt" style:font-weight-complex="normal"/>
    </style:style>
    <style:style style:name="P66" style:family="paragraph" style:parent-style-name="Standard">
      <style:paragraph-properties fo:text-align="start" style:justify-single-word="false"/>
      <style:text-properties fo:color="#000000" loext:opacity="100%" style:font-name="Liberation Serif" fo:font-size="12pt" style:text-underline-style="none" fo:font-weight="normal" officeooo:rsid="000beb16" officeooo:paragraph-rsid="0066debd" fo:background-color="#fffffe" style:font-size-asian="10.5pt" style:font-weight-asian="normal" style:font-size-complex="12pt" style:font-weight-complex="normal"/>
    </style:style>
    <style:style style:name="P67" style:family="paragraph" style:parent-style-name="Standard">
      <style:paragraph-properties fo:text-align="start" style:justify-single-word="false"/>
      <style:text-properties fo:color="#000000" loext:opacity="100%" style:font-name="Liberation Serif" fo:font-size="12pt" style:text-underline-style="none" fo:font-weight="normal" officeooo:rsid="000beb16" officeooo:paragraph-rsid="0065bd30" fo:background-color="#fffffe" style:font-size-asian="10.5pt" style:font-weight-asian="normal" style:font-size-complex="12pt" style:font-weight-complex="normal"/>
    </style:style>
    <style:style style:name="P68" style:family="paragraph" style:parent-style-name="Standard">
      <style:paragraph-properties fo:text-align="start" style:justify-single-word="false"/>
      <style:text-properties fo:color="#000000" loext:opacity="100%" style:font-name="Liberation Serif" fo:font-size="12pt" style:text-underline-style="none" fo:font-weight="normal" officeooo:rsid="00081de4" officeooo:paragraph-rsid="0063b86d" fo:background-color="#fffffe" style:font-size-asian="10.5pt" style:font-weight-asian="normal" style:font-size-complex="12pt" style:font-weight-complex="normal"/>
    </style:style>
    <style:style style:name="P69" style:family="paragraph" style:parent-style-name="Standard">
      <style:paragraph-properties fo:text-align="start" style:justify-single-word="false"/>
      <style:text-properties fo:color="#000000" loext:opacity="100%" style:font-name="Liberation Serif" fo:font-size="12pt" style:text-underline-style="none" fo:font-weight="normal" officeooo:rsid="006cd271" officeooo:paragraph-rsid="007101ea" fo:background-color="#fffffe" style:font-size-asian="10.5pt" style:font-weight-asian="normal" style:font-size-complex="12pt" style:font-weight-complex="normal"/>
    </style:style>
    <style:style style:name="P70" style:family="paragraph" style:parent-style-name="Standard">
      <style:paragraph-properties fo:text-align="start" style:justify-single-word="false"/>
      <style:text-properties fo:color="#000000" loext:opacity="100%" style:font-name="Liberation Serif" fo:font-size="12pt" style:text-underline-style="none" fo:font-weight="normal" officeooo:rsid="00017eb6" officeooo:paragraph-rsid="00c20060" fo:background-color="#fffffe" style:font-size-asian="10.5pt" style:font-weight-asian="normal" style:font-size-complex="12pt" style:font-weight-complex="normal"/>
    </style:style>
    <style:style style:name="P71" style:family="paragraph" style:parent-style-name="Standard">
      <style:paragraph-properties fo:text-align="center" style:justify-single-word="false"/>
      <style:text-properties fo:color="#000000" loext:opacity="100%" style:font-name="Liberation Serif" fo:font-size="16pt" style:text-underline-style="solid" style:text-underline-width="auto" style:text-underline-color="font-color" fo:font-weight="normal" officeooo:rsid="00017eb6" officeooo:paragraph-rsid="0063b86d" fo:background-color="#fffffe" style:font-size-asian="16pt" style:font-weight-asian="normal" style:font-size-complex="16pt" style:font-weight-complex="normal"/>
    </style:style>
    <style:style style:name="P72" style:family="paragraph" style:parent-style-name="Standard">
      <style:paragraph-properties fo:text-align="start" style:justify-single-word="false"/>
      <style:text-properties fo:color="#000000" loext:opacity="100%" style:font-name="Liberation Serif" fo:font-size="16pt" style:text-underline-style="none" fo:font-weight="normal" officeooo:rsid="00017eb6" officeooo:paragraph-rsid="0063b86d" fo:background-color="#fffffe" style:font-size-asian="16pt" style:font-weight-asian="normal" style:font-size-complex="16pt" style:font-weight-complex="normal"/>
    </style:style>
    <style:style style:name="P73" style:family="paragraph" style:parent-style-name="Standard">
      <style:paragraph-properties fo:text-align="center" style:justify-single-word="false"/>
      <style:text-properties style:font-name="Liberation Serif" fo:font-size="18pt" style:text-underline-style="solid" style:text-underline-width="auto" style:text-underline-color="font-color" fo:font-weight="bold" officeooo:rsid="000064a7" officeooo:paragraph-rsid="000064a7" style:font-size-asian="18pt" style:font-weight-asian="bold" style:font-size-complex="18pt" style:font-weight-complex="bold"/>
    </style:style>
    <style:style style:name="P74" style:family="paragraph" style:parent-style-name="Standard">
      <style:paragraph-properties fo:text-align="start" style:justify-single-word="false"/>
      <style:text-properties style:font-name="Liberation Serif" fo:font-weight="normal" officeooo:rsid="000064a7" officeooo:paragraph-rsid="000064a7" style:font-weight-asian="normal" style:font-weight-complex="normal"/>
    </style:style>
    <style:style style:name="P75" style:family="paragraph" style:parent-style-name="Standard">
      <style:paragraph-properties fo:text-align="center" style:justify-single-word="false"/>
      <style:text-properties style:font-name="Liberation Serif" fo:font-size="16pt" style:text-underline-style="solid" style:text-underline-width="auto" style:text-underline-color="font-color" fo:font-weight="bold" officeooo:rsid="000064a7" officeooo:paragraph-rsid="000064a7" style:font-size-asian="16pt" style:font-weight-asian="bold" style:font-size-complex="16pt" style:font-weight-complex="bold"/>
    </style:style>
    <style:style style:name="P76" style:family="paragraph" style:parent-style-name="Standard">
      <style:paragraph-properties fo:text-align="center" style:justify-single-word="false"/>
      <style:text-properties style:font-name="Liberation Serif" fo:font-size="16pt" style:text-underline-style="solid" style:text-underline-width="auto" style:text-underline-color="font-color" fo:font-weight="normal" officeooo:rsid="00017eb6" officeooo:paragraph-rsid="00017eb6" style:font-size-asian="16pt" style:font-weight-asian="normal" style:font-size-complex="16pt" style:font-weight-complex="normal"/>
    </style:style>
    <style:style style:name="P77" style:family="paragraph" style:parent-style-name="Standard">
      <style:paragraph-properties fo:text-align="center" style:justify-single-word="false"/>
      <style:text-properties style:font-name="Liberation Serif" fo:font-size="16pt" style:text-underline-style="solid" style:text-underline-width="auto" style:text-underline-color="font-color" fo:font-weight="normal" officeooo:rsid="00017eb6" officeooo:paragraph-rsid="000064a7" style:font-size-asian="16pt" style:font-weight-asian="normal" style:font-size-complex="16pt" style:font-weight-complex="normal"/>
    </style:style>
    <style:style style:name="P78" style:family="paragraph" style:parent-style-name="Standard">
      <style:paragraph-properties fo:text-align="center" style:justify-single-word="false"/>
      <style:text-properties style:font-name="Liberation Serif" fo:font-size="16pt" style:text-underline-style="solid" style:text-underline-width="auto" style:text-underline-color="font-color" fo:font-weight="normal" officeooo:rsid="002431dc" officeooo:paragraph-rsid="002431dc" style:font-size-asian="12pt" style:font-weight-asian="normal" style:font-size-complex="16pt" style:font-weight-complex="normal"/>
    </style:style>
    <style:style style:name="P79" style:family="paragraph" style:parent-style-name="Standard">
      <style:paragraph-properties fo:text-align="start" style:justify-single-word="false"/>
      <style:text-properties style:font-name="Liberation Serif" fo:font-size="16pt" style:text-underline-style="none" fo:font-weight="normal" officeooo:rsid="000064a7" officeooo:paragraph-rsid="000064a7" style:font-size-asian="16pt" style:font-weight-asian="normal" style:font-size-complex="16pt" style:font-weight-complex="normal"/>
    </style:style>
    <style:style style:name="P80" style:family="paragraph" style:parent-style-name="Standard">
      <style:paragraph-properties fo:text-align="center" style:justify-single-word="false"/>
      <style:text-properties style:font-name="Liberation Serif" fo:font-size="16pt" style:text-underline-style="none" fo:font-weight="normal" officeooo:rsid="00017eb6" officeooo:paragraph-rsid="00017eb6" style:font-size-asian="16pt" style:font-weight-asian="normal" style:font-size-complex="16pt" style:font-weight-complex="normal"/>
    </style:style>
    <style:style style:name="P81" style:family="paragraph" style:parent-style-name="Standard">
      <style:paragraph-properties fo:text-align="center" style:justify-single-word="false"/>
      <style:text-properties style:font-name="Liberation Serif" fo:font-size="12pt" style:text-underline-style="none" fo:font-weight="normal" officeooo:rsid="0005bd6b" officeooo:paragraph-rsid="0005bd6b" style:font-size-asian="12pt" style:font-weight-asian="normal" style:font-size-complex="12pt" style:font-weight-complex="normal"/>
    </style:style>
    <style:style style:name="P82" style:family="paragraph" style:parent-style-name="Standard">
      <style:paragraph-properties fo:text-align="center" style:justify-single-word="false"/>
      <style:text-properties style:font-name="Liberation Serif" fo:font-size="12pt" style:text-underline-style="none" fo:font-weight="normal" officeooo:rsid="0005bd6b" officeooo:paragraph-rsid="00067db1" style:font-size-asian="12pt" style:font-weight-asian="normal" style:font-size-complex="12pt" style:font-weight-complex="normal"/>
    </style:style>
    <style:style style:name="P83" style:family="paragraph" style:parent-style-name="Standard">
      <style:paragraph-properties fo:text-align="center" style:justify-single-word="false"/>
      <style:text-properties style:font-name="Liberation Serif" fo:font-size="12pt" style:text-underline-style="none" fo:font-weight="normal" officeooo:rsid="0005bd6b" officeooo:paragraph-rsid="00758ad9" style:font-size-asian="12pt" style:font-weight-asian="normal" style:font-size-complex="12pt" style:font-weight-complex="normal"/>
    </style:style>
    <style:style style:name="P84" style:family="paragraph" style:parent-style-name="Standard">
      <style:paragraph-properties fo:text-align="center" style:justify-single-word="false">
        <style:tab-stops>
          <style:tab-stop style:position="0in"/>
        </style:tab-stops>
      </style:paragraph-properties>
      <style:text-properties style:font-name="Liberation Serif" fo:font-size="12pt" style:text-underline-style="none" fo:font-weight="normal" officeooo:rsid="0005bd6b" officeooo:paragraph-rsid="0071c385" style:font-size-asian="12pt" style:font-weight-asian="normal" style:font-size-complex="12pt" style:font-weight-complex="normal"/>
    </style:style>
    <style:style style:name="P85" style:family="paragraph" style:parent-style-name="Standard">
      <style:paragraph-properties fo:text-align="center" style:justify-single-word="false"/>
      <style:text-properties style:font-name="Liberation Serif" fo:font-size="12pt" style:text-underline-style="none" fo:font-weight="normal" officeooo:rsid="002c3e68" officeooo:paragraph-rsid="002e6bec" style:font-size-asian="12pt" style:font-weight-asian="normal" style:font-size-complex="12pt" style:font-weight-complex="normal"/>
    </style:style>
    <style:style style:name="P86" style:family="paragraph" style:parent-style-name="Standard">
      <style:paragraph-properties fo:text-align="center" style:justify-single-word="false"/>
      <style:text-properties style:font-name="Liberation Serif" fo:font-size="12pt" style:text-underline-style="none" fo:font-weight="normal" officeooo:rsid="002c3e68" officeooo:paragraph-rsid="00321d7d" style:font-size-asian="12pt" style:font-weight-asian="normal" style:font-size-complex="12pt" style:font-weight-complex="normal"/>
    </style:style>
    <style:style style:name="P87" style:family="paragraph" style:parent-style-name="Standard">
      <style:paragraph-properties fo:text-align="center" style:justify-single-word="false"/>
      <style:text-properties style:font-name="Liberation Serif" fo:font-size="12pt" style:text-underline-style="none" fo:font-weight="normal" officeooo:rsid="002c3e68" officeooo:paragraph-rsid="004038e1" style:font-size-asian="12pt" style:font-weight-asian="normal" style:font-size-complex="12pt" style:font-weight-complex="normal"/>
    </style:style>
    <style:style style:name="P88" style:family="paragraph" style:parent-style-name="Standard">
      <style:paragraph-properties fo:text-align="center" style:justify-single-word="false"/>
      <style:text-properties style:font-name="Liberation Serif" fo:font-size="12pt" style:text-underline-style="none" fo:font-weight="normal" officeooo:rsid="002c3e68" officeooo:paragraph-rsid="0040bb08" style:font-size-asian="12pt" style:font-weight-asian="normal" style:font-size-complex="12pt" style:font-weight-complex="normal"/>
    </style:style>
    <style:style style:name="P89" style:family="paragraph" style:parent-style-name="Standard">
      <style:paragraph-properties fo:text-align="center" style:justify-single-word="false"/>
      <style:text-properties style:font-name="Liberation Serif" fo:font-size="12pt" style:text-underline-style="none" fo:font-weight="normal" officeooo:rsid="002c3e68" officeooo:paragraph-rsid="0041e812" style:font-size-asian="12pt" style:font-weight-asian="normal" style:font-size-complex="12pt" style:font-weight-complex="normal"/>
    </style:style>
    <style:style style:name="P90" style:family="paragraph" style:parent-style-name="Standard">
      <style:paragraph-properties fo:text-align="center" style:justify-single-word="false"/>
      <style:text-properties style:font-name="Liberation Serif" fo:font-size="12pt" style:text-underline-style="none" fo:font-weight="normal" officeooo:rsid="002c3e68" officeooo:paragraph-rsid="0042f053" style:font-size-asian="12pt" style:font-weight-asian="normal" style:font-size-complex="12pt" style:font-weight-complex="normal"/>
    </style:style>
    <style:style style:name="P91" style:family="paragraph" style:parent-style-name="Standard">
      <style:paragraph-properties fo:text-align="center" style:justify-single-word="false"/>
      <style:text-properties style:font-name="Liberation Serif" fo:font-size="12pt" style:text-underline-style="none" fo:font-weight="normal" officeooo:rsid="002c3e68" officeooo:paragraph-rsid="0045b063" style:font-size-asian="12pt" style:font-weight-asian="normal" style:font-size-complex="12pt" style:font-weight-complex="normal"/>
    </style:style>
    <style:style style:name="P92" style:family="paragraph" style:parent-style-name="Standard">
      <style:paragraph-properties fo:text-align="center" style:justify-single-word="false"/>
      <style:text-properties style:font-name="Liberation Serif" fo:font-size="12pt" style:text-underline-style="none" fo:font-weight="normal" officeooo:rsid="002c3e68" officeooo:paragraph-rsid="004e0a94" style:font-size-asian="12pt" style:font-weight-asian="normal" style:font-size-complex="12pt" style:font-weight-complex="normal"/>
    </style:style>
    <style:style style:name="P93" style:family="paragraph" style:parent-style-name="Standard">
      <style:paragraph-properties fo:text-align="center" style:justify-single-word="false"/>
      <style:text-properties style:font-name="Liberation Serif" fo:font-size="12pt" style:text-underline-style="none" fo:font-weight="normal" officeooo:rsid="002c3e68" officeooo:paragraph-rsid="004f70aa" style:font-size-asian="12pt" style:font-weight-asian="normal" style:font-size-complex="12pt" style:font-weight-complex="normal"/>
    </style:style>
    <style:style style:name="P94" style:family="paragraph" style:parent-style-name="Standard">
      <style:paragraph-properties fo:text-align="center" style:justify-single-word="false"/>
      <style:text-properties style:font-name="Liberation Serif" fo:font-size="12pt" style:text-underline-style="none" fo:font-weight="normal" officeooo:rsid="002c3e68" officeooo:paragraph-rsid="00527951" style:font-size-asian="12pt" style:font-weight-asian="normal" style:font-size-complex="12pt" style:font-weight-complex="normal"/>
    </style:style>
    <style:style style:name="P95" style:family="paragraph" style:parent-style-name="Standard">
      <style:paragraph-properties fo:text-align="center" style:justify-single-word="false"/>
      <style:text-properties style:font-name="Liberation Serif" fo:font-size="12pt" style:text-underline-style="none" fo:font-weight="normal" officeooo:rsid="002c3e68" officeooo:paragraph-rsid="005cdb23" style:font-size-asian="12pt" style:font-weight-asian="normal" style:font-size-complex="12pt" style:font-weight-complex="normal"/>
    </style:style>
    <style:style style:name="P96" style:family="paragraph" style:parent-style-name="Standard">
      <style:paragraph-properties fo:text-align="center" style:justify-single-word="false"/>
      <style:text-properties style:font-name="Liberation Serif" fo:font-size="12pt" style:text-underline-style="none" fo:font-weight="normal" officeooo:rsid="002c3e68" officeooo:paragraph-rsid="0063b86d" style:font-size-asian="12pt" style:font-weight-asian="normal" style:font-size-complex="12pt" style:font-weight-complex="normal"/>
    </style:style>
    <style:style style:name="P97" style:family="paragraph" style:parent-style-name="Standard">
      <style:paragraph-properties fo:text-align="center" style:justify-single-word="false"/>
      <style:text-properties style:font-name="Liberation Serif" fo:font-size="12pt" style:text-underline-style="none" fo:font-weight="normal" officeooo:rsid="002c3e68" officeooo:paragraph-rsid="0064c810" style:font-size-asian="12pt" style:font-weight-asian="normal" style:font-size-complex="12pt" style:font-weight-complex="normal"/>
    </style:style>
    <style:style style:name="P98" style:family="paragraph" style:parent-style-name="Standard">
      <style:paragraph-properties fo:text-align="center" style:justify-single-word="false"/>
      <style:text-properties style:font-name="Liberation Serif" fo:font-size="12pt" style:text-underline-style="none" fo:font-weight="normal" officeooo:rsid="002c3e68" officeooo:paragraph-rsid="0065bd30" style:font-size-asian="12pt" style:font-weight-asian="normal" style:font-size-complex="12pt" style:font-weight-complex="normal"/>
    </style:style>
    <style:style style:name="P99" style:family="paragraph" style:parent-style-name="Standard">
      <style:paragraph-properties fo:text-align="center" style:justify-single-word="false"/>
      <style:text-properties style:font-name="Liberation Serif" fo:font-size="12pt" style:text-underline-style="none" fo:font-weight="normal" officeooo:rsid="002c3e68" officeooo:paragraph-rsid="0066debd" style:font-size-asian="12pt" style:font-weight-asian="normal" style:font-size-complex="12pt" style:font-weight-complex="normal"/>
    </style:style>
    <style:style style:name="P100" style:family="paragraph" style:parent-style-name="Standard">
      <style:paragraph-properties fo:text-align="center" style:justify-single-word="false"/>
      <style:text-properties style:font-name="Liberation Serif" fo:font-size="12pt" style:text-underline-style="none" fo:font-weight="normal" officeooo:rsid="002c3e68" officeooo:paragraph-rsid="007101ea" style:font-size-asian="12pt" style:font-weight-asian="normal" style:font-size-complex="12pt" style:font-weight-complex="normal"/>
    </style:style>
    <style:style style:name="P101" style:family="paragraph" style:parent-style-name="Standard">
      <style:paragraph-properties fo:text-align="center" style:justify-single-word="false"/>
      <style:text-properties style:font-name="Liberation Serif" fo:font-size="12pt" style:text-underline-style="none" fo:font-weight="normal" officeooo:rsid="002c3e68" officeooo:paragraph-rsid="00758ad9" style:font-size-asian="12pt" style:font-weight-asian="normal" style:font-size-complex="12pt" style:font-weight-complex="normal"/>
    </style:style>
    <style:style style:name="P102" style:family="paragraph" style:parent-style-name="Standard">
      <style:paragraph-properties fo:text-align="center" style:justify-single-word="false"/>
      <style:text-properties style:font-name="Liberation Serif" fo:font-size="12pt" style:text-underline-style="none" fo:font-weight="normal" officeooo:rsid="002c3e68" officeooo:paragraph-rsid="008b9dde" style:font-size-asian="12pt" style:font-weight-asian="normal" style:font-size-complex="12pt" style:font-weight-complex="normal"/>
    </style:style>
    <style:style style:name="P103" style:family="paragraph" style:parent-style-name="Standard">
      <style:paragraph-properties fo:text-align="center" style:justify-single-word="false"/>
      <style:text-properties style:font-name="Liberation Serif" fo:font-size="12pt" style:text-underline-style="none" fo:font-weight="normal" officeooo:rsid="002c3e68" officeooo:paragraph-rsid="009e45dd" style:font-size-asian="12pt" style:font-weight-asian="normal" style:font-size-complex="12pt" style:font-weight-complex="normal"/>
    </style:style>
    <style:style style:name="P104" style:family="paragraph" style:parent-style-name="Standard">
      <style:paragraph-properties fo:text-align="center" style:justify-single-word="false"/>
      <style:text-properties style:font-name="Liberation Serif" fo:font-size="12pt" style:text-underline-style="none" fo:font-weight="normal" officeooo:rsid="002c3e68" officeooo:paragraph-rsid="00817ea1" style:font-size-asian="12pt" style:font-weight-asian="normal" style:font-size-complex="12pt" style:font-weight-complex="normal"/>
    </style:style>
    <style:style style:name="P105" style:family="paragraph" style:parent-style-name="Standard">
      <style:paragraph-properties fo:text-align="center" style:justify-single-word="false"/>
      <style:text-properties style:font-name="Liberation Serif" fo:font-size="12pt" style:text-underline-style="none" fo:font-weight="normal" officeooo:rsid="002c3e68" officeooo:paragraph-rsid="00921cd4" style:font-size-asian="12pt" style:font-weight-asian="normal" style:font-size-complex="12pt" style:font-weight-complex="normal"/>
    </style:style>
    <style:style style:name="P106" style:family="paragraph" style:parent-style-name="Standard">
      <style:paragraph-properties fo:text-align="center" style:justify-single-word="false"/>
      <style:text-properties style:font-name="Liberation Serif" fo:font-size="12pt" style:text-underline-style="none" fo:font-weight="normal" officeooo:rsid="002c3e68" officeooo:paragraph-rsid="00a36996" style:font-size-asian="12pt" style:font-weight-asian="normal" style:font-size-complex="12pt" style:font-weight-complex="normal"/>
    </style:style>
    <style:style style:name="P107" style:family="paragraph" style:parent-style-name="Standard">
      <style:paragraph-properties fo:text-align="center" style:justify-single-word="false"/>
      <style:text-properties style:font-name="Liberation Serif" fo:font-size="12pt" style:text-underline-style="none" fo:font-weight="normal" officeooo:rsid="002c3e68" officeooo:paragraph-rsid="00ac631a" style:font-size-asian="12pt" style:font-weight-asian="normal" style:font-size-complex="12pt" style:font-weight-complex="normal"/>
    </style:style>
    <style:style style:name="P108" style:family="paragraph" style:parent-style-name="Standard">
      <style:paragraph-properties fo:text-align="center" style:justify-single-word="false"/>
      <style:text-properties style:font-name="Liberation Serif" fo:font-size="12pt" style:text-underline-style="none" fo:font-weight="normal" officeooo:rsid="002c3e68" officeooo:paragraph-rsid="00be9893" style:font-size-asian="12pt" style:font-weight-asian="normal" style:font-size-complex="12pt" style:font-weight-complex="normal"/>
    </style:style>
    <style:style style:name="P109" style:family="paragraph" style:parent-style-name="Standard">
      <style:paragraph-properties fo:text-align="center" style:justify-single-word="false"/>
      <style:text-properties style:font-name="Liberation Serif" fo:font-size="12pt" style:text-underline-style="none" fo:font-weight="normal" officeooo:rsid="002c3e68" officeooo:paragraph-rsid="00c18097" style:font-size-asian="12pt" style:font-weight-asian="normal" style:font-size-complex="12pt" style:font-weight-complex="normal"/>
    </style:style>
    <style:style style:name="P110" style:family="paragraph" style:parent-style-name="Standard">
      <style:paragraph-properties fo:text-align="center" style:justify-single-word="false"/>
      <style:text-properties style:font-name="Liberation Serif" fo:font-size="12pt" style:text-underline-style="none" fo:font-weight="normal" officeooo:rsid="002c3e68" officeooo:paragraph-rsid="00c20060" style:font-size-asian="12pt" style:font-weight-asian="normal" style:font-size-complex="12pt" style:font-weight-complex="normal"/>
    </style:style>
    <style:style style:name="P111" style:family="paragraph" style:parent-style-name="Standard">
      <style:paragraph-properties fo:text-align="center" style:justify-single-word="false"/>
      <style:text-properties style:font-name="Liberation Serif" fo:font-size="12pt" style:text-underline-style="none" fo:font-weight="normal" officeooo:rsid="002c3e68" officeooo:paragraph-rsid="00dca49b" style:font-size-asian="12pt" style:font-weight-asian="normal" style:font-size-complex="12pt" style:font-weight-complex="normal"/>
    </style:style>
    <style:style style:name="P112" style:family="paragraph" style:parent-style-name="Standard">
      <style:paragraph-properties fo:text-align="center" style:justify-single-word="false"/>
      <style:text-properties style:font-name="Liberation Serif" fo:font-size="12pt" style:text-underline-style="none" fo:font-weight="normal" officeooo:rsid="000611e5" officeooo:paragraph-rsid="000611e5" style:font-size-asian="12pt" style:font-weight-asian="normal" style:font-size-complex="12pt" style:font-weight-complex="normal"/>
    </style:style>
    <style:style style:name="P113" style:family="paragraph" style:parent-style-name="Standard">
      <style:paragraph-properties fo:text-align="start" style:justify-single-word="false"/>
      <style:text-properties style:font-name="Liberation Serif" fo:font-size="12pt" style:text-underline-style="none" fo:font-weight="normal" officeooo:rsid="000611e5" officeooo:paragraph-rsid="00140c0b" style:font-size-asian="12pt" style:font-weight-asian="normal" style:font-size-complex="12pt" style:font-weight-complex="normal"/>
    </style:style>
    <style:style style:name="P114" style:family="paragraph" style:parent-style-name="Standard">
      <style:paragraph-properties fo:text-align="start" style:justify-single-word="false"/>
      <style:text-properties style:font-name="Liberation Serif" fo:font-size="12pt" style:text-underline-style="none" fo:font-weight="normal" officeooo:rsid="000611e5" officeooo:paragraph-rsid="002431dc" style:font-size-asian="12pt" style:font-weight-asian="normal" style:font-size-complex="12pt" style:font-weight-complex="normal"/>
    </style:style>
    <style:style style:name="P115" style:family="paragraph" style:parent-style-name="Standard">
      <style:paragraph-properties fo:text-align="start" style:justify-single-word="false"/>
      <style:text-properties style:font-name="Liberation Serif" fo:font-size="12pt" style:text-underline-style="none" fo:font-weight="normal" officeooo:rsid="002431dc" officeooo:paragraph-rsid="002431dc" style:font-size-asian="12pt" style:font-weight-asian="normal" style:font-size-complex="12pt" style:font-weight-complex="normal"/>
    </style:style>
    <style:style style:name="P116" style:family="paragraph" style:parent-style-name="Standard">
      <style:paragraph-properties fo:text-align="start" style:justify-single-word="false"/>
      <style:text-properties style:font-name="Liberation Serif" fo:font-size="12pt" style:text-underline-style="none" fo:font-weight="normal" officeooo:rsid="0046354e" officeooo:paragraph-rsid="005ec2cf" style:font-size-asian="12pt" style:font-weight-asian="normal" style:font-size-complex="12pt" style:font-weight-complex="normal"/>
    </style:style>
    <style:style style:name="P117" style:family="paragraph" style:parent-style-name="Standard">
      <style:paragraph-properties fo:text-align="center" style:justify-single-word="false"/>
      <style:text-properties style:font-name="Liberation Serif" fo:font-size="12pt" style:text-underline-style="none" fo:font-weight="normal" officeooo:rsid="00941053" officeooo:paragraph-rsid="00941053" style:font-size-asian="12pt" style:font-weight-asian="normal" style:font-size-complex="12pt" style:font-weight-complex="normal"/>
    </style:style>
    <style:style style:name="P118" style:family="paragraph" style:parent-style-name="Standard">
      <style:paragraph-properties fo:text-align="center" style:justify-single-word="false"/>
      <style:text-properties style:font-name="Liberation Serif" fo:font-size="12pt" style:text-underline-style="none" fo:font-weight="normal" officeooo:rsid="00941053" officeooo:paragraph-rsid="00ac631a" style:font-size-asian="12pt" style:font-weight-asian="normal" style:font-size-complex="12pt" style:font-weight-complex="normal"/>
    </style:style>
    <style:style style:name="P119" style:family="paragraph" style:parent-style-name="Standard">
      <style:paragraph-properties fo:text-align="center" style:justify-single-word="false"/>
      <style:text-properties style:font-name="Liberation Serif" fo:font-size="12pt" style:text-underline-style="none" fo:font-weight="normal" officeooo:rsid="00941053" officeooo:paragraph-rsid="00c18097" style:font-size-asian="12pt" style:font-weight-asian="normal" style:font-size-complex="12pt" style:font-weight-complex="normal"/>
    </style:style>
    <style:style style:name="P120" style:family="paragraph" style:parent-style-name="Standard">
      <style:paragraph-properties fo:text-align="center" style:justify-single-word="false"/>
      <style:text-properties style:font-name="Liberation Serif" fo:font-size="12pt" style:text-underline-style="none" fo:font-weight="normal" officeooo:rsid="00941053" officeooo:paragraph-rsid="00c20060" style:font-size-asian="12pt" style:font-weight-asian="normal" style:font-size-complex="12pt" style:font-weight-complex="normal"/>
    </style:style>
    <style:style style:name="P121" style:family="paragraph" style:parent-style-name="Standard">
      <style:paragraph-properties fo:text-align="start" style:justify-single-word="false"/>
      <style:text-properties style:font-name="Liberation Serif" fo:font-size="12pt" style:text-underline-style="none" fo:font-weight="normal" officeooo:rsid="001804fe" officeooo:paragraph-rsid="001804fe" style:font-size-asian="10.5pt" style:font-weight-asian="normal" style:font-size-complex="12pt" style:font-weight-complex="normal"/>
    </style:style>
    <style:style style:name="P122" style:family="paragraph" style:parent-style-name="Standard">
      <style:paragraph-properties fo:text-align="start" style:justify-single-word="false"/>
      <style:text-properties style:font-name="Liberation Serif" fo:font-size="12pt" style:text-underline-style="none" fo:font-weight="normal" officeooo:rsid="001804fe" officeooo:paragraph-rsid="001f6171" style:font-size-asian="10.5pt" style:font-weight-asian="normal" style:font-size-complex="12pt" style:font-weight-complex="normal"/>
    </style:style>
    <style:style style:name="P123" style:family="paragraph" style:parent-style-name="Standard">
      <style:paragraph-properties fo:text-align="start" style:justify-single-word="false"/>
      <style:text-properties style:font-name="Liberation Serif" fo:font-size="12pt" style:text-underline-style="none" fo:font-weight="normal" officeooo:rsid="001804fe" officeooo:paragraph-rsid="001c957c" style:font-size-asian="10.5pt" style:font-weight-asian="normal" style:font-size-complex="12pt" style:font-weight-complex="normal"/>
    </style:style>
    <style:style style:name="P124" style:family="paragraph" style:parent-style-name="Standard">
      <style:paragraph-properties fo:text-align="start" style:justify-single-word="false"/>
      <style:text-properties style:font-name="Liberation Serif" fo:font-size="12pt" style:text-underline-style="none" fo:font-weight="normal" officeooo:rsid="001804fe" officeooo:paragraph-rsid="001dfdfd" style:font-size-asian="10.5pt" style:font-weight-asian="normal" style:font-size-complex="12pt" style:font-weight-complex="normal"/>
    </style:style>
    <style:style style:name="P125" style:family="paragraph" style:parent-style-name="Standard">
      <style:paragraph-properties fo:text-align="start" style:justify-single-word="false"/>
      <style:text-properties style:font-name="Liberation Serif" fo:font-size="12pt" style:text-underline-style="none" fo:font-weight="normal" officeooo:rsid="00081de4" officeooo:paragraph-rsid="00081de4" style:font-size-asian="10.5pt" style:font-weight-asian="normal" style:font-size-complex="12pt" style:font-weight-complex="normal"/>
    </style:style>
    <style:style style:name="P126" style:family="paragraph" style:parent-style-name="Standard">
      <style:paragraph-properties fo:text-align="start" style:justify-single-word="false"/>
      <style:text-properties style:font-name="Liberation Serif" fo:font-size="12pt" style:text-underline-style="none" fo:font-weight="normal" officeooo:rsid="00081de4" officeooo:paragraph-rsid="0009c32a" style:font-size-asian="10.5pt" style:font-weight-asian="normal" style:font-size-complex="12pt" style:font-weight-complex="normal"/>
    </style:style>
    <style:style style:name="P127" style:family="paragraph" style:parent-style-name="Standard">
      <style:paragraph-properties fo:text-align="start" style:justify-single-word="false"/>
      <style:text-properties style:font-name="Liberation Serif" fo:font-size="12pt" style:text-underline-style="none" fo:font-weight="normal" officeooo:rsid="00081de4" officeooo:paragraph-rsid="000ae0ba" style:font-size-asian="10.5pt" style:font-weight-asian="normal" style:font-size-complex="12pt" style:font-weight-complex="normal"/>
    </style:style>
    <style:style style:name="P128" style:family="paragraph" style:parent-style-name="Standard">
      <style:paragraph-properties fo:text-align="start" style:justify-single-word="false"/>
      <style:text-properties style:font-name="Liberation Serif" fo:font-size="12pt" style:text-underline-style="none" fo:font-weight="normal" officeooo:rsid="00081de4" officeooo:paragraph-rsid="000bd12f" style:font-size-asian="10.5pt" style:font-weight-asian="normal" style:font-size-complex="12pt" style:font-weight-complex="normal"/>
    </style:style>
    <style:style style:name="P129" style:family="paragraph" style:parent-style-name="Standard">
      <style:paragraph-properties fo:text-align="start" style:justify-single-word="false"/>
      <style:text-properties style:font-name="Liberation Serif" fo:font-size="12pt" style:text-underline-style="none" fo:font-weight="normal" officeooo:rsid="00081de4" officeooo:paragraph-rsid="00140c0b" style:font-size-asian="10.5pt" style:font-weight-asian="normal" style:font-size-complex="12pt" style:font-weight-complex="normal"/>
    </style:style>
    <style:style style:name="P130" style:family="paragraph" style:parent-style-name="Standard">
      <style:paragraph-properties fo:text-align="start" style:justify-single-word="false"/>
      <style:text-properties style:font-name="Liberation Serif" fo:font-size="12pt" style:text-underline-style="none" fo:font-weight="normal" officeooo:rsid="00081de4" officeooo:paragraph-rsid="0015e198" style:font-size-asian="10.5pt" style:font-weight-asian="normal" style:font-size-complex="12pt" style:font-weight-complex="normal"/>
    </style:style>
    <style:style style:name="P131" style:family="paragraph" style:parent-style-name="Standard">
      <style:paragraph-properties fo:text-align="start" style:justify-single-word="false"/>
      <style:text-properties style:font-name="Liberation Serif" fo:font-size="12pt" style:text-underline-style="none" fo:font-weight="normal" officeooo:rsid="00081de4" officeooo:paragraph-rsid="002431dc" style:font-size-asian="10.5pt" style:font-weight-asian="normal" style:font-size-complex="12pt" style:font-weight-complex="normal"/>
    </style:style>
    <style:style style:name="P132" style:family="paragraph" style:parent-style-name="Standard">
      <style:paragraph-properties fo:text-align="start" style:justify-single-word="false"/>
      <style:text-properties style:font-name="Liberation Serif" fo:font-size="12pt" style:text-underline-style="none" fo:font-weight="normal" officeooo:rsid="00081de4" officeooo:paragraph-rsid="0063b86d" style:font-size-asian="10.5pt" style:font-weight-asian="normal" style:font-size-complex="12pt" style:font-weight-complex="normal"/>
    </style:style>
    <style:style style:name="P133" style:family="paragraph" style:parent-style-name="Standard">
      <style:paragraph-properties fo:text-align="start" style:justify-single-word="false"/>
      <style:text-properties style:font-name="Liberation Serif" fo:font-size="12pt" style:text-underline-style="none" fo:font-weight="normal" officeooo:rsid="00081de4" officeooo:paragraph-rsid="0007f433" style:font-size-asian="10.5pt" style:font-weight-asian="normal" style:font-size-complex="12pt" style:font-weight-complex="normal"/>
    </style:style>
    <style:style style:name="P134" style:family="paragraph" style:parent-style-name="Standard">
      <style:paragraph-properties fo:text-align="start" style:justify-single-word="false"/>
      <style:text-properties style:font-name="Liberation Serif" fo:font-size="12pt" style:text-underline-style="none" fo:font-weight="normal" officeooo:rsid="00081de4" officeooo:paragraph-rsid="0064c810" style:font-size-asian="10.5pt" style:font-weight-asian="normal" style:font-size-complex="12pt" style:font-weight-complex="normal"/>
    </style:style>
    <style:style style:name="P135" style:family="paragraph" style:parent-style-name="Standard">
      <style:paragraph-properties fo:text-align="start" style:justify-single-word="false"/>
      <style:text-properties style:font-name="Liberation Serif" fo:font-size="12pt" style:text-underline-style="none" fo:font-weight="normal" officeooo:rsid="000beb16" officeooo:paragraph-rsid="000beb16" style:font-size-asian="10.5pt" style:font-weight-asian="normal" style:font-size-complex="12pt" style:font-weight-complex="normal"/>
    </style:style>
    <style:style style:name="P136" style:family="paragraph" style:parent-style-name="Standard">
      <style:paragraph-properties fo:text-align="start" style:justify-single-word="false"/>
      <style:text-properties style:font-name="Liberation Serif" fo:font-size="12pt" style:text-underline-style="none" fo:font-weight="normal" officeooo:rsid="000beb16" officeooo:paragraph-rsid="004e0a94" style:font-size-asian="10.5pt" style:font-weight-asian="normal" style:font-size-complex="12pt" style:font-weight-complex="normal"/>
    </style:style>
    <style:style style:name="P137" style:family="paragraph" style:parent-style-name="Standard">
      <style:paragraph-properties fo:text-align="start" style:justify-single-word="false"/>
      <style:text-properties style:font-name="Liberation Serif" fo:font-size="12pt" style:text-underline-style="none" fo:font-weight="normal" officeooo:rsid="000beb16" officeooo:paragraph-rsid="004f70aa" style:font-size-asian="10.5pt" style:font-weight-asian="normal" style:font-size-complex="12pt" style:font-weight-complex="normal"/>
    </style:style>
    <style:style style:name="P138" style:family="paragraph" style:parent-style-name="Standard">
      <style:paragraph-properties fo:text-align="start" style:justify-single-word="false"/>
      <style:text-properties style:font-name="Liberation Serif" fo:font-size="12pt" style:text-underline-style="none" fo:font-weight="normal" officeooo:rsid="000beb16" officeooo:paragraph-rsid="00527951" style:font-size-asian="10.5pt" style:font-weight-asian="normal" style:font-size-complex="12pt" style:font-weight-complex="normal"/>
    </style:style>
    <style:style style:name="P139" style:family="paragraph" style:parent-style-name="Standard">
      <style:paragraph-properties fo:text-align="start" style:justify-single-word="false"/>
      <style:text-properties style:font-name="Liberation Serif" fo:font-size="12pt" style:text-underline-style="none" fo:font-weight="normal" officeooo:rsid="000beb16" officeooo:paragraph-rsid="005cdb23" style:font-size-asian="10.5pt" style:font-weight-asian="normal" style:font-size-complex="12pt" style:font-weight-complex="normal"/>
    </style:style>
    <style:style style:name="P140" style:family="paragraph" style:parent-style-name="Standard">
      <style:paragraph-properties fo:text-align="start" style:justify-single-word="false"/>
      <style:text-properties style:font-name="Liberation Serif" fo:font-size="12pt" style:text-underline-style="none" fo:font-weight="normal" officeooo:rsid="000beb16" officeooo:paragraph-rsid="0064c810" style:font-size-asian="10.5pt" style:font-weight-asian="normal" style:font-size-complex="12pt" style:font-weight-complex="normal"/>
    </style:style>
    <style:style style:name="P141" style:family="paragraph" style:parent-style-name="Standard">
      <style:paragraph-properties fo:text-align="start" style:justify-single-word="false"/>
      <style:text-properties style:font-name="Liberation Serif" fo:font-size="12pt" style:text-underline-style="none" fo:font-weight="normal" officeooo:rsid="000beb16" officeooo:paragraph-rsid="0065bd30" style:font-size-asian="10.5pt" style:font-weight-asian="normal" style:font-size-complex="12pt" style:font-weight-complex="normal"/>
    </style:style>
    <style:style style:name="P142" style:family="paragraph" style:parent-style-name="Standard">
      <style:paragraph-properties fo:text-align="start" style:justify-single-word="false"/>
      <style:text-properties style:font-name="Liberation Serif" fo:font-size="12pt" style:text-underline-style="none" fo:font-weight="normal" officeooo:rsid="000beb16" officeooo:paragraph-rsid="0066debd" style:font-size-asian="10.5pt" style:font-weight-asian="normal" style:font-size-complex="12pt" style:font-weight-complex="normal"/>
    </style:style>
    <style:style style:name="P143" style:family="paragraph" style:parent-style-name="Standard">
      <style:paragraph-properties fo:text-align="start" style:justify-single-word="false"/>
      <style:text-properties style:font-name="Liberation Serif" fo:font-size="12pt" style:text-underline-style="none" fo:font-weight="normal" officeooo:rsid="000f6eaf" officeooo:paragraph-rsid="000f6eaf" style:font-size-asian="10.5pt" style:font-weight-asian="normal" style:font-size-complex="12pt" style:font-weight-complex="normal"/>
    </style:style>
    <style:style style:name="P144" style:family="paragraph" style:parent-style-name="Standard">
      <style:paragraph-properties fo:text-align="start" style:justify-single-word="false"/>
      <style:text-properties style:font-name="Liberation Serif" fo:font-size="12pt" style:text-underline-style="none" fo:font-weight="normal" officeooo:rsid="000f6eaf" officeooo:paragraph-rsid="0010f148" style:font-size-asian="10.5pt" style:font-weight-asian="normal" style:font-size-complex="12pt" style:font-weight-complex="normal"/>
    </style:style>
    <style:style style:name="P145" style:family="paragraph" style:parent-style-name="Standard">
      <style:paragraph-properties fo:text-align="start" style:justify-single-word="false"/>
      <style:text-properties style:font-name="Liberation Serif" fo:font-size="12pt" style:text-underline-style="none" fo:font-weight="normal" officeooo:rsid="000f6eaf" officeooo:paragraph-rsid="00889376" style:font-size-asian="10.5pt" style:font-weight-asian="normal" style:font-size-complex="12pt" style:font-weight-complex="normal"/>
    </style:style>
    <style:style style:name="P146" style:family="paragraph" style:parent-style-name="Standard">
      <style:paragraph-properties fo:text-align="start" style:justify-single-word="false"/>
      <style:text-properties style:font-name="Liberation Serif" fo:font-size="12pt" style:text-underline-style="none" fo:font-weight="normal" officeooo:rsid="000f6eaf" officeooo:paragraph-rsid="00910175" style:font-size-asian="10.5pt" style:font-weight-asian="normal" style:font-size-complex="12pt" style:font-weight-complex="normal"/>
    </style:style>
    <style:style style:name="P147" style:family="paragraph" style:parent-style-name="Standard">
      <style:paragraph-properties fo:text-align="start" style:justify-single-word="false"/>
      <style:text-properties style:font-name="Liberation Serif" fo:font-size="12pt" style:text-underline-style="none" fo:font-weight="normal" officeooo:rsid="000f6eaf" officeooo:paragraph-rsid="00921cd4" style:font-size-asian="10.5pt" style:font-weight-asian="normal" style:font-size-complex="12pt" style:font-weight-complex="normal"/>
    </style:style>
    <style:style style:name="P148" style:family="paragraph" style:parent-style-name="Standard">
      <style:paragraph-properties fo:text-align="start" style:justify-single-word="false"/>
      <style:text-properties style:font-name="Liberation Serif" fo:font-size="12pt" style:text-underline-style="none" fo:font-weight="normal" officeooo:rsid="000f6eaf" officeooo:paragraph-rsid="0096e211" style:font-size-asian="10.5pt" style:font-weight-asian="normal" style:font-size-complex="12pt" style:font-weight-complex="normal"/>
    </style:style>
    <style:style style:name="P149" style:family="paragraph" style:parent-style-name="Standard">
      <style:paragraph-properties fo:text-align="start" style:justify-single-word="false"/>
      <style:text-properties style:font-name="Liberation Serif" fo:font-size="12pt" style:text-underline-style="none" fo:font-weight="normal" officeooo:rsid="000f6eaf" officeooo:paragraph-rsid="009ccc76" style:font-size-asian="10.5pt" style:font-weight-asian="normal" style:font-size-complex="12pt" style:font-weight-complex="normal"/>
    </style:style>
    <style:style style:name="P150" style:family="paragraph" style:parent-style-name="Standard">
      <style:paragraph-properties fo:text-align="start" style:justify-single-word="false"/>
      <style:text-properties style:font-name="Liberation Serif" fo:font-size="12pt" style:text-underline-style="none" fo:font-weight="normal" officeooo:rsid="000f6eaf" officeooo:paragraph-rsid="00a36996" style:font-size-asian="10.5pt" style:font-weight-asian="normal" style:font-size-complex="12pt" style:font-weight-complex="normal"/>
    </style:style>
    <style:style style:name="P151" style:family="paragraph" style:parent-style-name="Standard">
      <style:paragraph-properties fo:text-align="start" style:justify-single-word="false"/>
      <style:text-properties style:font-name="Liberation Serif" fo:font-size="12pt" style:text-underline-style="none" fo:font-weight="normal" officeooo:rsid="000f6eaf" officeooo:paragraph-rsid="00ac631a" style:font-size-asian="10.5pt" style:font-weight-asian="normal" style:font-size-complex="12pt" style:font-weight-complex="normal"/>
    </style:style>
    <style:style style:name="P152" style:family="paragraph" style:parent-style-name="Standard">
      <style:paragraph-properties fo:text-align="start" style:justify-single-word="false"/>
      <style:text-properties style:font-name="Liberation Serif" fo:font-size="12pt" style:text-underline-style="none" fo:font-weight="normal" officeooo:rsid="000f6eaf" officeooo:paragraph-rsid="00be9893" style:font-size-asian="10.5pt" style:font-weight-asian="normal" style:font-size-complex="12pt" style:font-weight-complex="normal"/>
    </style:style>
    <style:style style:name="P153" style:family="paragraph" style:parent-style-name="Standard">
      <style:paragraph-properties fo:text-align="start" style:justify-single-word="false"/>
      <style:text-properties style:font-name="Liberation Serif" fo:font-size="12pt" style:text-underline-style="none" fo:font-weight="normal" officeooo:rsid="000f6eaf" officeooo:paragraph-rsid="00c18097" style:font-size-asian="10.5pt" style:font-weight-asian="normal" style:font-size-complex="12pt" style:font-weight-complex="normal"/>
    </style:style>
    <style:style style:name="P154" style:family="paragraph" style:parent-style-name="Standard">
      <style:paragraph-properties fo:text-align="start" style:justify-single-word="false"/>
      <style:text-properties style:font-name="Liberation Serif" fo:font-size="12pt" style:text-underline-style="none" fo:font-weight="normal" officeooo:rsid="000f6eaf" officeooo:paragraph-rsid="00c20060" style:font-size-asian="10.5pt" style:font-weight-asian="normal" style:font-size-complex="12pt" style:font-weight-complex="normal"/>
    </style:style>
    <style:style style:name="P155" style:family="paragraph" style:parent-style-name="Standard">
      <style:paragraph-properties fo:text-align="start" style:justify-single-word="false"/>
      <style:text-properties style:font-name="Liberation Serif" fo:font-size="12pt" style:text-underline-style="none" fo:font-weight="normal" officeooo:rsid="000f6eaf" officeooo:paragraph-rsid="00dca49b" style:font-size-asian="10.5pt" style:font-weight-asian="normal" style:font-size-complex="12pt" style:font-weight-complex="normal"/>
    </style:style>
    <style:style style:name="P156" style:family="paragraph" style:parent-style-name="Standard">
      <style:paragraph-properties fo:text-align="start" style:justify-single-word="false"/>
      <style:text-properties style:font-name="Liberation Serif" fo:font-size="12pt" style:text-underline-style="none" fo:font-weight="normal" officeooo:rsid="00017eb6" officeooo:paragraph-rsid="00017eb6" style:font-size-asian="10.5pt" style:font-weight-asian="normal" style:font-size-complex="12pt" style:font-weight-complex="normal"/>
    </style:style>
    <style:style style:name="P157" style:family="paragraph" style:parent-style-name="Standard">
      <style:paragraph-properties fo:text-align="start" style:justify-single-word="false"/>
      <style:text-properties style:font-name="Liberation Serif" fo:font-size="12pt" style:text-underline-style="none" fo:font-weight="normal" officeooo:rsid="00140c0b" officeooo:paragraph-rsid="00140c0b" style:font-size-asian="10.5pt" style:font-weight-asian="normal" style:font-size-complex="12pt" style:font-weight-complex="normal"/>
    </style:style>
    <style:style style:name="P158" style:family="paragraph" style:parent-style-name="Standard">
      <style:paragraph-properties fo:text-align="start" style:justify-single-word="false"/>
      <style:text-properties style:font-name="Liberation Serif" fo:font-size="12pt" style:text-underline-style="none" fo:font-weight="normal" officeooo:rsid="001b3cc2" officeooo:paragraph-rsid="001b3cc2" style:font-size-asian="10.5pt" style:font-weight-asian="normal" style:font-size-complex="12pt" style:font-weight-complex="normal"/>
    </style:style>
    <style:style style:name="P159" style:family="paragraph" style:parent-style-name="Standard">
      <style:paragraph-properties fo:text-align="start" style:justify-single-word="false"/>
      <style:text-properties style:font-name="Liberation Serif" fo:font-size="12pt" style:text-underline-style="none" fo:font-weight="normal" officeooo:rsid="0027516f" officeooo:paragraph-rsid="0027516f" style:font-size-asian="10.5pt" style:font-weight-asian="normal" style:font-size-complex="12pt" style:font-weight-complex="normal"/>
    </style:style>
    <style:style style:name="P160" style:family="paragraph" style:parent-style-name="Standard">
      <style:paragraph-properties fo:text-align="start" style:justify-single-word="false"/>
      <style:text-properties style:font-name="Liberation Serif" fo:font-size="12pt" style:text-underline-style="none" fo:font-weight="normal" officeooo:rsid="003cd920" officeooo:paragraph-rsid="0063b86d" style:font-size-asian="10.5pt" style:font-weight-asian="normal" style:font-size-complex="12pt" style:font-weight-complex="normal"/>
    </style:style>
    <style:style style:name="P161" style:family="paragraph" style:parent-style-name="Standard">
      <style:paragraph-properties fo:text-align="start" style:justify-single-word="false"/>
      <style:text-properties style:font-name="Liberation Serif" fo:font-size="12pt" style:text-underline-style="none" fo:font-weight="normal" officeooo:rsid="0007f433" officeooo:paragraph-rsid="0063b86d" style:font-size-asian="10.5pt" style:font-weight-asian="normal" style:font-size-complex="12pt" style:font-weight-complex="normal"/>
    </style:style>
    <style:style style:name="P162" style:family="paragraph" style:parent-style-name="Standard">
      <style:paragraph-properties fo:text-align="start" style:justify-single-word="false"/>
      <style:text-properties style:font-name="Liberation Serif" fo:font-size="12pt" style:text-underline-style="none" fo:font-weight="normal" officeooo:rsid="004fdd42" officeooo:paragraph-rsid="0065bd30" style:font-size-asian="10.5pt" style:font-weight-asian="normal" style:font-size-complex="12pt" style:font-weight-complex="normal"/>
    </style:style>
    <style:style style:name="P163" style:family="paragraph" style:parent-style-name="Standard">
      <style:paragraph-properties fo:text-align="start" style:justify-single-word="false"/>
      <style:text-properties style:font-name="Liberation Serif" fo:font-size="12pt" style:text-underline-style="none" fo:font-weight="normal" officeooo:rsid="006cd271" officeooo:paragraph-rsid="006cd271" style:font-size-asian="10.5pt" style:font-weight-asian="normal" style:font-size-complex="12pt" style:font-weight-complex="normal"/>
    </style:style>
    <style:style style:name="P164" style:family="paragraph" style:parent-style-name="Standard">
      <style:paragraph-properties fo:text-align="start" style:justify-single-word="false"/>
      <style:text-properties style:font-name="Liberation Serif" fo:font-size="12pt" style:text-underline-style="none" fo:font-weight="normal" officeooo:rsid="00a97cd9" officeooo:paragraph-rsid="0010f148" style:font-size-asian="10.5pt" style:font-weight-asian="normal" style:font-size-complex="12pt" style:font-weight-complex="normal"/>
    </style:style>
    <style:style style:name="P165" style:family="paragraph" style:parent-style-name="Standard">
      <style:paragraph-properties fo:text-align="start" style:justify-single-word="false"/>
      <style:text-properties style:font-name="Liberation Serif" fo:font-size="12pt" style:text-underline-style="solid" style:text-underline-width="auto" style:text-underline-color="font-color" fo:font-weight="normal" officeooo:rsid="00017eb6" officeooo:paragraph-rsid="00017eb6" style:font-size-asian="10.5pt" style:font-weight-asian="normal" style:font-size-complex="12pt" style:font-weight-complex="normal"/>
    </style:style>
    <style:style style:name="P166" style:family="paragraph" style:parent-style-name="Standard">
      <style:paragraph-properties fo:text-align="center" style:justify-single-word="false"/>
      <style:text-properties style:font-name="Liberation Serif" fo:font-size="12pt" fo:font-style="normal" style:text-underline-style="none" fo:font-weight="normal" officeooo:rsid="00941053" officeooo:paragraph-rsid="00c18097" style:font-size-asian="12pt" style:font-style-asian="normal" style:font-weight-asian="normal" style:font-size-complex="12pt" style:font-style-complex="normal" style:font-weight-complex="normal"/>
    </style:style>
    <style:style style:name="P167" style:family="paragraph" style:parent-style-name="Standard">
      <style:paragraph-properties fo:text-align="center" style:justify-single-word="false"/>
      <style:text-properties style:font-name="Liberation Serif" fo:font-size="12pt" fo:font-style="normal" style:text-underline-style="none" fo:font-weight="normal" officeooo:rsid="00941053" officeooo:paragraph-rsid="00c20060" style:font-size-asian="12pt" style:font-style-asian="normal" style:font-weight-asian="normal" style:font-size-complex="12pt" style:font-style-complex="normal" style:font-weight-complex="normal"/>
    </style:style>
    <style:style style:name="P168" style:family="paragraph" style:parent-style-name="Standard">
      <style:paragraph-properties fo:text-align="start" style:justify-single-word="false"/>
      <style:text-properties style:font-name="Liberation Serif" officeooo:paragraph-rsid="003ee96b"/>
    </style:style>
    <style:style style:name="P169" style:family="paragraph" style:parent-style-name="Standard">
      <style:paragraph-properties fo:text-align="start" style:justify-single-word="false"/>
      <style:text-properties style:font-name="Liberation Serif" officeooo:paragraph-rsid="000beb16"/>
    </style:style>
    <style:style style:name="P170" style:family="paragraph" style:parent-style-name="Standard">
      <style:paragraph-properties fo:text-align="start" style:justify-single-word="false"/>
      <style:text-properties style:font-name="Liberation Serif" officeooo:paragraph-rsid="0064c810"/>
    </style:style>
    <style:style style:name="P171" style:family="paragraph" style:parent-style-name="Standard">
      <style:paragraph-properties fo:text-align="start" style:justify-single-word="false">
        <style:tab-stops>
          <style:tab-stop style:position="0in"/>
        </style:tab-stops>
      </style:paragraph-properties>
      <style:text-properties officeooo:paragraph-rsid="0071c385"/>
    </style:style>
    <style:style style:name="P172" style:family="paragraph" style:parent-style-name="Standard">
      <style:paragraph-properties fo:text-align="start" style:justify-single-word="false"/>
      <style:text-properties officeooo:paragraph-rsid="00c20060"/>
    </style:style>
    <style:style style:name="P173" style:family="paragraph" style:parent-style-name="Standard">
      <style:paragraph-properties fo:text-align="start" style:justify-single-word="false"/>
      <style:text-properties fo:font-variant="normal" fo:text-transform="none" fo:color="#212121" loext:opacity="100%" style:font-name="Inter" fo:font-size="9pt" fo:letter-spacing="normal" fo:font-style="normal" fo:font-weight="normal" officeooo:paragraph-rsid="007e6070"/>
    </style:style>
    <style:style style:name="P174" style:family="paragraph" style:parent-style-name="Standard">
      <style:paragraph-properties fo:text-align="start" style:justify-single-word="false"/>
      <style:text-properties fo:font-variant="normal" fo:text-transform="none" fo:color="#212121" loext:opacity="100%" style:font-name="Inter" fo:font-size="9pt" fo:letter-spacing="normal" fo:font-style="normal" fo:font-weight="normal" officeooo:paragraph-rsid="00ac631a"/>
    </style:style>
    <style:style style:name="P175" style:family="paragraph" style:parent-style-name="Standard">
      <style:paragraph-properties fo:text-align="start" style:justify-single-word="false"/>
      <style:text-properties fo:font-variant="normal" fo:text-transform="none" fo:color="#212121" loext:opacity="100%" style:font-name="Liberation Serif" fo:font-size="12pt" fo:letter-spacing="normal" fo:font-style="normal" fo:font-weight="normal" officeooo:paragraph-rsid="007e6070" style:font-size-asian="12pt" style:font-size-complex="12pt"/>
    </style:style>
    <style:style style:name="P176" style:family="paragraph" style:parent-style-name="Standard">
      <style:paragraph-properties fo:text-align="start" style:justify-single-word="false"/>
      <style:text-properties fo:font-variant="normal" fo:text-transform="none" fo:color="#212121" loext:opacity="100%" style:font-name="Liberation Serif" fo:font-size="12pt" fo:letter-spacing="normal" fo:font-style="normal" fo:font-weight="normal" officeooo:paragraph-rsid="009e45dd" style:font-size-asian="12pt" style:font-size-complex="12pt"/>
    </style:style>
    <style:style style:name="P177" style:family="paragraph" style:parent-style-name="Standard">
      <style:paragraph-properties fo:text-align="start" style:justify-single-word="false"/>
      <style:text-properties fo:font-variant="normal" fo:text-transform="none" fo:color="#212121" loext:opacity="100%" style:font-name="Liberation Serif" fo:font-size="12pt" fo:letter-spacing="normal" fo:font-style="normal" fo:font-weight="normal" officeooo:paragraph-rsid="00a36996" style:font-size-asian="12pt" style:font-size-complex="12pt"/>
    </style:style>
    <style:style style:name="P178" style:family="paragraph" style:parent-style-name="Standard">
      <style:paragraph-properties fo:text-align="start" style:justify-single-word="false"/>
      <style:text-properties fo:font-variant="normal" fo:text-transform="none" fo:color="#212121" loext:opacity="100%" style:font-name="Liberation Serif" fo:font-size="12pt" fo:letter-spacing="normal" fo:font-style="normal" fo:font-weight="normal" officeooo:paragraph-rsid="00ac631a" style:font-size-asian="12pt" style:font-size-complex="12pt"/>
    </style:style>
    <style:style style:name="P179" style:family="paragraph" style:parent-style-name="Standard">
      <style:paragraph-properties fo:text-align="start" style:justify-single-word="false"/>
      <style:text-properties fo:font-variant="normal" fo:text-transform="none" fo:color="#212121" loext:opacity="100%" style:font-name="Liberation Serif" fo:font-size="12pt" fo:letter-spacing="normal" fo:font-style="normal" fo:font-weight="normal" officeooo:paragraph-rsid="00be9893" style:font-size-asian="12pt" style:font-size-complex="12pt"/>
    </style:style>
    <style:style style:name="P180" style:family="paragraph" style:parent-style-name="Standard">
      <style:paragraph-properties fo:text-align="start" style:justify-single-word="false"/>
      <style:text-properties fo:font-variant="normal" fo:text-transform="none" fo:color="#212121" loext:opacity="100%" style:font-name="Liberation Serif" fo:font-size="12pt" fo:letter-spacing="normal" fo:font-style="normal" fo:font-weight="normal" officeooo:paragraph-rsid="00c20060" style:font-size-asian="12pt" style:font-size-complex="12pt"/>
    </style:style>
    <style:style style:name="P181"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normal" fo:font-weight="normal" officeooo:paragraph-rsid="00921cd4" style:font-size-asian="12pt" style:font-size-complex="12pt"/>
    </style:style>
    <style:style style:name="P182"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normal" fo:font-weight="normal" officeooo:paragraph-rsid="009e45dd" style:font-size-asian="12pt" style:font-size-complex="12pt"/>
    </style:style>
    <style:style style:name="P183"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normal" fo:font-weight="normal" officeooo:paragraph-rsid="00a36996" style:font-size-asian="12pt" style:font-size-complex="12pt"/>
    </style:style>
    <style:style style:name="P184"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normal" fo:font-weight="normal" officeooo:paragraph-rsid="00ac631a" style:font-size-asian="12pt" style:font-size-complex="12pt"/>
    </style:style>
    <style:style style:name="P185"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normal" fo:font-weight="normal" officeooo:paragraph-rsid="00c18097" style:font-size-asian="12pt" style:font-size-complex="12pt"/>
    </style:style>
    <style:style style:name="P186"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normal" fo:font-weight="normal" officeooo:paragraph-rsid="00c20060" style:font-size-asian="12pt" style:font-size-complex="12pt"/>
    </style:style>
    <style:style style:name="P187" style:family="paragraph" style:parent-style-name="Standard">
      <style:paragraph-properties fo:text-align="start" style:justify-single-word="false"/>
      <style:text-properties fo:font-variant="normal" fo:text-transform="none" fo:color="#212121" loext:opacity="100%" style:font-name="Liberation Serif" fo:font-size="12pt" fo:letter-spacing="normal" fo:font-style="normal" fo:font-weight="normal" officeooo:rsid="00d9de91" officeooo:paragraph-rsid="00dca49b" style:font-size-asian="12pt" style:font-size-complex="12pt"/>
    </style:style>
    <style:style style:name="P188"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normal" style:text-underline-style="none" fo:font-weight="normal" officeooo:rsid="00950782" officeooo:paragraph-rsid="00ac631a" fo:background-color="#fffffe" style:font-size-asian="12pt" style:font-style-asian="normal" style:font-weight-asian="normal" style:font-size-complex="12pt" style:font-style-complex="normal" style:font-weight-complex="normal"/>
    </style:style>
    <style:style style:name="P189"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normal" style:text-underline-style="none" fo:font-weight="normal" officeooo:rsid="00950782" officeooo:paragraph-rsid="00c18097" fo:background-color="#fffffe" style:font-size-asian="12pt" style:font-style-asian="normal" style:font-weight-asian="normal" style:font-size-complex="12pt" style:font-style-complex="normal" style:font-weight-complex="normal"/>
    </style:style>
    <style:style style:name="P190"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normal" style:text-underline-style="none" fo:font-weight="normal" officeooo:rsid="00950782" officeooo:paragraph-rsid="00c20060" fo:background-color="#fffffe" style:font-size-asian="12pt" style:font-style-asian="normal" style:font-weight-asian="normal" style:font-size-complex="12pt" style:font-style-complex="normal" style:font-weight-complex="normal"/>
    </style:style>
    <style:style style:name="P191" style:family="paragraph" style:parent-style-name="Standard">
      <style:paragraph-properties fo:text-align="start" style:justify-single-word="false"/>
      <style:text-properties fo:font-variant="normal" fo:text-transform="none" fo:color="#212121" loext:opacity="100%" style:font-name="Liberation Serif" fo:font-size="12pt" fo:letter-spacing="normal" fo:font-style="normal" style:text-underline-style="none" fo:font-weight="normal" officeooo:rsid="00950782" officeooo:paragraph-rsid="00c18097" fo:background-color="#fffffe" style:font-size-asian="12pt" style:font-style-asian="normal" style:font-weight-asian="normal" style:font-size-complex="12pt" style:font-style-complex="normal" style:font-weight-complex="normal"/>
    </style:style>
    <style:style style:name="P192"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italic" style:text-underline-style="none" fo:font-weight="normal" officeooo:rsid="002c3e68" officeooo:paragraph-rsid="008b9dde" fo:background-color="#fffffe" style:font-size-asian="12pt" style:font-style-asian="italic" style:font-weight-asian="normal" style:font-size-complex="12pt" style:font-style-complex="italic" style:font-weight-complex="normal"/>
    </style:style>
    <style:style style:name="P193"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italic" style:text-underline-style="none" fo:font-weight="normal" officeooo:rsid="002c3e68" officeooo:paragraph-rsid="009e45dd" fo:background-color="#fffffe" style:font-size-asian="12pt" style:font-style-asian="italic" style:font-weight-asian="normal" style:font-size-complex="12pt" style:font-style-complex="italic" style:font-weight-complex="normal"/>
    </style:style>
    <style:style style:name="P194"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italic" style:text-underline-style="none" fo:font-weight="normal" officeooo:rsid="002c3e68" officeooo:paragraph-rsid="00ac631a" fo:background-color="#fffffe" style:font-size-asian="12pt" style:font-style-asian="italic" style:font-weight-asian="normal" style:font-size-complex="12pt" style:font-style-complex="italic" style:font-weight-complex="normal"/>
    </style:style>
    <style:style style:name="P195"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italic" style:text-underline-style="none" fo:font-weight="normal" officeooo:rsid="002c3e68" officeooo:paragraph-rsid="00a36996" fo:background-color="#fffffe" style:font-size-asian="12pt" style:font-style-asian="italic" style:font-weight-asian="normal" style:font-size-complex="12pt" style:font-style-complex="italic" style:font-weight-complex="normal"/>
    </style:style>
    <style:style style:name="P196"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italic" style:text-underline-style="none" fo:font-weight="normal" officeooo:rsid="002c3e68" officeooo:paragraph-rsid="00be9893" fo:background-color="#fffffe" style:font-size-asian="12pt" style:font-style-asian="italic" style:font-weight-asian="normal" style:font-size-complex="12pt" style:font-style-complex="italic" style:font-weight-complex="normal"/>
    </style:style>
    <style:style style:name="P197"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italic" style:text-underline-style="none" fo:font-weight="normal" officeooo:rsid="002c3e68" officeooo:paragraph-rsid="00c20060" fo:background-color="#fffffe" style:font-size-asian="12pt" style:font-style-asian="italic" style:font-weight-asian="normal" style:font-size-complex="12pt" style:font-style-complex="italic" style:font-weight-complex="normal"/>
    </style:style>
    <style:style style:name="P198"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italic" style:text-underline-style="none" fo:font-weight="normal" officeooo:rsid="002c3e68" officeooo:paragraph-rsid="00d81025" fo:background-color="#fffffe" style:font-size-asian="12pt" style:font-style-asian="italic" style:font-weight-asian="normal" style:font-size-complex="12pt" style:font-style-complex="italic" style:font-weight-complex="normal"/>
    </style:style>
    <style:style style:name="P199"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italic" style:text-underline-style="none" fo:font-weight="normal" officeooo:rsid="002c3e68" officeooo:paragraph-rsid="00dca49b" fo:background-color="#fffffe" style:font-size-asian="12pt" style:font-style-asian="italic" style:font-weight-asian="normal" style:font-size-complex="12pt" style:font-style-complex="italic" style:font-weight-complex="normal"/>
    </style:style>
    <style:style style:name="P200" style:family="paragraph" style:parent-style-name="Standard">
      <style:paragraph-properties fo:text-align="start" style:justify-single-word="false"/>
      <style:text-properties fo:font-variant="normal" fo:text-transform="none" fo:color="#212121" loext:opacity="100%" style:font-name="Liberation Serif" fo:font-size="12pt" fo:letter-spacing="normal" fo:font-style="italic" style:text-underline-style="none" fo:font-weight="normal" officeooo:rsid="002c3e68" officeooo:paragraph-rsid="00b8d30e" fo:background-color="#fffffe" style:font-size-asian="12pt" style:font-style-asian="italic" style:font-weight-asian="normal" style:font-size-complex="12pt" style:font-style-complex="italic" style:font-weight-complex="normal"/>
    </style:style>
    <style:style style:name="P201" style:family="paragraph" style:parent-style-name="Standard">
      <style:paragraph-properties fo:text-align="start" style:justify-single-word="false"/>
      <style:text-properties fo:font-variant="normal" fo:text-transform="none" fo:color="#212121" loext:opacity="100%" style:font-name="Liberation Serif" fo:font-size="12pt" fo:letter-spacing="normal" fo:font-style="italic" style:text-underline-style="none" fo:font-weight="normal" officeooo:rsid="002c3e68" officeooo:paragraph-rsid="00817ea1" fo:background-color="#fffffe" style:font-size-asian="12pt" style:font-style-asian="italic" style:font-weight-asian="normal" style:font-size-complex="12pt" style:font-style-complex="italic" style:font-weight-complex="normal"/>
    </style:style>
    <style:style style:name="P202"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italic" style:text-underline-style="none" fo:font-weight="normal" officeooo:rsid="00941053" officeooo:paragraph-rsid="00941053" fo:background-color="#fffffe" style:font-size-asian="12pt" style:font-style-asian="italic" style:font-weight-asian="normal" style:font-size-complex="12pt" style:font-style-complex="italic" style:font-weight-complex="normal"/>
    </style:style>
    <style:style style:name="P203"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italic" style:text-underline-style="none" fo:font-weight="normal" officeooo:rsid="00941053" officeooo:paragraph-rsid="00ac631a" fo:background-color="#fffffe" style:font-size-asian="12pt" style:font-style-asian="italic" style:font-weight-asian="normal" style:font-size-complex="12pt" style:font-style-complex="italic" style:font-weight-complex="normal"/>
    </style:style>
    <style:style style:name="P204"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italic" style:text-underline-style="none" fo:font-weight="normal" officeooo:rsid="00941053" officeooo:paragraph-rsid="00c18097" fo:background-color="#fffffe" style:font-size-asian="12pt" style:font-style-asian="italic" style:font-weight-asian="normal" style:font-size-complex="12pt" style:font-style-complex="italic" style:font-weight-complex="normal"/>
    </style:style>
    <style:style style:name="P205"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italic" style:text-underline-style="none" fo:font-weight="normal" officeooo:rsid="00941053" officeooo:paragraph-rsid="00c20060" fo:background-color="#fffffe" style:font-size-asian="12pt" style:font-style-asian="italic" style:font-weight-asian="normal" style:font-size-complex="12pt" style:font-style-complex="italic" style:font-weight-complex="normal"/>
    </style:style>
    <style:style style:name="P206"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italic" fo:font-weight="normal" officeooo:paragraph-rsid="007e6070" style:font-size-asian="12pt" style:font-style-asian="italic" style:font-size-complex="12pt" style:font-style-complex="italic"/>
    </style:style>
    <style:style style:name="P207"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italic" fo:font-weight="normal" officeooo:paragraph-rsid="009e45dd" style:font-size-asian="12pt" style:font-style-asian="italic" style:font-size-complex="12pt" style:font-style-complex="italic"/>
    </style:style>
    <style:style style:name="P208"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italic" fo:font-weight="normal" officeooo:paragraph-rsid="00a36996" style:font-size-asian="12pt" style:font-style-asian="italic" style:font-size-complex="12pt" style:font-style-complex="italic"/>
    </style:style>
    <style:style style:name="P209"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italic" fo:font-weight="normal" officeooo:paragraph-rsid="00ac631a" style:font-size-asian="12pt" style:font-style-asian="italic" style:font-size-complex="12pt" style:font-style-complex="italic"/>
    </style:style>
    <style:style style:name="P210"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italic" fo:font-weight="normal" officeooo:paragraph-rsid="00be9893" style:font-size-asian="12pt" style:font-style-asian="italic" style:font-size-complex="12pt" style:font-style-complex="italic"/>
    </style:style>
    <style:style style:name="P211"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italic" fo:font-weight="normal" officeooo:paragraph-rsid="00c20060" style:font-size-asian="12pt" style:font-style-asian="italic" style:font-size-complex="12pt" style:font-style-complex="italic"/>
    </style:style>
    <style:style style:name="P212"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italic" fo:font-weight="normal" officeooo:paragraph-rsid="00dca49b" style:font-size-asian="12pt" style:font-style-asian="italic" style:font-size-complex="12pt" style:font-style-complex="italic"/>
    </style:style>
    <style:style style:name="P213"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italic" fo:font-weight="normal" officeooo:paragraph-rsid="00b5f856" fo:background-color="#fffffe" style:font-size-asian="12pt" style:font-style-asian="italic" style:font-size-complex="12pt" style:font-style-complex="italic"/>
    </style:style>
    <style:style style:name="P214"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italic" fo:font-weight="normal" officeooo:paragraph-rsid="00c20060" fo:background-color="#fffffe" style:font-size-asian="12pt" style:font-style-asian="italic" style:font-size-complex="12pt" style:font-style-complex="italic"/>
    </style:style>
    <style:style style:name="P215" style:family="paragraph" style:parent-style-name="Standard">
      <style:paragraph-properties fo:text-align="center" style:justify-single-word="false"/>
      <style:text-properties fo:font-variant="normal" fo:text-transform="none" fo:color="#000000" loext:opacity="100%" style:font-name="Liberation Serif" fo:font-size="12pt" fo:letter-spacing="normal" fo:font-style="normal" style:text-underline-style="none" fo:font-weight="normal" officeooo:rsid="002c3e68" officeooo:paragraph-rsid="00817ea1" fo:background-color="#fffffe" style:font-size-asian="12pt" style:font-weight-asian="normal" style:font-size-complex="12pt" style:font-weight-complex="normal"/>
    </style:style>
    <style:style style:name="P216" style:family="paragraph" style:parent-style-name="Standard">
      <style:paragraph-properties fo:text-align="center" style:justify-single-word="false"/>
      <style:text-properties fo:font-variant="normal" fo:text-transform="none" fo:color="#000000" loext:opacity="100%" style:font-name="Liberation Serif" fo:font-size="12pt" fo:letter-spacing="normal" fo:font-style="normal" style:text-underline-style="none" fo:font-weight="normal" officeooo:rsid="002c3e68" officeooo:paragraph-rsid="00921cd4" fo:background-color="#fffffe" style:font-size-asian="12pt" style:font-weight-asian="normal" style:font-size-complex="12pt" style:font-weight-complex="normal"/>
    </style:style>
    <style:style style:name="P217" style:family="paragraph" style:parent-style-name="Standard">
      <style:paragraph-properties fo:text-align="center" style:justify-single-word="false"/>
      <style:text-properties fo:font-variant="normal" fo:text-transform="none" fo:color="#000000" loext:opacity="100%" style:font-name="Liberation Serif" fo:font-size="12pt" fo:letter-spacing="normal" fo:font-style="normal" style:text-underline-style="none" fo:font-weight="normal" officeooo:rsid="002c3e68" officeooo:paragraph-rsid="00ac631a" fo:background-color="#fffffe" style:font-size-asian="12pt" style:font-weight-asian="normal" style:font-size-complex="12pt" style:font-weight-complex="normal"/>
    </style:style>
    <style:style style:name="P218" style:family="paragraph" style:parent-style-name="Standard">
      <style:paragraph-properties fo:text-align="center" style:justify-single-word="false"/>
      <style:text-properties fo:font-variant="normal" fo:text-transform="none" fo:color="#000000" loext:opacity="100%" style:font-name="Liberation Serif" fo:font-size="12pt" fo:letter-spacing="normal" fo:font-style="normal" style:text-underline-style="none" fo:font-weight="normal" officeooo:rsid="002c3e68" officeooo:paragraph-rsid="00be9893" fo:background-color="#fffffe" style:font-size-asian="12pt" style:font-weight-asian="normal" style:font-size-complex="12pt" style:font-weight-complex="normal"/>
    </style:style>
    <style:style style:name="P219" style:family="paragraph" style:parent-style-name="Standard">
      <style:paragraph-properties fo:text-align="center" style:justify-single-word="false"/>
      <style:text-properties fo:font-variant="normal" fo:text-transform="none" fo:color="#000000" loext:opacity="100%" style:font-name="Liberation Serif" fo:font-size="12pt" fo:letter-spacing="normal" fo:font-style="normal" style:text-underline-style="none" fo:font-weight="normal" officeooo:rsid="002c3e68" officeooo:paragraph-rsid="00c18097" fo:background-color="#fffffe" style:font-size-asian="12pt" style:font-weight-asian="normal" style:font-size-complex="12pt" style:font-weight-complex="normal"/>
    </style:style>
    <style:style style:name="P220" style:family="paragraph" style:parent-style-name="Standard">
      <style:paragraph-properties fo:text-align="center" style:justify-single-word="false"/>
      <style:text-properties fo:font-variant="normal" fo:text-transform="none" fo:color="#000000" loext:opacity="100%" style:font-name="Liberation Serif" fo:font-size="12pt" fo:letter-spacing="normal" fo:font-style="normal" style:text-underline-style="none" fo:font-weight="normal" officeooo:rsid="002c3e68" officeooo:paragraph-rsid="00c20060" fo:background-color="#fffffe" style:font-size-asian="12pt" style:font-weight-asian="normal" style:font-size-complex="12pt" style:font-weight-complex="normal"/>
    </style:style>
    <style:style style:name="P221"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font-style="normal" style:text-underline-style="none" fo:font-weight="normal" officeooo:rsid="002c3e68" officeooo:paragraph-rsid="00817ea1" fo:background-color="#fffffe" style:font-size-asian="12pt" style:font-weight-asian="normal" style:font-size-complex="12pt" style:font-weight-complex="normal"/>
    </style:style>
    <style:style style:name="P222"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font-style="normal" style:text-underline-style="none" fo:font-weight="normal" officeooo:rsid="002c3e68" officeooo:paragraph-rsid="00921cd4" fo:background-color="#fffffe" style:font-size-asian="12pt" style:font-weight-asian="normal" style:font-size-complex="12pt" style:font-weight-complex="normal"/>
    </style:style>
    <style:style style:name="P223"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font-style="normal" style:text-underline-style="none" fo:font-weight="normal" officeooo:rsid="002c3e68" officeooo:paragraph-rsid="00ac631a" fo:background-color="#fffffe" style:font-size-asian="12pt" style:font-weight-asian="normal" style:font-size-complex="12pt" style:font-weight-complex="normal"/>
    </style:style>
    <style:style style:name="P224"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font-style="normal" style:text-underline-style="none" fo:font-weight="normal" officeooo:rsid="002c3e68" officeooo:paragraph-rsid="00be9893" fo:background-color="#fffffe" style:font-size-asian="12pt" style:font-weight-asian="normal" style:font-size-complex="12pt" style:font-weight-complex="normal"/>
    </style:style>
    <style:style style:name="P225"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font-style="normal" style:text-underline-style="none" fo:font-weight="normal" officeooo:rsid="002c3e68" officeooo:paragraph-rsid="00c18097" fo:background-color="#fffffe" style:font-size-asian="12pt" style:font-weight-asian="normal" style:font-size-complex="12pt" style:font-weight-complex="normal"/>
    </style:style>
    <style:style style:name="P226"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font-style="normal" style:text-underline-style="none" fo:font-weight="normal" officeooo:rsid="002c3e68" officeooo:paragraph-rsid="00c20060" fo:background-color="#fffffe" style:font-size-asian="12pt" style:font-weight-asian="normal" style:font-size-complex="12pt" style:font-weight-complex="normal"/>
    </style:style>
    <style:style style:name="P227"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font-style="normal" style:text-underline-style="none" fo:font-weight="normal" officeooo:rsid="00950782" officeooo:paragraph-rsid="00c20060" fo:background-color="#fffffe" style:font-size-asian="12pt" style:font-style-asian="normal" style:font-weight-asian="normal" style:font-size-complex="12pt" style:font-style-complex="normal" style:font-weight-complex="normal"/>
    </style:style>
    <style:style style:name="P228"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font-style="italic" style:text-underline-style="none" fo:font-weight="normal" officeooo:rsid="002c3e68" officeooo:paragraph-rsid="009e45dd" fo:background-color="#fffffe" style:font-size-asian="12pt" style:font-style-asian="italic" style:font-weight-asian="normal" style:font-size-complex="12pt" style:font-style-complex="italic" style:font-weight-complex="normal"/>
    </style:style>
    <style:style style:name="P229"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font-style="italic" style:text-underline-style="none" fo:font-weight="normal" officeooo:rsid="002c3e68" officeooo:paragraph-rsid="00c20060" fo:background-color="#fffffe" style:font-size-asian="12pt" style:font-style-asian="italic" style:font-weight-asian="normal" style:font-size-complex="12pt" style:font-style-complex="italic" style:font-weight-complex="normal"/>
    </style:style>
    <style:style style:name="P230"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font-style="italic" style:text-underline-style="none" fo:font-weight="normal" officeooo:rsid="002c3e68" officeooo:paragraph-rsid="00dca49b" fo:background-color="#fffffe" style:font-size-asian="12pt" style:font-style-asian="italic" style:font-weight-asian="normal" style:font-size-complex="12pt" style:font-style-complex="italic" style:font-weight-complex="normal"/>
    </style:style>
    <style:style style:name="P231" style:family="paragraph" style:parent-style-name="Standard">
      <style:paragraph-properties fo:text-align="center" style:justify-single-word="false"/>
      <style:text-properties fo:font-variant="normal" fo:text-transform="none" fo:color="#000000" loext:opacity="100%" style:font-name="Liberation Serif" fo:font-size="12pt" fo:letter-spacing="normal" fo:font-style="italic" style:text-underline-style="none" fo:font-weight="normal" officeooo:rsid="007e6070" officeooo:paragraph-rsid="00b8d30e" fo:background-color="#fffffe" style:font-size-asian="12pt" style:font-style-asian="italic" style:font-weight-asian="normal" style:font-size-complex="12pt" style:font-style-complex="italic" style:font-weight-complex="normal"/>
    </style:style>
    <style:style style:name="P232" style:family="paragraph" style:parent-style-name="Standard">
      <style:paragraph-properties fo:text-align="center" style:justify-single-word="false"/>
      <style:text-properties fo:font-variant="normal" fo:text-transform="none" fo:color="#000000" loext:opacity="100%" style:font-name="Liberation Serif" fo:font-size="12pt" fo:letter-spacing="normal" fo:font-style="italic" style:text-underline-style="none" fo:font-weight="normal" officeooo:rsid="007e6070" officeooo:paragraph-rsid="00c20060" fo:background-color="#fffffe" style:font-size-asian="12pt" style:font-style-asian="italic" style:font-weight-asian="normal" style:font-size-complex="12pt" style:font-style-complex="italic" style:font-weight-complex="normal"/>
    </style:style>
    <style:style style:name="P233" style:family="paragraph" style:parent-style-name="Standard">
      <style:paragraph-properties fo:text-align="center" style:justify-single-word="false"/>
      <style:text-properties fo:font-variant="normal" fo:text-transform="none" fo:color="#000000" loext:opacity="100%" style:font-name="Liberation Serif" fo:letter-spacing="normal" fo:font-style="normal" officeooo:paragraph-rsid="00ac631a" fo:background-color="#fffffe"/>
    </style:style>
    <style:style style:name="P234" style:family="paragraph" style:parent-style-name="Standard">
      <style:paragraph-properties fo:text-align="center" style:justify-single-word="false"/>
      <style:text-properties fo:font-variant="normal" fo:text-transform="none" fo:color="#000000" loext:opacity="100%" style:font-name="Liberation Serif" fo:letter-spacing="normal" fo:font-style="normal" officeooo:paragraph-rsid="00921cd4" fo:background-color="#fffffe"/>
    </style:style>
    <style:style style:name="P235" style:family="paragraph" style:parent-style-name="Standard">
      <style:paragraph-properties fo:text-align="center" style:justify-single-word="false"/>
      <style:text-properties fo:font-variant="normal" fo:text-transform="none" fo:color="#000000" loext:opacity="100%" style:font-name="Liberation Serif" fo:letter-spacing="normal" fo:font-style="normal" officeooo:paragraph-rsid="00c18097" fo:background-color="#fffffe"/>
    </style:style>
    <style:style style:name="P236" style:family="paragraph" style:parent-style-name="Standard">
      <style:paragraph-properties fo:text-align="center" style:justify-single-word="false"/>
      <style:text-properties fo:font-variant="normal" fo:text-transform="none" fo:color="#000000" loext:opacity="100%" style:font-name="Liberation Serif" fo:letter-spacing="normal" fo:font-style="normal" officeooo:paragraph-rsid="00c20060" fo:background-color="#fffffe"/>
    </style:style>
    <style:style style:name="P237" style:family="paragraph" style:parent-style-name="Standard">
      <style:paragraph-properties fo:text-align="center" style:justify-single-word="false"/>
      <style:text-properties fo:font-variant="normal" fo:text-transform="none" fo:color="#000000" loext:opacity="100%" style:font-name="Liberation Serif" fo:letter-spacing="normal" fo:font-style="normal" officeooo:rsid="00941053" officeooo:paragraph-rsid="00ac631a" fo:background-color="#fffffe"/>
    </style:style>
    <style:style style:name="P238" style:family="paragraph" style:parent-style-name="Standard">
      <style:paragraph-properties fo:text-align="center" style:justify-single-word="false"/>
      <style:text-properties fo:font-variant="normal" fo:text-transform="none" fo:color="#000000" loext:opacity="100%" style:font-name="Liberation Serif" fo:letter-spacing="normal" fo:font-style="normal" officeooo:rsid="00941053" officeooo:paragraph-rsid="00941053" fo:background-color="#fffffe"/>
    </style:style>
    <style:style style:name="P239" style:family="paragraph" style:parent-style-name="Standard">
      <style:paragraph-properties fo:text-align="center" style:justify-single-word="false"/>
      <style:text-properties fo:font-variant="normal" fo:text-transform="none" fo:color="#000000" loext:opacity="100%" style:font-name="Liberation Serif" fo:letter-spacing="normal" fo:font-style="normal" officeooo:rsid="00941053" officeooo:paragraph-rsid="00c18097" fo:background-color="#fffffe"/>
    </style:style>
    <style:style style:name="P240" style:family="paragraph" style:parent-style-name="Standard">
      <style:paragraph-properties fo:text-align="center" style:justify-single-word="false"/>
      <style:text-properties fo:font-variant="normal" fo:text-transform="none" fo:color="#000000" loext:opacity="100%" style:font-name="Liberation Serif" fo:letter-spacing="normal" fo:font-style="normal" officeooo:rsid="00941053" officeooo:paragraph-rsid="00c20060" fo:background-color="#fffffe"/>
    </style:style>
    <style:style style:name="P241" style:family="paragraph" style:parent-style-name="Standard">
      <style:paragraph-properties fo:text-align="center" style:justify-single-word="false"/>
      <style:text-properties officeooo:paragraph-rsid="007e6070"/>
    </style:style>
    <style:style style:name="P242" style:family="paragraph" style:parent-style-name="Standard">
      <style:paragraph-properties fo:text-align="center" style:justify-single-word="false"/>
      <style:text-properties officeooo:paragraph-rsid="009e45dd"/>
    </style:style>
    <style:style style:name="P243" style:family="paragraph" style:parent-style-name="Standard">
      <style:paragraph-properties fo:text-align="center" style:justify-single-word="false"/>
      <style:text-properties officeooo:paragraph-rsid="00a36996"/>
    </style:style>
    <style:style style:name="P244" style:family="paragraph" style:parent-style-name="Standard">
      <style:paragraph-properties fo:text-align="center" style:justify-single-word="false"/>
      <style:text-properties officeooo:paragraph-rsid="00ac631a"/>
    </style:style>
    <style:style style:name="P245" style:family="paragraph" style:parent-style-name="Standard">
      <style:paragraph-properties fo:text-align="center" style:justify-single-word="false"/>
      <style:text-properties officeooo:paragraph-rsid="00b5f856"/>
    </style:style>
    <style:style style:name="P246" style:family="paragraph" style:parent-style-name="Standard">
      <style:paragraph-properties fo:text-align="center" style:justify-single-word="false"/>
      <style:text-properties officeooo:paragraph-rsid="00b8d30e"/>
    </style:style>
    <style:style style:name="P247" style:family="paragraph" style:parent-style-name="Standard">
      <style:paragraph-properties fo:text-align="center" style:justify-single-word="false"/>
      <style:text-properties officeooo:paragraph-rsid="00be9893"/>
    </style:style>
    <style:style style:name="P248" style:family="paragraph" style:parent-style-name="Standard">
      <style:paragraph-properties fo:text-align="center" style:justify-single-word="false"/>
      <style:text-properties officeooo:paragraph-rsid="00c20060"/>
    </style:style>
    <style:style style:name="P249" style:family="paragraph" style:parent-style-name="Standard">
      <style:paragraph-properties fo:text-align="center" style:justify-single-word="false"/>
      <style:text-properties officeooo:paragraph-rsid="00dca49b"/>
    </style:style>
    <style:style style:name="P250" style:family="paragraph" style:parent-style-name="Standard">
      <style:paragraph-properties fo:text-align="center" style:justify-single-word="false"/>
      <style:text-properties fo:color="#212121" loext:opacity="100%" style:font-name="Liberation Serif" officeooo:paragraph-rsid="00b5f856" fo:background-color="#fffffe"/>
    </style:style>
    <style:style style:name="P251" style:family="paragraph" style:parent-style-name="Standard" style:list-style-name="L1">
      <style:paragraph-properties fo:text-align="start" style:justify-single-word="false"/>
      <style:text-properties officeooo:paragraph-rsid="0035cda4"/>
    </style:style>
    <style:style style:name="P252" style:family="paragraph" style:parent-style-name="Standard" style:list-style-name="L1">
      <style:paragraph-properties fo:text-align="start" style:justify-single-word="false"/>
      <style:text-properties fo:color="#000000" loext:opacity="100%" style:font-name="Liberation Serif" fo:font-size="12pt" style:text-underline-style="none" fo:font-weight="normal" officeooo:rsid="0035cda4" officeooo:paragraph-rsid="0035cda4" fo:background-color="#fffffe" style:font-size-asian="12pt" style:font-weight-asian="normal" style:font-size-complex="12pt" style:font-weight-complex="normal"/>
    </style:style>
    <style:style style:name="P253" style:family="paragraph" style:parent-style-name="Standard">
      <style:paragraph-properties fo:text-align="center" style:justify-single-word="false"/>
      <style:text-properties fo:color="#000000" loext:opacity="100%" style:font-name="Liberation Serif" fo:font-size="12pt" style:text-underline-style="none" fo:font-weight="normal" officeooo:rsid="002c3e68" officeooo:paragraph-rsid="00e34249" fo:background-color="#fffffe" style:font-size-asian="12pt" style:font-weight-asian="normal" style:font-size-complex="12pt" style:font-weight-complex="normal"/>
    </style:style>
    <style:style style:name="P254" style:family="paragraph" style:parent-style-name="Standard">
      <style:paragraph-properties fo:text-align="center" style:justify-single-word="false"/>
      <style:text-properties fo:color="#000000" loext:opacity="100%" style:font-name="Liberation Serif" fo:font-size="12pt" style:text-underline-style="none" fo:font-weight="normal" officeooo:rsid="002c3e68" officeooo:paragraph-rsid="00e3f27d" fo:background-color="#fffffe" style:font-size-asian="12pt" style:font-weight-asian="normal" style:font-size-complex="12pt" style:font-weight-complex="normal"/>
    </style:style>
    <style:style style:name="P255" style:family="paragraph" style:parent-style-name="Standard">
      <style:paragraph-properties fo:text-align="center" style:justify-single-word="false"/>
      <style:text-properties fo:color="#000000" loext:opacity="100%" style:font-name="Liberation Serif" fo:font-size="12pt" style:text-underline-style="none" fo:font-weight="normal" officeooo:rsid="002c3e68" officeooo:paragraph-rsid="00e5876b" fo:background-color="#fffffe" style:font-size-asian="12pt" style:font-weight-asian="normal" style:font-size-complex="12pt" style:font-weight-complex="normal"/>
    </style:style>
    <style:style style:name="P256" style:family="paragraph" style:parent-style-name="Standard" style:list-style-name="L2">
      <style:paragraph-properties fo:text-align="start" style:justify-single-word="false"/>
      <style:text-properties fo:color="#000000" loext:opacity="100%" style:font-name="Liberation Serif" fo:font-size="12pt" style:text-underline-style="none" fo:font-weight="normal" officeooo:rsid="000beb16" officeooo:paragraph-rsid="0066debd" fo:background-color="#fffffe" style:font-size-asian="10.5pt" style:font-weight-asian="normal" style:font-size-complex="12pt" style:font-weight-complex="normal"/>
    </style:style>
    <style:style style:name="P257" style:family="paragraph" style:parent-style-name="Standard">
      <style:text-properties fo:color="#000000" loext:opacity="100%" style:font-name="IBMPlexMono, monospace," fo:background-color="#fffffe"/>
    </style:style>
    <style:style style:name="P258" style:family="paragraph" style:parent-style-name="Standard">
      <style:paragraph-properties fo:text-align="start" style:justify-single-word="false"/>
      <style:text-properties fo:color="#000000" loext:opacity="100%" style:font-name="IBMPlexMono, monospace," officeooo:paragraph-rsid="00140c0b" fo:background-color="#fffffe"/>
    </style:style>
    <style:style style:name="P259" style:family="paragraph" style:parent-style-name="Standard">
      <style:paragraph-properties fo:text-align="center" style:justify-single-word="false"/>
      <style:text-properties fo:color="#000000" loext:opacity="100%" style:font-name="IBMPlexMono, monospace," fo:font-size="12pt" style:text-underline-style="none" fo:font-weight="normal" officeooo:rsid="002c3e68" officeooo:paragraph-rsid="00e5876b" fo:background-color="#fffffe" style:font-size-asian="12pt" style:font-weight-asian="normal" style:font-size-complex="12pt" style:font-weight-complex="normal"/>
    </style:style>
    <style:style style:name="P260" style:family="paragraph" style:parent-style-name="Standard">
      <style:paragraph-properties fo:text-align="start" style:justify-single-word="false"/>
      <style:text-properties fo:color="#000000" loext:opacity="100%" style:font-name="IBMPlexMono, monospace," fo:font-size="12pt" style:text-underline-style="none" fo:font-weight="normal" officeooo:rsid="00081de4" officeooo:paragraph-rsid="00e18b38" fo:background-color="#fffffe" style:font-size-asian="10.5pt" style:font-weight-asian="normal" style:font-size-complex="12pt" style:font-weight-complex="normal"/>
    </style:style>
    <style:style style:name="P261" style:family="paragraph" style:parent-style-name="Standard" style:list-style-name="L5">
      <style:paragraph-properties fo:text-align="start" style:justify-single-word="false"/>
      <style:text-properties fo:color="#000000" loext:opacity="100%" style:font-name="IBMPlexMono, monospace," fo:font-size="12pt" style:text-underline-style="none" fo:font-weight="normal" officeooo:rsid="00e18b38" officeooo:paragraph-rsid="00e18b38" fo:background-color="#fffffe" style:font-size-asian="10.5pt" style:font-weight-asian="normal" style:font-size-complex="12pt" style:font-weight-complex="normal"/>
    </style:style>
    <style:style style:name="P262" style:family="paragraph" style:parent-style-name="Standard">
      <style:paragraph-properties fo:text-align="start" style:justify-single-word="false"/>
      <style:text-properties fo:color="#000000" loext:opacity="100%" style:font-name="IBMPlexMono, monospace," fo:font-size="12pt" style:text-underline-style="none" fo:font-weight="normal" officeooo:rsid="00e18b38" officeooo:paragraph-rsid="00e18b38" fo:background-color="#fffffe" style:font-size-asian="10.5pt" style:font-weight-asian="normal" style:font-size-complex="12pt" style:font-weight-complex="normal"/>
    </style:style>
    <style:style style:name="P263" style:family="paragraph" style:parent-style-name="Standard" style:list-style-name="L5">
      <style:paragraph-properties fo:text-align="start" style:justify-single-word="false"/>
      <style:text-properties fo:color="#000000" loext:opacity="100%" style:font-name="IBMPlexMono, monospace," fo:font-size="12pt" style:text-underline-style="none" fo:font-weight="normal" officeooo:rsid="00e2af05" officeooo:paragraph-rsid="00e2af05" fo:background-color="#fffffe" style:font-size-asian="10.5pt" style:font-weight-asian="normal" style:font-size-complex="12pt" style:font-weight-complex="normal"/>
    </style:style>
    <style:style style:name="P264" style:family="paragraph" style:parent-style-name="Standard" style:list-style-name="L9">
      <style:paragraph-properties fo:text-align="start" style:justify-single-word="false"/>
      <style:text-properties fo:color="#000000" loext:opacity="100%" style:font-name="IBMPlexMono, monospace," fo:font-size="12pt" style:text-underline-style="none" fo:font-weight="normal" officeooo:rsid="00e2af05" officeooo:paragraph-rsid="00ea50b4" fo:background-color="#fffffe" style:font-size-asian="10.5pt" style:font-weight-asian="normal" style:font-size-complex="12pt" style:font-weight-complex="normal"/>
    </style:style>
    <style:style style:name="P265" style:family="paragraph" style:parent-style-name="Standard" style:list-style-name="L11">
      <style:paragraph-properties fo:text-align="start" style:justify-single-word="false"/>
      <style:text-properties fo:color="#000000" loext:opacity="100%" style:font-name="IBMPlexMono, monospace," fo:font-size="12pt" style:text-underline-style="none" fo:font-weight="normal" officeooo:rsid="00e2af05" officeooo:paragraph-rsid="00f45678" fo:background-color="#fffffe" style:font-size-asian="10.5pt" style:font-weight-asian="normal" style:font-size-complex="12pt" style:font-weight-complex="normal"/>
    </style:style>
    <style:style style:name="P266" style:family="paragraph" style:parent-style-name="Standard" style:list-style-name="L12">
      <style:paragraph-properties fo:text-align="start" style:justify-single-word="false"/>
      <style:text-properties fo:color="#000000" loext:opacity="100%" style:font-name="IBMPlexMono, monospace," fo:font-size="12pt" style:text-underline-style="none" fo:font-weight="normal" officeooo:rsid="00e2af05" officeooo:paragraph-rsid="0100e8ee" fo:background-color="#fffffe" style:font-size-asian="10.5pt" style:font-weight-asian="normal" style:font-size-complex="12pt" style:font-weight-complex="normal"/>
    </style:style>
    <style:style style:name="P267" style:family="paragraph" style:parent-style-name="Standard">
      <style:text-properties fo:color="#000000" loext:opacity="100%" style:font-name="Liberation Serif" fo:background-color="#fffffe"/>
    </style:style>
    <style:style style:name="P268" style:family="paragraph" style:parent-style-name="Standard">
      <style:paragraph-properties fo:text-align="start" style:justify-single-word="false"/>
      <style:text-properties fo:color="#000000" loext:opacity="100%" style:font-name="Liberation Serif" fo:background-color="#fffffe"/>
    </style:style>
    <style:style style:name="P269" style:family="paragraph" style:parent-style-name="Standard">
      <style:paragraph-properties fo:text-align="start" style:justify-single-word="false"/>
      <style:text-properties fo:color="#000000" loext:opacity="100%" style:font-name="Liberation Serif" officeooo:paragraph-rsid="00ac631a" fo:background-color="#fffffe"/>
    </style:style>
    <style:style style:name="P270" style:family="paragraph" style:parent-style-name="Standard">
      <style:paragraph-properties fo:text-align="start" style:justify-single-word="false"/>
      <style:text-properties fo:color="#000000" loext:opacity="100%" style:font-name="Liberation Serif" officeooo:paragraph-rsid="010921bd" fo:background-color="#fffffe"/>
    </style:style>
    <style:style style:name="P271" style:family="paragraph" style:parent-style-name="Standard">
      <style:text-properties fo:color="#000000" loext:opacity="100%" style:font-name="Liberation Serif" officeooo:paragraph-rsid="00e18b38" fo:background-color="#fffffe"/>
    </style:style>
    <style:style style:name="P272" style:family="paragraph" style:parent-style-name="Standard">
      <style:text-properties fo:color="#000000" loext:opacity="100%" style:font-name="Liberation Serif" officeooo:paragraph-rsid="010921bd" fo:background-color="#fffffe"/>
    </style:style>
    <style:style style:name="P273" style:family="paragraph" style:parent-style-name="Standard">
      <style:paragraph-properties fo:text-align="start" style:justify-single-word="false"/>
      <style:text-properties fo:color="#000000" loext:opacity="100%" style:font-name="Liberation Serif" fo:font-size="12pt" style:text-underline-style="none" fo:font-weight="normal" officeooo:rsid="002c3e68" officeooo:paragraph-rsid="00e03f06" fo:background-color="#fffffe" style:font-size-asian="12pt" style:font-weight-asian="normal" style:font-size-complex="12pt" style:font-weight-complex="normal"/>
    </style:style>
    <style:style style:name="P274" style:family="paragraph" style:parent-style-name="Standard">
      <style:paragraph-properties fo:text-align="start" style:justify-single-word="false"/>
      <style:text-properties fo:color="#000000" loext:opacity="100%" style:font-name="Liberation Serif" fo:font-size="12pt" style:text-underline-style="none" fo:font-weight="normal" officeooo:rsid="002c3e68" officeooo:paragraph-rsid="00e5876b" fo:background-color="#fffffe" style:font-size-asian="12pt" style:font-weight-asian="normal" style:font-size-complex="12pt" style:font-weight-complex="normal"/>
    </style:style>
    <style:style style:name="P275" style:family="paragraph" style:parent-style-name="Standard">
      <style:paragraph-properties fo:text-align="start" style:justify-single-word="false"/>
      <style:text-properties fo:color="#000000" loext:opacity="100%" style:font-name="Liberation Serif" fo:font-size="12pt" style:text-underline-style="none" fo:font-weight="normal" officeooo:rsid="00e5876b" officeooo:paragraph-rsid="00e5876b" fo:background-color="#fffffe" style:font-size-asian="10.5pt" style:font-weight-asian="normal" style:font-size-complex="12pt" style:font-weight-complex="normal"/>
    </style:style>
    <style:style style:name="P276" style:family="paragraph" style:parent-style-name="Standard">
      <style:paragraph-properties fo:text-align="start" style:justify-single-word="false"/>
      <style:text-properties fo:color="#000000" loext:opacity="100%" style:font-name="Liberation Serif" fo:font-size="12pt" style:text-underline-style="none" fo:font-weight="normal" officeooo:rsid="00ed401d" officeooo:paragraph-rsid="00ed401d" fo:background-color="#fffffe" style:font-size-asian="10.5pt" style:font-weight-asian="normal" style:font-size-complex="12pt" style:font-weight-complex="normal"/>
    </style:style>
    <style:style style:name="P277" style:family="paragraph" style:parent-style-name="Standard">
      <style:paragraph-properties fo:text-align="start" style:justify-single-word="false"/>
      <style:text-properties fo:color="#000000" loext:opacity="100%" style:font-name="Liberation Serif" fo:font-size="12pt" style:text-underline-style="none" fo:font-weight="normal" officeooo:rsid="00ed401d" officeooo:paragraph-rsid="00ee4858" fo:background-color="#fffffe" style:font-size-asian="10.5pt" style:font-weight-asian="normal" style:font-size-complex="12pt" style:font-weight-complex="normal"/>
    </style:style>
    <style:style style:name="P278" style:family="paragraph" style:parent-style-name="Standard">
      <style:paragraph-properties fo:text-align="start" style:justify-single-word="false"/>
      <style:text-properties fo:color="#000000" loext:opacity="100%" style:font-name="Liberation Serif" fo:font-size="12pt" style:text-underline-style="none" fo:font-weight="normal" officeooo:rsid="00f82431" officeooo:paragraph-rsid="00f82431" fo:background-color="#fffffe" style:font-size-asian="10.5pt" style:font-weight-asian="normal" style:font-size-complex="12pt" style:font-weight-complex="normal"/>
    </style:style>
    <style:style style:name="P279" style:family="paragraph" style:parent-style-name="Standard">
      <style:paragraph-properties fo:text-align="start" style:justify-single-word="false"/>
      <style:text-properties fo:color="#000000" loext:opacity="100%" style:font-name="Liberation Serif" fo:font-size="12pt" style:text-underline-style="none" fo:font-weight="normal" officeooo:rsid="00f6dbc5" officeooo:paragraph-rsid="00f6dbc5" fo:background-color="#fffffe" style:font-size-asian="10.5pt" style:font-weight-asian="normal" style:font-size-complex="12pt" style:font-weight-complex="normal"/>
    </style:style>
    <style:style style:name="P280" style:family="paragraph" style:parent-style-name="Standard">
      <style:paragraph-properties fo:text-align="start" style:justify-single-word="false"/>
      <style:text-properties fo:color="#000000" loext:opacity="100%" style:font-name="Liberation Serif" fo:font-size="12pt" style:text-underline-style="none" fo:font-weight="normal" officeooo:rsid="00e18b38" officeooo:paragraph-rsid="00e18b38" fo:background-color="#fffffe" style:font-size-asian="10.5pt" style:font-weight-asian="normal" style:font-size-complex="12pt" style:font-weight-complex="normal"/>
    </style:style>
    <style:style style:name="P281" style:family="paragraph" style:parent-style-name="Standard">
      <style:paragraph-properties fo:text-align="start" style:justify-single-word="false"/>
      <style:text-properties fo:color="#000000" loext:opacity="100%" style:font-name="Liberation Serif" fo:font-size="12pt" style:text-underline-style="none" fo:font-weight="normal" officeooo:rsid="00081de4" officeooo:paragraph-rsid="00e18b38" fo:background-color="#fffffe" style:font-size-asian="10.5pt" style:font-weight-asian="normal" style:font-size-complex="12pt" style:font-weight-complex="normal"/>
    </style:style>
    <style:style style:name="P282" style:family="paragraph" style:parent-style-name="Standard">
      <style:paragraph-properties fo:text-align="start" style:justify-single-word="false"/>
      <style:text-properties fo:color="#000000" loext:opacity="100%" style:font-name="Liberation Serif" fo:font-size="12pt" style:text-underline-style="none" fo:font-weight="normal" officeooo:rsid="0103e6be" officeooo:paragraph-rsid="0103e6be" fo:background-color="#fffffe" style:font-size-asian="10.5pt" style:font-weight-asian="normal" style:font-size-complex="12pt" style:font-weight-complex="normal"/>
    </style:style>
    <style:style style:name="P283" style:family="paragraph" style:parent-style-name="Standard">
      <style:paragraph-properties fo:text-align="start" style:justify-single-word="false"/>
      <style:text-properties fo:color="#000000" loext:opacity="100%" style:font-name="Liberation Serif" fo:font-size="12pt" style:text-underline-style="none" fo:font-weight="normal" officeooo:rsid="0103e6be" officeooo:paragraph-rsid="010921bd" fo:background-color="#fffffe" style:font-size-asian="10.5pt" style:font-weight-asian="normal" style:font-size-complex="12pt" style:font-weight-complex="normal"/>
    </style:style>
    <style:style style:name="P284" style:family="paragraph" style:parent-style-name="Standard">
      <style:paragraph-properties fo:text-align="center" style:justify-single-word="false"/>
      <style:text-properties fo:color="#000000" loext:opacity="100%" style:font-name="Liberation Serif" fo:font-size="12pt" style:text-underline-style="none" fo:font-weight="normal" officeooo:rsid="0103e6be" officeooo:paragraph-rsid="010921bd" fo:background-color="#fffffe" style:font-size-asian="10.5pt" style:font-weight-asian="normal" style:font-size-complex="12pt" style:font-weight-complex="normal"/>
    </style:style>
    <style:style style:name="P285" style:family="paragraph" style:parent-style-name="Standard" style:list-style-name="L2">
      <style:paragraph-properties fo:text-align="start" style:justify-single-word="false"/>
      <style:text-properties style:font-name="Liberation Serif" fo:font-size="12pt" style:text-underline-style="none" fo:font-weight="normal" officeooo:rsid="000beb16" officeooo:paragraph-rsid="000beb16" style:font-size-asian="10.5pt" style:font-weight-asian="normal" style:font-size-complex="12pt" style:font-weight-complex="normal"/>
    </style:style>
    <style:style style:name="P286" style:family="paragraph" style:parent-style-name="Standard" style:list-style-name="L2">
      <style:paragraph-properties fo:text-align="start" style:justify-single-word="false"/>
      <style:text-properties style:font-name="Liberation Serif" fo:font-size="12pt" style:text-underline-style="none" fo:font-weight="normal" officeooo:rsid="000beb16" officeooo:paragraph-rsid="0064c810" style:font-size-asian="10.5pt" style:font-weight-asian="normal" style:font-size-complex="12pt" style:font-weight-complex="normal"/>
    </style:style>
    <style:style style:name="P287" style:family="paragraph" style:parent-style-name="Standard" style:list-style-name="L2">
      <style:paragraph-properties fo:text-align="start" style:justify-single-word="false"/>
      <style:text-properties style:font-name="Liberation Serif" fo:font-size="12pt" style:text-underline-style="none" fo:font-weight="normal" officeooo:rsid="000beb16" officeooo:paragraph-rsid="0065bd30" style:font-size-asian="10.5pt" style:font-weight-asian="normal" style:font-size-complex="12pt" style:font-weight-complex="normal"/>
    </style:style>
    <style:style style:name="P288" style:family="paragraph" style:parent-style-name="Standard" style:list-style-name="L2">
      <style:paragraph-properties fo:text-align="start" style:justify-single-word="false"/>
      <style:text-properties style:font-name="Liberation Serif" fo:font-size="12pt" style:text-underline-style="none" fo:font-weight="normal" officeooo:rsid="000beb16" officeooo:paragraph-rsid="0066debd" style:font-size-asian="10.5pt" style:font-weight-asian="normal" style:font-size-complex="12pt" style:font-weight-complex="normal"/>
    </style:style>
    <style:style style:name="P289" style:family="paragraph" style:parent-style-name="Standard" style:list-style-name="L2">
      <style:paragraph-properties fo:text-align="start" style:justify-single-word="false"/>
      <style:text-properties style:font-name="Liberation Serif" fo:font-size="12pt" style:text-underline-style="none" fo:font-weight="normal" officeooo:rsid="000beb16" officeooo:paragraph-rsid="00140c0b" style:font-size-asian="10.5pt" style:font-weight-asian="normal" style:font-size-complex="12pt" style:font-weight-complex="normal"/>
    </style:style>
    <style:style style:name="P290" style:family="paragraph" style:parent-style-name="Standard" style:list-style-name="L2">
      <style:paragraph-properties fo:text-align="start" style:justify-single-word="false"/>
      <style:text-properties style:font-name="Liberation Serif" fo:font-size="12pt" style:text-underline-style="none" fo:font-weight="normal" officeooo:rsid="000beb16" officeooo:paragraph-rsid="002431dc" style:font-size-asian="10.5pt" style:font-weight-asian="normal" style:font-size-complex="12pt" style:font-weight-complex="normal"/>
    </style:style>
    <style:style style:name="P291" style:family="paragraph" style:parent-style-name="Standard" style:list-style-name="L2">
      <style:paragraph-properties fo:text-align="start" style:justify-single-word="false"/>
      <style:text-properties style:font-name="Liberation Serif" fo:font-size="12pt" style:text-underline-style="none" fo:font-weight="normal" officeooo:rsid="005ec2cf" officeooo:paragraph-rsid="0066debd" style:font-size-asian="10.5pt" style:font-weight-asian="normal" style:font-size-complex="12pt" style:font-weight-complex="normal"/>
    </style:style>
    <style:style style:name="P292" style:family="paragraph" style:parent-style-name="Standard" style:list-style-name="L2">
      <style:paragraph-properties fo:text-align="start" style:justify-single-word="false"/>
      <style:text-properties style:font-name="Liberation Serif" fo:font-size="12pt" style:text-underline-style="none" fo:font-weight="normal" officeooo:rsid="0015e198" officeooo:paragraph-rsid="0015e198" style:font-size-asian="10.5pt" style:font-weight-asian="normal" style:font-size-complex="12pt" style:font-weight-complex="normal"/>
    </style:style>
    <style:style style:name="P293" style:family="paragraph" style:parent-style-name="Standard" style:list-style-name="L3">
      <style:paragraph-properties fo:text-align="start" style:justify-single-word="false"/>
      <style:text-properties style:font-name="Liberation Serif" fo:font-size="12pt" style:text-underline-style="none" fo:font-weight="normal" officeooo:rsid="0027be54" officeooo:paragraph-rsid="0027be54" style:font-size-asian="10.5pt" style:font-weight-asian="normal" style:font-size-complex="12pt" style:font-weight-complex="normal"/>
    </style:style>
    <style:style style:name="P294" style:family="paragraph" style:parent-style-name="Standard" style:list-style-name="L3">
      <style:paragraph-properties fo:text-align="start" style:justify-single-word="false"/>
      <style:text-properties style:font-name="Liberation Serif" fo:font-size="12pt" style:text-underline-style="none" fo:font-weight="normal" officeooo:rsid="0027be54" officeooo:paragraph-rsid="0029ae68" style:font-size-asian="10.5pt" style:font-weight-asian="normal" style:font-size-complex="12pt" style:font-weight-complex="normal"/>
    </style:style>
    <style:style style:name="P295" style:family="paragraph" style:parent-style-name="Standard" style:list-style-name="L3">
      <style:paragraph-properties fo:text-align="start" style:justify-single-word="false"/>
      <style:text-properties style:font-name="Liberation Serif" fo:font-size="12pt" style:text-underline-style="none" fo:font-weight="normal" officeooo:rsid="0029ae68" officeooo:paragraph-rsid="0029ae68" style:font-size-asian="10.5pt" style:font-weight-asian="normal" style:font-size-complex="12pt" style:font-weight-complex="normal"/>
    </style:style>
    <style:style style:name="P296" style:family="paragraph" style:parent-style-name="Standard">
      <style:paragraph-properties fo:text-align="start" style:justify-single-word="false"/>
      <style:text-properties style:font-name="Liberation Serif" fo:font-size="12pt" style:text-underline-style="none" fo:font-weight="normal" officeooo:rsid="000f6eaf" officeooo:paragraph-rsid="00ac631a" style:font-size-asian="10.5pt" style:font-weight-asian="normal" style:font-size-complex="12pt" style:font-weight-complex="normal"/>
    </style:style>
    <style:style style:name="P297" style:family="paragraph" style:parent-style-name="Standard">
      <style:paragraph-properties fo:text-align="center" style:justify-single-word="false"/>
      <style:text-properties style:font-name="Liberation Serif" fo:font-size="12pt" style:text-underline-style="none" fo:font-weight="normal" officeooo:rsid="001804fe" officeooo:paragraph-rsid="00dca49b" style:font-size-asian="10.5pt" style:font-weight-asian="normal" style:font-size-complex="12pt" style:font-weight-complex="normal"/>
    </style:style>
    <style:style style:name="P298" style:family="paragraph" style:parent-style-name="Standard">
      <style:paragraph-properties fo:text-align="start" style:justify-single-word="false"/>
      <style:text-properties style:font-name="Liberation Serif" fo:font-size="12pt" style:text-underline-style="none" fo:font-weight="normal" officeooo:rsid="00140c0b" officeooo:paragraph-rsid="00140c0b" style:font-size-asian="10.5pt" style:font-weight-asian="normal" style:font-size-complex="12pt" style:font-weight-complex="normal"/>
    </style:style>
    <style:style style:name="P299" style:family="paragraph" style:parent-style-name="Standard">
      <style:paragraph-properties fo:text-align="start" style:justify-single-word="false"/>
      <style:text-properties style:font-name="Liberation Serif" fo:font-size="12pt" style:text-underline-style="none" fo:font-weight="normal" officeooo:rsid="00140c0b" officeooo:paragraph-rsid="00fed33f" style:font-size-asian="10.5pt" style:font-weight-asian="normal" style:font-size-complex="12pt" style:font-weight-complex="normal"/>
    </style:style>
    <style:style style:name="P300" style:family="paragraph" style:parent-style-name="Standard">
      <style:paragraph-properties fo:text-align="center" style:justify-single-word="false"/>
      <style:text-properties style:font-name="Liberation Serif" fo:font-size="12pt" style:text-underline-style="none" fo:font-weight="normal" officeooo:rsid="00140c0b" officeooo:paragraph-rsid="00140c0b" style:font-size-asian="10.5pt" style:font-weight-asian="normal" style:font-size-complex="12pt" style:font-weight-complex="normal"/>
    </style:style>
    <style:style style:name="P301" style:family="paragraph" style:parent-style-name="Standard">
      <style:paragraph-properties fo:text-align="center" style:justify-single-word="false"/>
      <style:text-properties style:font-name="Liberation Serif" fo:font-size="12pt" style:text-underline-style="none" fo:font-weight="normal" officeooo:rsid="00140c0b" officeooo:paragraph-rsid="00e03f06" style:font-size-asian="10.5pt" style:font-weight-asian="normal" style:font-size-complex="12pt" style:font-weight-complex="normal"/>
    </style:style>
    <style:style style:name="P302" style:family="paragraph" style:parent-style-name="Standard">
      <style:paragraph-properties fo:text-align="center" style:justify-single-word="false"/>
      <style:text-properties style:font-name="Liberation Serif" fo:font-size="12pt" style:text-underline-style="none" fo:font-weight="normal" officeooo:rsid="00140c0b" officeooo:paragraph-rsid="00fed33f" style:font-size-asian="10.5pt" style:font-weight-asian="normal" style:font-size-complex="12pt" style:font-weight-complex="normal"/>
    </style:style>
    <style:style style:name="P303" style:family="paragraph" style:parent-style-name="Standard">
      <style:paragraph-properties fo:text-align="start" style:justify-single-word="false"/>
      <style:text-properties style:font-name="Liberation Serif" fo:font-size="12pt" style:text-underline-style="none" fo:font-weight="normal" officeooo:rsid="00081de4" officeooo:paragraph-rsid="00140c0b" style:font-size-asian="10.5pt" style:font-weight-asian="normal" style:font-size-complex="12pt" style:font-weight-complex="normal"/>
    </style:style>
    <style:style style:name="P304" style:family="paragraph" style:parent-style-name="Standard">
      <style:paragraph-properties fo:text-align="start" style:justify-single-word="false"/>
      <style:text-properties style:font-name="Liberation Serif" fo:font-size="12pt" style:text-underline-style="none" fo:font-weight="normal" officeooo:rsid="00081de4" officeooo:paragraph-rsid="0015e198" style:font-size-asian="10.5pt" style:font-weight-asian="normal" style:font-size-complex="12pt" style:font-weight-complex="normal"/>
    </style:style>
    <style:style style:name="P305" style:family="paragraph" style:parent-style-name="Standard">
      <style:paragraph-properties fo:text-align="center" style:justify-single-word="false"/>
      <style:text-properties style:font-name="Liberation Serif" fo:font-size="12pt" style:text-underline-style="none" fo:font-weight="normal" officeooo:rsid="00081de4" officeooo:paragraph-rsid="00140c0b" style:font-size-asian="10.5pt" style:font-weight-asian="normal" style:font-size-complex="12pt" style:font-weight-complex="normal"/>
    </style:style>
    <style:style style:name="P306" style:family="paragraph" style:parent-style-name="Standard" style:list-style-name="L9">
      <style:paragraph-properties fo:text-align="start" style:justify-single-word="false"/>
      <style:text-properties style:font-name="Liberation Serif" fo:font-size="12pt" style:text-underline-style="none" fo:font-weight="normal" officeooo:rsid="00e5876b" officeooo:paragraph-rsid="00e5876b" style:font-size-asian="10.5pt" style:font-weight-asian="normal" style:font-size-complex="12pt" style:font-weight-complex="normal"/>
    </style:style>
    <style:style style:name="P307" style:family="paragraph" style:parent-style-name="Standard">
      <style:paragraph-properties fo:text-align="start" style:justify-single-word="false"/>
      <style:text-properties style:font-name="Liberation Serif" fo:font-size="12pt" style:text-underline-style="none" fo:font-weight="normal" officeooo:rsid="00e5876b" officeooo:paragraph-rsid="00e5876b" style:font-size-asian="10.5pt" style:font-weight-asian="normal" style:font-size-complex="12pt" style:font-weight-complex="normal"/>
    </style:style>
    <style:style style:name="P308" style:family="paragraph" style:parent-style-name="Standard" style:list-style-name="L11">
      <style:paragraph-properties fo:text-align="start" style:justify-single-word="false"/>
      <style:text-properties style:font-name="Liberation Serif" fo:font-size="12pt" style:text-underline-style="none" fo:font-weight="normal" officeooo:rsid="00ed401d" officeooo:paragraph-rsid="00ed401d" style:font-size-asian="10.5pt" style:font-weight-asian="normal" style:font-size-complex="12pt" style:font-weight-complex="normal"/>
    </style:style>
    <style:style style:name="P309" style:family="paragraph" style:parent-style-name="Standard">
      <style:paragraph-properties fo:text-align="start" style:justify-single-word="false"/>
      <style:text-properties style:font-name="Liberation Serif" fo:font-size="12pt" style:text-underline-style="none" fo:font-weight="normal" officeooo:rsid="00ed401d" officeooo:paragraph-rsid="00ed401d" style:font-size-asian="10.5pt" style:font-weight-asian="normal" style:font-size-complex="12pt" style:font-weight-complex="normal"/>
    </style:style>
    <style:style style:name="P310" style:family="paragraph" style:parent-style-name="Standard">
      <style:paragraph-properties fo:text-align="center" style:justify-single-word="false"/>
      <style:text-properties style:font-name="Liberation Serif" fo:font-size="12pt" style:text-underline-style="none" fo:font-weight="normal" officeooo:rsid="00ed401d" officeooo:paragraph-rsid="00ed401d" style:font-size-asian="10.5pt" style:font-weight-asian="normal" style:font-size-complex="12pt" style:font-weight-complex="normal"/>
    </style:style>
    <style:style style:name="P311" style:family="paragraph" style:parent-style-name="Standard">
      <style:paragraph-properties fo:text-align="center" style:justify-single-word="false"/>
      <style:text-properties style:font-name="Liberation Serif" fo:font-size="12pt" style:text-underline-style="none" fo:font-weight="normal" officeooo:rsid="00ed401d" officeooo:paragraph-rsid="00ee4858" style:font-size-asian="10.5pt" style:font-weight-asian="normal" style:font-size-complex="12pt" style:font-weight-complex="normal"/>
    </style:style>
    <style:style style:name="P312" style:family="paragraph" style:parent-style-name="Standard" style:list-style-name="L12">
      <style:paragraph-properties fo:text-align="start" style:justify-single-word="false"/>
      <style:text-properties style:font-name="Liberation Serif" fo:font-size="12pt" style:text-underline-style="none" fo:font-weight="normal" officeooo:rsid="00f6dbc5" officeooo:paragraph-rsid="00f6dbc5" style:font-size-asian="10.5pt" style:font-weight-asian="normal" style:font-size-complex="12pt" style:font-weight-complex="normal"/>
    </style:style>
    <style:style style:name="P313" style:family="paragraph" style:parent-style-name="Standard">
      <style:paragraph-properties fo:text-align="start" style:justify-single-word="false"/>
      <style:text-properties style:font-name="Liberation Serif" fo:font-size="12pt" style:text-underline-style="none" fo:font-weight="normal" officeooo:rsid="00f6dbc5" officeooo:paragraph-rsid="00f6dbc5" style:font-size-asian="10.5pt" style:font-weight-asian="normal" style:font-size-complex="12pt" style:font-weight-complex="normal"/>
    </style:style>
    <style:style style:name="P314" style:family="paragraph" style:parent-style-name="Standard">
      <style:paragraph-properties fo:text-align="center" style:justify-single-word="false"/>
      <style:text-properties style:font-name="Liberation Serif" fo:font-size="12pt" style:text-underline-style="none" fo:font-weight="normal" officeooo:rsid="00f82431" officeooo:paragraph-rsid="00f82431" style:font-size-asian="10.5pt" style:font-weight-asian="normal" style:font-size-complex="12pt" style:font-weight-complex="normal"/>
    </style:style>
    <style:style style:name="P315" style:family="paragraph" style:parent-style-name="Standard" style:list-style-name="L13">
      <style:paragraph-properties fo:text-align="start" style:justify-single-word="false"/>
      <style:text-properties style:font-name="Liberation Serif" fo:font-size="12pt" style:text-underline-style="none" fo:font-weight="normal" officeooo:rsid="0103e6be" officeooo:paragraph-rsid="0103e6be" style:font-size-asian="10.5pt" style:font-weight-asian="normal" style:font-size-complex="12pt" style:font-weight-complex="normal"/>
    </style:style>
    <style:style style:name="P316" style:family="paragraph" style:parent-style-name="Standard">
      <style:paragraph-properties fo:text-align="start" style:justify-single-word="false"/>
      <style:text-properties style:font-name="Liberation Serif" fo:font-size="12pt" style:text-underline-style="none" fo:font-weight="normal" officeooo:rsid="0103e6be" officeooo:paragraph-rsid="0103e6be" style:font-size-asian="10.5pt" style:font-weight-asian="normal" style:font-size-complex="12pt" style:font-weight-complex="normal"/>
    </style:style>
    <style:style style:name="P317" style:family="paragraph" style:parent-style-name="Standard">
      <style:paragraph-properties fo:text-align="center" style:justify-single-word="false"/>
      <style:text-properties style:font-name="Liberation Serif" fo:font-size="12pt" style:text-underline-style="none" fo:font-weight="normal" officeooo:rsid="0103e6be" officeooo:paragraph-rsid="0103e6be" style:font-size-asian="10.5pt" style:font-weight-asian="normal" style:font-size-complex="12pt" style:font-weight-complex="normal"/>
    </style:style>
    <style:style style:name="P318" style:family="paragraph" style:parent-style-name="Standard">
      <style:paragraph-properties fo:text-align="center" style:justify-single-word="false"/>
      <style:text-properties style:font-name="Liberation Serif" fo:font-size="12pt" style:text-underline-style="none" fo:font-weight="normal" officeooo:rsid="0103e6be" officeooo:paragraph-rsid="0105021f" style:font-size-asian="10.5pt" style:font-weight-asian="normal" style:font-size-complex="12pt" style:font-weight-complex="normal"/>
    </style:style>
    <style:style style:name="P319" style:family="paragraph" style:parent-style-name="Standard">
      <style:paragraph-properties fo:text-align="center" style:justify-single-word="false"/>
      <style:text-properties style:font-name="Liberation Serif" fo:font-size="12pt" style:text-underline-style="none" fo:font-weight="normal" officeooo:rsid="0103e6be" officeooo:paragraph-rsid="010616d0" style:font-size-asian="10.5pt" style:font-weight-asian="normal" style:font-size-complex="12pt" style:font-weight-complex="normal"/>
    </style:style>
    <style:style style:name="P320" style:family="paragraph" style:parent-style-name="Standard">
      <style:paragraph-properties fo:text-align="center" style:justify-single-word="false"/>
      <style:text-properties style:font-name="Liberation Serif" fo:font-size="12pt" style:text-underline-style="none" fo:font-weight="normal" officeooo:rsid="0103e6be" officeooo:paragraph-rsid="01075a9c" style:font-size-asian="10.5pt" style:font-weight-asian="normal" style:font-size-complex="12pt" style:font-weight-complex="normal"/>
    </style:style>
    <style:style style:name="P321" style:family="paragraph" style:parent-style-name="Standard" style:list-style-name="L13">
      <style:paragraph-properties fo:text-align="start" style:justify-single-word="false"/>
      <style:text-properties style:font-name="Liberation Serif" fo:font-size="12pt" style:text-underline-style="none" fo:font-weight="normal" officeooo:rsid="010a79c8" officeooo:paragraph-rsid="010a79c8" style:font-size-asian="10.5pt" style:font-weight-asian="normal" style:font-size-complex="12pt" style:font-weight-complex="normal"/>
    </style:style>
    <style:style style:name="P322" style:family="paragraph" style:parent-style-name="Standard">
      <style:paragraph-properties fo:text-align="center" style:justify-single-word="false"/>
      <style:text-properties style:font-name="Liberation Serif" fo:font-size="12pt" style:text-underline-style="none" fo:font-weight="normal" officeooo:rsid="002c3e68" officeooo:paragraph-rsid="00e03f06" style:font-size-asian="12pt" style:font-weight-asian="normal" style:font-size-complex="12pt" style:font-weight-complex="normal"/>
    </style:style>
    <style:style style:name="P323" style:family="paragraph" style:parent-style-name="Standard">
      <style:paragraph-properties fo:text-align="center" style:justify-single-word="false"/>
      <style:text-properties style:font-name="Liberation Serif" fo:font-size="12pt" style:text-underline-style="none" fo:font-weight="normal" officeooo:rsid="002c3e68" officeooo:paragraph-rsid="00e34249" style:font-size-asian="12pt" style:font-weight-asian="normal" style:font-size-complex="12pt" style:font-weight-complex="normal"/>
    </style:style>
    <style:style style:name="P324" style:family="paragraph" style:parent-style-name="Standard">
      <style:paragraph-properties fo:text-align="center" style:justify-single-word="false"/>
      <style:text-properties style:font-name="Liberation Serif" fo:font-size="16pt" style:text-underline-style="solid" style:text-underline-width="auto" style:text-underline-color="font-color" fo:font-weight="normal" officeooo:rsid="004b792b" officeooo:paragraph-rsid="00017eb6" style:font-size-asian="16pt" style:font-weight-asian="normal" style:font-size-complex="16pt" style:font-weight-complex="normal"/>
    </style:style>
    <style:style style:name="P325"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italic" style:text-underline-style="none" fo:font-weight="normal" officeooo:rsid="00950782" officeooo:paragraph-rsid="00941053" fo:background-color="#fffffe" style:font-size-asian="12pt" style:font-style-asian="italic" style:font-weight-asian="normal" style:font-size-complex="12pt" style:font-style-complex="italic" style:font-weight-complex="normal"/>
    </style:style>
    <style:style style:name="P326" style:family="paragraph" style:parent-style-name="Standard">
      <style:paragraph-properties fo:text-align="center" style:justify-single-word="false"/>
      <style:text-properties fo:font-variant="normal" fo:text-transform="none" fo:color="#000000" loext:opacity="100%" style:font-name="Liberation Serif" fo:font-size="12pt" fo:letter-spacing="normal" fo:font-style="normal" style:text-underline-style="none" fo:font-weight="normal" officeooo:rsid="002c3e68" officeooo:paragraph-rsid="00c4b776" fo:background-color="#fffffe" style:font-size-asian="12pt" style:font-weight-asian="normal" style:font-size-complex="12pt" style:font-weight-complex="normal"/>
    </style:style>
    <style:style style:name="P327" style:family="paragraph" style:parent-style-name="Standard">
      <style:paragraph-properties fo:text-align="center" style:justify-single-word="false"/>
      <style:text-properties fo:font-variant="normal" fo:text-transform="none" fo:color="#000000" loext:opacity="100%" style:font-name="Liberation Serif" fo:font-size="12pt" fo:letter-spacing="normal" fo:font-style="normal" style:text-underline-style="none" fo:font-weight="normal" officeooo:rsid="002c3e68" officeooo:paragraph-rsid="00c20060" fo:background-color="#fffffe" style:font-size-asian="12pt" style:font-weight-asian="normal" style:font-size-complex="12pt" style:font-weight-complex="normal"/>
    </style:style>
    <style:style style:name="P328"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font-style="normal" style:text-underline-style="none" fo:font-weight="normal" officeooo:rsid="002c3e68" officeooo:paragraph-rsid="00c4b776" fo:background-color="#fffffe" style:font-size-asian="12pt" style:font-weight-asian="normal" style:font-size-complex="12pt" style:font-weight-complex="normal"/>
    </style:style>
    <style:style style:name="P329"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font-style="normal" style:text-underline-style="none" fo:font-weight="normal" officeooo:rsid="002c3e68" officeooo:paragraph-rsid="00c20060" fo:background-color="#fffffe" style:font-size-asian="12pt" style:font-weight-asian="normal" style:font-size-complex="12pt" style:font-weight-complex="normal"/>
    </style:style>
    <style:style style:name="P330" style:family="paragraph" style:parent-style-name="Standard">
      <style:paragraph-properties fo:text-align="center" style:justify-single-word="false"/>
      <style:text-properties fo:font-variant="normal" fo:text-transform="none" fo:color="#000000" loext:opacity="100%" style:font-name="Liberation Serif" fo:font-size="12pt" fo:letter-spacing="normal" fo:font-style="normal" style:text-underline-style="none" fo:font-weight="normal" officeooo:rsid="00b1b95f" officeooo:paragraph-rsid="00dca49b" fo:background-color="#fffffe" style:font-size-asian="12pt" style:font-weight-asian="normal" style:font-size-complex="12pt" style:font-weight-complex="normal"/>
    </style:style>
    <style:style style:name="P331" style:family="paragraph" style:parent-style-name="Standard">
      <style:paragraph-properties fo:text-align="center" style:justify-single-word="false"/>
      <style:text-properties fo:font-variant="normal" fo:text-transform="none" fo:color="#000000" loext:opacity="100%" style:font-name="Liberation Serif" fo:font-size="12pt" fo:letter-spacing="normal" fo:font-style="normal" style:text-underline-style="none" fo:font-weight="normal" officeooo:rsid="00b1b95f" officeooo:paragraph-rsid="00c383bb" fo:background-color="#fffffe" style:font-size-asian="12pt" style:font-weight-asian="normal" style:font-size-complex="12pt" style:font-weight-complex="normal"/>
    </style:style>
    <style:style style:name="P332" style:family="paragraph" style:parent-style-name="Standard">
      <style:paragraph-properties fo:text-align="center" style:justify-single-word="false"/>
      <style:text-properties fo:font-variant="normal" fo:text-transform="none" fo:color="#000000" loext:opacity="100%" style:font-name="Liberation Serif" fo:font-size="12pt" fo:letter-spacing="normal" fo:font-style="normal" style:text-underline-style="none" fo:font-weight="normal" officeooo:rsid="002c3e68" officeooo:paragraph-rsid="00c4b776" fo:background-color="#fffffe" style:font-size-asian="12pt" style:font-style-asian="italic" style:font-weight-asian="normal" style:font-size-complex="12pt" style:font-style-complex="italic" style:font-weight-complex="normal"/>
    </style:style>
    <style:style style:name="P333" style:family="paragraph" style:parent-style-name="Standard">
      <style:paragraph-properties fo:text-align="center" style:justify-single-word="false"/>
      <style:text-properties fo:font-variant="normal" fo:text-transform="none" fo:color="#000000" loext:opacity="100%" style:font-name="Liberation Serif" fo:font-size="12pt" fo:letter-spacing="normal" fo:font-style="normal" style:text-underline-style="none" fo:font-weight="normal" officeooo:rsid="00b1b95f" officeooo:paragraph-rsid="00c78f14" fo:background-color="#fffffe" style:font-size-asian="12pt" style:font-style-asian="italic" style:font-weight-asian="normal" style:font-size-complex="12pt" style:font-style-complex="italic" style:font-weight-complex="normal"/>
    </style:style>
    <style:style style:name="P334" style:family="paragraph" style:parent-style-name="Standard">
      <style:text-properties style:font-name="Liberation Serif"/>
    </style:style>
    <style:style style:name="P335" style:family="paragraph" style:parent-style-name="Standard">
      <style:paragraph-properties fo:text-align="start" style:justify-single-word="false"/>
      <style:text-properties style:font-name="Liberation Serif" fo:font-size="12pt" style:text-underline-style="none" fo:font-weight="normal" officeooo:rsid="002c3e68" officeooo:paragraph-rsid="00e03f06" style:font-size-asian="12pt" style:font-weight-asian="normal" style:font-size-complex="12pt" style:font-weight-complex="normal"/>
    </style:style>
    <style:style style:name="P336" style:family="paragraph" style:parent-style-name="Standard">
      <style:paragraph-properties fo:text-align="center" style:justify-single-word="false"/>
      <style:text-properties style:font-name="Liberation Serif" fo:font-size="12pt" style:text-underline-style="none" fo:font-weight="normal" officeooo:rsid="00ed401d" officeooo:paragraph-rsid="00ed401d" style:font-size-asian="10.5pt" style:font-weight-asian="normal" style:font-size-complex="12pt" style:font-weight-complex="normal"/>
    </style:style>
    <style:style style:name="P337" style:family="paragraph" style:parent-style-name="Standard">
      <style:paragraph-properties fo:text-align="start" style:justify-single-word="false"/>
      <style:text-properties style:font-name="Liberation Serif" fo:font-size="12pt" style:text-underline-style="none" fo:font-weight="normal" officeooo:rsid="00ed401d" officeooo:paragraph-rsid="00ee4858" style:font-size-asian="10.5pt" style:font-weight-asian="normal" style:font-size-complex="12pt" style:font-weight-complex="normal"/>
    </style:style>
    <style:style style:name="P338" style:family="paragraph" style:parent-style-name="Standard">
      <style:paragraph-properties fo:text-align="start" style:justify-single-word="false"/>
      <style:text-properties style:font-name="Liberation Serif" fo:font-size="12pt" style:text-underline-style="none" fo:font-weight="normal" officeooo:rsid="00f82431" officeooo:paragraph-rsid="00f82431" style:font-size-asian="10.5pt" style:font-weight-asian="normal" style:font-size-complex="12pt" style:font-weight-complex="normal"/>
    </style:style>
    <style:style style:name="P339" style:family="paragraph" style:parent-style-name="Standard">
      <style:paragraph-properties fo:text-align="center" style:justify-single-word="false"/>
      <style:text-properties style:font-name="Liberation Serif" fo:font-size="12pt" style:text-underline-style="none" fo:font-weight="normal" officeooo:rsid="0103e6be" officeooo:paragraph-rsid="0103e6be" style:font-size-asian="10.5pt" style:font-weight-asian="normal" style:font-size-complex="12pt" style:font-weight-complex="normal"/>
    </style:style>
    <style:style style:name="P340" style:family="paragraph" style:parent-style-name="Standard">
      <style:text-properties fo:color="#a31515" loext:opacity="100%" style:font-name="Liberation Serif" fo:background-color="#fffffe"/>
    </style:style>
    <style:style style:name="P341" style:family="paragraph" style:parent-style-name="Standard">
      <style:paragraph-properties fo:text-align="start" style:justify-single-word="false"/>
      <style:text-properties fo:color="#a31515" loext:opacity="100%" style:font-name="Liberation Serif" fo:background-color="#fffffe"/>
    </style:style>
    <style:style style:name="P342" style:family="paragraph" style:parent-style-name="Standard">
      <style:paragraph-properties fo:text-align="start" style:justify-single-word="false"/>
      <style:text-properties fo:color="#a31515" loext:opacity="100%" style:font-name="Liberation Serif" fo:font-size="12pt" style:text-underline-style="none" fo:font-weight="normal" officeooo:rsid="0103e6be" officeooo:paragraph-rsid="010921bd" fo:background-color="#fffffe" style:font-size-asian="10.5pt" style:font-weight-asian="normal" style:font-size-complex="12pt" style:font-weight-complex="normal"/>
    </style:style>
    <style:style style:name="T1" style:family="text">
      <style:text-properties officeooo:rsid="00067db1"/>
    </style:style>
    <style:style style:name="T2" style:family="text">
      <style:text-properties style:font-size-asian="12pt"/>
    </style:style>
    <style:style style:name="T3" style:family="text">
      <style:text-properties officeooo:rsid="000611e5" style:font-size-asian="12pt"/>
    </style:style>
    <style:style style:name="T4" style:family="text">
      <style:text-properties officeooo:rsid="00140c0b" style:font-size-asian="12pt"/>
    </style:style>
    <style:style style:name="T5" style:family="text">
      <style:text-properties officeooo:rsid="002431dc" style:font-size-asian="12pt"/>
    </style:style>
    <style:style style:name="T6" style:family="text">
      <style:text-properties officeooo:rsid="00e03f06" style:font-size-asian="12pt"/>
    </style:style>
    <style:style style:name="T7" style:family="text">
      <style:text-properties officeooo:rsid="00e301f4" style:font-size-asian="12pt"/>
    </style:style>
    <style:style style:name="T8" style:family="text">
      <style:text-properties officeooo:rsid="00f45678" style:font-size-asian="12pt"/>
    </style:style>
    <style:style style:name="T9" style:family="text">
      <style:text-properties officeooo:rsid="0009c32a"/>
    </style:style>
    <style:style style:name="T10" style:family="text">
      <style:text-properties officeooo:rsid="000ae0ba"/>
    </style:style>
    <style:style style:name="T11" style:family="text">
      <style:text-properties officeooo:rsid="000bd12f"/>
    </style:style>
    <style:style style:name="T12" style:family="text">
      <style:text-properties officeooo:rsid="000beb16"/>
    </style:style>
    <style:style style:name="T13" style:family="text">
      <style:text-properties officeooo:rsid="000d6d51"/>
    </style:style>
    <style:style style:name="T14" style:family="text">
      <style:text-properties officeooo:rsid="0015e198"/>
    </style:style>
    <style:style style:name="T15" style:family="text">
      <style:text-properties officeooo:rsid="001804fe"/>
    </style:style>
    <style:style style:name="T16" style:family="text">
      <style:text-properties officeooo:rsid="001b3cc2"/>
    </style:style>
    <style:style style:name="T17" style:family="text">
      <style:text-properties officeooo:rsid="001c957c"/>
    </style:style>
    <style:style style:name="T18" style:family="text">
      <style:text-properties officeooo:rsid="001dfdfd"/>
    </style:style>
    <style:style style:name="T19" style:family="text">
      <style:text-properties officeooo:rsid="001f6171"/>
    </style:style>
    <style:style style:name="T20" style:family="text">
      <style:text-properties officeooo:rsid="0020b8b3"/>
    </style:style>
    <style:style style:name="T21" style:family="text">
      <style:text-properties officeooo:rsid="00232514"/>
    </style:style>
    <style:style style:name="T22" style:family="text">
      <style:text-properties officeooo:rsid="002431dc"/>
    </style:style>
    <style:style style:name="T23" style:family="text">
      <style:text-properties officeooo:rsid="002485f1"/>
    </style:style>
    <style:style style:name="T24" style:family="text">
      <style:text-properties officeooo:rsid="0029ae68"/>
    </style:style>
    <style:style style:name="T25" style:family="text">
      <style:text-properties fo:color="#a31515" loext:opacity="100%"/>
    </style:style>
    <style:style style:name="T26" style:family="text">
      <style:text-properties fo:color="#a31515" loext:opacity="100%" style:font-name="Liberation Serif" fo:background-color="#fffffe" loext:char-shading-value="0"/>
    </style:style>
    <style:style style:name="T27" style:family="text">
      <style:text-properties fo:color="#a31515" loext:opacity="100%" style:font-name="Liberation Serif" fo:font-size="12pt" style:text-underline-style="none" fo:font-weight="normal" officeooo:rsid="0035cda4" fo:background-color="#fffffe" loext:char-shading-value="0" style:font-size-asian="12pt" style:font-weight-asian="normal" style:font-size-complex="12pt" style:font-weight-complex="normal"/>
    </style:style>
    <style:style style:name="T28" style:family="text">
      <style:text-properties fo:color="#a31515" loext:opacity="100%" fo:font-size="12pt" style:text-underline-style="none" fo:font-weight="normal" officeooo:rsid="0005bd6b" fo:background-color="#fffffe" loext:char-shading-value="0" style:font-size-asian="12pt" style:font-weight-asian="normal" style:font-size-complex="12pt" style:font-weight-complex="normal"/>
    </style:style>
    <style:style style:name="T29" style:family="text">
      <style:text-properties fo:color="#a31515" loext:opacity="100%" fo:font-size="12pt" style:text-underline-style="none" fo:font-weight="normal" officeooo:rsid="003edb5c" fo:background-color="#fffffe" loext:char-shading-value="0" style:font-size-asian="12pt" style:font-weight-asian="normal" style:font-size-complex="12pt" style:font-weight-complex="normal"/>
    </style:style>
    <style:style style:name="T30" style:family="text">
      <style:text-properties fo:color="#a31515" loext:opacity="100%" officeooo:rsid="0040bb08"/>
    </style:style>
    <style:style style:name="T31" style:family="text">
      <style:text-properties fo:color="#a31515" loext:opacity="100%" officeooo:rsid="0041e812"/>
    </style:style>
    <style:style style:name="T32" style:family="text">
      <style:text-properties fo:color="#a31515" loext:opacity="100%" officeooo:rsid="0042f053"/>
    </style:style>
    <style:style style:name="T33" style:family="text">
      <style:text-properties fo:color="#a31515" loext:opacity="100%" officeooo:rsid="0048f1fa"/>
    </style:style>
    <style:style style:name="T34" style:family="text">
      <style:text-properties fo:color="#a31515" loext:opacity="100%" officeooo:rsid="004f70aa"/>
    </style:style>
    <style:style style:name="T35" style:family="text">
      <style:text-properties fo:color="#a31515" loext:opacity="100%" officeooo:rsid="004fdd42"/>
    </style:style>
    <style:style style:name="T36" style:family="text">
      <style:text-properties fo:color="#a31515" loext:opacity="100%" officeooo:rsid="00534315"/>
    </style:style>
    <style:style style:name="T37" style:family="text">
      <style:text-properties fo:color="#a31515" loext:opacity="100%" officeooo:rsid="0053f5ac"/>
    </style:style>
    <style:style style:name="T38" style:family="text">
      <style:text-properties fo:color="#000000" loext:opacity="100%" fo:background-color="#fffffe" loext:char-shading-value="0"/>
    </style:style>
    <style:style style:name="T39" style:family="text">
      <style:text-properties fo:color="#000000" loext:opacity="100%" officeooo:rsid="002dffd5" fo:background-color="#fffffe" loext:char-shading-value="0"/>
    </style:style>
    <style:style style:name="T40" style:family="text">
      <style:text-properties fo:color="#000000" loext:opacity="100%" officeooo:rsid="003cd920" fo:background-color="#fffffe" loext:char-shading-value="0"/>
    </style:style>
    <style:style style:name="T41" style:family="text">
      <style:text-properties fo:color="#000000" loext:opacity="100%" officeooo:rsid="006e59eb" fo:background-color="#fffffe" loext:char-shading-value="0"/>
    </style:style>
    <style:style style:name="T42" style:family="text">
      <style:text-properties fo:color="#000000" loext:opacity="100%" officeooo:rsid="006e9be9" fo:background-color="#fffffe" loext:char-shading-value="0"/>
    </style:style>
    <style:style style:name="T43" style:family="text">
      <style:text-properties fo:color="#000000" loext:opacity="100%" officeooo:rsid="00702beb" fo:background-color="#fffffe" loext:char-shading-value="0"/>
    </style:style>
    <style:style style:name="T44" style:family="text">
      <style:text-properties fo:color="#000000" loext:opacity="100%" officeooo:rsid="007086d3" fo:background-color="#fffffe" loext:char-shading-value="0"/>
    </style:style>
    <style:style style:name="T45" style:family="text">
      <style:text-properties fo:color="#000000" loext:opacity="100%" officeooo:rsid="0072d04c" fo:background-color="#fffffe" loext:char-shading-value="0"/>
    </style:style>
    <style:style style:name="T46" style:family="text">
      <style:text-properties fo:color="#000000" loext:opacity="100%" fo:font-size="12pt" style:text-underline-style="none" fo:font-weight="normal" officeooo:rsid="0005bd6b" fo:background-color="#fffffe" loext:char-shading-value="0" style:font-size-asian="12pt" style:font-weight-asian="normal" style:font-size-complex="12pt" style:font-weight-complex="normal"/>
    </style:style>
    <style:style style:name="T47" style:family="text">
      <style:text-properties fo:color="#000000" loext:opacity="100%" style:font-name="Liberation Serif" fo:font-size="12pt" style:text-underline-style="none" fo:font-weight="normal" officeooo:rsid="0005bd6b" fo:background-color="#fffffe" loext:char-shading-value="0" style:font-size-asian="12pt" style:font-weight-asian="normal" style:font-size-complex="12pt" style:font-weight-complex="normal"/>
    </style:style>
    <style:style style:name="T48" style:family="text">
      <style:text-properties fo:color="#000000" loext:opacity="100%" style:font-name="Liberation Serif" fo:font-size="12pt" style:text-underline-style="none" fo:font-weight="normal" officeooo:rsid="0035cda4" fo:background-color="#fffffe" loext:char-shading-value="0" style:font-size-asian="12pt" style:font-weight-asian="normal" style:font-size-complex="12pt" style:font-weight-complex="normal"/>
    </style:style>
    <style:style style:name="T49" style:family="text">
      <style:text-properties fo:color="#000000" loext:opacity="100%" style:font-name="Liberation Serif" fo:font-size="12pt" style:text-underline-style="none" fo:font-weight="normal" officeooo:rsid="00394c4b" fo:background-color="#fffffe" loext:char-shading-value="0" style:font-size-asian="12pt" style:font-weight-asian="normal" style:font-size-complex="12pt" style:font-weight-complex="normal"/>
    </style:style>
    <style:style style:name="T50" style:family="text">
      <style:text-properties fo:color="#000000" loext:opacity="100%" style:font-name="Liberation Serif" fo:font-size="12pt" style:text-underline-style="none" fo:font-weight="normal" officeooo:rsid="0035cda4" fo:background-color="#fffffe" loext:char-shading-value="0" style:font-size-asian="10.5pt" style:font-weight-asian="normal" style:font-size-complex="12pt" style:font-weight-complex="normal"/>
    </style:style>
    <style:style style:name="T51" style:family="text">
      <style:text-properties fo:color="#000000" loext:opacity="100%" style:font-name="Liberation Serif" fo:font-size="12pt" fo:font-style="italic" style:text-underline-style="none" fo:font-weight="normal" officeooo:rsid="007e6070" fo:background-color="#fffffe" loext:char-shading-value="0" style:font-size-asian="12pt" style:font-style-asian="italic" style:font-weight-asian="normal" style:font-size-complex="12pt" style:font-style-complex="italic" style:font-weight-complex="normal"/>
    </style:style>
    <style:style style:name="T52" style:family="text">
      <style:text-properties fo:color="#000000" loext:opacity="100%" style:font-name="Liberation Serif" fo:font-size="12pt" fo:font-weight="normal" fo:background-color="#fffffe" loext:char-shading-value="0" style:font-size-asian="12pt" style:font-size-complex="12pt"/>
    </style:style>
    <style:style style:name="T53" style:family="text">
      <style:text-properties fo:color="#000000" loext:opacity="100%" style:font-name="Liberation Serif" fo:font-size="12pt" fo:font-weight="normal" officeooo:rsid="00b2a361" fo:background-color="#fffffe" loext:char-shading-value="0" style:font-size-asian="12pt" style:font-size-complex="12pt"/>
    </style:style>
    <style:style style:name="T54" style:family="text">
      <style:text-properties fo:color="#000000" loext:opacity="100%" style:font-name="Liberation Serif" fo:background-color="#fffffe" loext:char-shading-value="0"/>
    </style:style>
    <style:style style:name="T55" style:family="text">
      <style:text-properties fo:color="#0451a5" loext:opacity="100%"/>
    </style:style>
    <style:style style:name="T56" style:family="text">
      <style:text-properties fo:color="#0451a5" loext:opacity="100%" officeooo:rsid="002e6bec"/>
    </style:style>
    <style:style style:name="T57" style:family="text">
      <style:text-properties fo:color="#0451a5" loext:opacity="100%" officeooo:rsid="00302ec5"/>
    </style:style>
    <style:style style:name="T58" style:family="text">
      <style:text-properties fo:color="#0451a5" loext:opacity="100%" style:font-name="Liberation Serif" fo:background-color="#fffffe" loext:char-shading-value="0"/>
    </style:style>
    <style:style style:name="T59" style:family="text">
      <style:text-properties fo:color="#0451a5" loext:opacity="100%" style:font-name="Liberation Serif" officeooo:rsid="003824d9" fo:background-color="#fffffe" loext:char-shading-value="0"/>
    </style:style>
    <style:style style:name="T60" style:family="text">
      <style:text-properties fo:color="#0451a5" loext:opacity="100%" style:font-name="Liberation Serif" fo:font-size="12pt" style:text-underline-style="none" fo:font-weight="normal" officeooo:rsid="0035cda4" fo:background-color="#fffffe" loext:char-shading-value="0" style:font-size-asian="12pt" style:font-weight-asian="normal" style:font-size-complex="12pt" style:font-weight-complex="normal"/>
    </style:style>
    <style:style style:name="T61" style:family="text">
      <style:text-properties fo:color="#0451a5" loext:opacity="100%" style:font-name="Liberation Serif" fo:font-size="12pt" style:text-underline-style="none" fo:font-weight="normal" officeooo:rsid="003824d9" fo:background-color="#fffffe" loext:char-shading-value="0" style:font-size-asian="12pt" style:font-weight-asian="normal" style:font-size-complex="12pt" style:font-weight-complex="normal"/>
    </style:style>
    <style:style style:name="T62" style:family="text">
      <style:text-properties fo:color="#0451a5" loext:opacity="100%" officeooo:rsid="0036f41a"/>
    </style:style>
    <style:style style:name="T63" style:family="text">
      <style:text-properties fo:color="#0451a5" loext:opacity="100%" officeooo:rsid="003cf921"/>
    </style:style>
    <style:style style:name="T64" style:family="text">
      <style:text-properties fo:color="#0451a5" loext:opacity="100%" fo:font-size="12pt" style:text-underline-style="none" fo:font-weight="normal" officeooo:rsid="0005bd6b" fo:background-color="#fffffe" loext:char-shading-value="0" style:font-size-asian="12pt" style:font-weight-asian="normal" style:font-size-complex="12pt" style:font-weight-complex="normal"/>
    </style:style>
    <style:style style:name="T65" style:family="text">
      <style:text-properties fo:color="#0451a5" loext:opacity="100%" fo:font-size="12pt" style:text-underline-style="none" fo:font-weight="normal" officeooo:rsid="003ee96b" fo:background-color="#fffffe" loext:char-shading-value="0" style:font-size-asian="12pt" style:font-weight-asian="normal" style:font-size-complex="12pt" style:font-weight-complex="normal"/>
    </style:style>
    <style:style style:name="T66" style:family="text">
      <style:text-properties fo:color="#0451a5" loext:opacity="100%" officeooo:rsid="003ee96b"/>
    </style:style>
    <style:style style:name="T67" style:family="text">
      <style:text-properties fo:color="#0451a5" loext:opacity="100%" officeooo:rsid="0041e812"/>
    </style:style>
    <style:style style:name="T68" style:family="text">
      <style:text-properties fo:color="#0451a5" loext:opacity="100%" officeooo:rsid="0042f053"/>
    </style:style>
    <style:style style:name="T69" style:family="text">
      <style:text-properties fo:color="#0451a5" loext:opacity="100%" officeooo:rsid="0045b063"/>
    </style:style>
    <style:style style:name="T70" style:family="text">
      <style:text-properties fo:color="#0451a5" loext:opacity="100%" officeooo:rsid="0048f1fa"/>
    </style:style>
    <style:style style:name="T71" style:family="text">
      <style:text-properties fo:color="#0451a5" loext:opacity="100%" officeooo:rsid="0049cb82"/>
    </style:style>
    <style:style style:name="T72" style:family="text">
      <style:text-properties fo:color="#0451a5" loext:opacity="100%" officeooo:rsid="004f70aa"/>
    </style:style>
    <style:style style:name="T73" style:family="text">
      <style:text-properties fo:color="#0451a5" loext:opacity="100%" officeooo:rsid="004fdd42"/>
    </style:style>
    <style:style style:name="T74" style:family="text">
      <style:text-properties fo:color="#0451a5" loext:opacity="100%" officeooo:rsid="00527951"/>
    </style:style>
    <style:style style:name="T75" style:family="text">
      <style:text-properties fo:color="#0451a5" loext:opacity="100%" officeooo:rsid="00758ad9"/>
    </style:style>
    <style:style style:name="T76" style:family="text">
      <style:text-properties officeooo:rsid="0035cda4"/>
    </style:style>
    <style:style style:name="T77" style:family="text">
      <style:text-properties style:font-name="Liberation Serif" fo:font-size="12pt" style:text-underline-style="none" fo:font-weight="normal" officeooo:rsid="0035cda4" style:font-size-asian="10.5pt" style:font-weight-asian="normal" style:font-size-complex="12pt" style:font-weight-complex="normal"/>
    </style:style>
    <style:style style:name="T78" style:family="text">
      <style:text-properties style:font-name="Liberation Serif" fo:font-size="12pt" style:text-underline-style="none" fo:font-weight="normal" officeooo:rsid="0005bd6b" style:font-size-asian="12pt" style:font-weight-asian="normal" style:font-size-complex="12pt" style:font-weight-complex="normal"/>
    </style:style>
    <style:style style:name="T79" style:family="text">
      <style:text-properties style:font-name="Liberation Serif" fo:font-size="12pt" style:text-underline-style="none" fo:font-weight="normal" officeooo:rsid="002b7797" style:font-size-asian="12pt" style:font-weight-asian="normal" style:font-size-complex="12pt" style:font-weight-complex="normal"/>
    </style:style>
    <style:style style:name="T80" style:family="text">
      <style:text-properties style:font-name="Liberation Serif" fo:font-size="12pt" style:text-underline-style="none" fo:font-weight="normal" officeooo:rsid="00067db1" style:font-size-asian="12pt" style:font-weight-asian="normal" style:font-size-complex="12pt" style:font-weight-complex="normal"/>
    </style:style>
    <style:style style:name="T81" style:family="text">
      <style:text-properties style:font-name="Liberation Serif" fo:font-size="12pt" style:text-underline-style="none" fo:font-weight="normal" officeooo:rsid="0071c385" style:font-size-asian="12pt" style:font-weight-asian="normal" style:font-size-complex="12pt" style:font-weight-complex="normal"/>
    </style:style>
    <style:style style:name="T82" style:family="text">
      <style:text-properties style:font-name="Liberation Serif" fo:font-size="12pt" fo:font-style="italic" style:text-underline-style="none" fo:font-weight="normal" officeooo:rsid="007e6070" style:font-size-asian="12pt" style:font-style-asian="italic" style:font-weight-asian="normal" style:font-size-complex="12pt" style:font-style-complex="italic" style:font-weight-complex="normal"/>
    </style:style>
    <style:style style:name="T83" style:family="text">
      <style:text-properties style:font-name="Liberation Serif" fo:font-size="12pt" fo:font-weight="normal" style:font-size-asian="12pt" style:font-size-complex="12pt"/>
    </style:style>
    <style:style style:name="T84" style:family="text">
      <style:text-properties style:font-name="Liberation Serif" fo:font-size="12pt" fo:font-weight="normal" officeooo:rsid="00889376" style:font-size-asian="12pt" style:font-size-complex="12pt"/>
    </style:style>
    <style:style style:name="T85" style:family="text">
      <style:text-properties style:font-name="Liberation Serif" fo:font-size="12pt" fo:font-weight="normal" officeooo:rsid="009e45dd" style:font-size-asian="12pt" style:font-size-complex="12pt"/>
    </style:style>
    <style:style style:name="T86" style:family="text">
      <style:text-properties style:font-name="Liberation Serif" fo:font-size="12pt" fo:font-weight="normal" officeooo:rsid="00b2a361" style:font-size-asian="12pt" style:font-size-complex="12pt"/>
    </style:style>
    <style:style style:name="T87" style:family="text">
      <style:text-properties style:font-name="Liberation Serif" fo:font-size="12pt" fo:font-weight="normal" officeooo:rsid="00c7b50b" style:font-size-asian="12pt" style:font-size-complex="12pt"/>
    </style:style>
    <style:style style:name="T88" style:family="text">
      <style:text-properties officeooo:rsid="005ec2cf"/>
    </style:style>
    <style:style style:name="T89" style:family="text">
      <style:text-properties officeooo:rsid="00633d13"/>
    </style:style>
    <style:style style:name="T90" style:family="text">
      <style:text-properties officeooo:rsid="0063b86d"/>
    </style:style>
    <style:style style:name="T91" style:family="text">
      <style:text-properties fo:font-size="12pt" style:text-underline-style="none" fo:font-weight="normal" officeooo:rsid="000611e5" style:font-size-asian="12pt" style:font-weight-asian="normal" style:font-size-complex="12pt" style:font-weight-complex="normal"/>
    </style:style>
    <style:style style:name="T92" style:family="text">
      <style:text-properties fo:font-size="12pt" style:text-underline-style="none" fo:font-weight="normal" officeooo:rsid="00081de4" style:font-size-asian="12pt" style:font-weight-asian="normal" style:font-size-complex="12pt" style:font-weight-complex="normal"/>
    </style:style>
    <style:style style:name="T93" style:family="text">
      <style:text-properties fo:font-size="12pt" style:text-underline-style="none" fo:font-weight="normal" officeooo:rsid="00081de4" style:font-size-asian="10.5pt" style:font-weight-asian="normal" style:font-size-complex="12pt" style:font-weight-complex="normal"/>
    </style:style>
    <style:style style:name="T94" style:family="text">
      <style:text-properties fo:font-size="12pt" style:text-underline-style="none" fo:font-weight="normal" officeooo:rsid="0009c32a" style:font-size-asian="10.5pt" style:font-weight-asian="normal" style:font-size-complex="12pt" style:font-weight-complex="normal"/>
    </style:style>
    <style:style style:name="T95" style:family="text">
      <style:text-properties fo:font-size="12pt" style:text-underline-style="none" fo:font-weight="normal" officeooo:rsid="000beb16" style:font-size-asian="10.5pt" style:font-weight-asian="normal" style:font-size-complex="12pt" style:font-weight-complex="normal"/>
    </style:style>
    <style:style style:name="T96" style:family="text">
      <style:text-properties fo:font-size="12pt" style:text-underline-style="none" fo:font-weight="normal" officeooo:rsid="000d6d51" style:font-size-asian="10.5pt" style:font-weight-asian="normal" style:font-size-complex="12pt" style:font-weight-complex="normal"/>
    </style:style>
    <style:style style:name="T97" style:family="text">
      <style:text-properties officeooo:rsid="006db7be"/>
    </style:style>
    <style:style style:name="T98" style:family="text">
      <style:text-properties officeooo:rsid="00747cd6"/>
    </style:style>
    <style:style style:name="T99" style:family="text">
      <style:text-properties officeooo:rsid="00758ad9"/>
    </style:style>
    <style:style style:name="T100" style:family="text">
      <style:text-properties officeooo:rsid="007ad115"/>
    </style:style>
    <style:style style:name="T101" style:family="text">
      <style:text-properties officeooo:rsid="007b7209"/>
    </style:style>
    <style:style style:name="T102" style:family="text">
      <style:text-properties officeooo:rsid="007c2178"/>
    </style:style>
    <style:style style:name="T103" style:family="text">
      <style:text-properties fo:font-variant="normal" fo:text-transform="none" fo:color="#212121" loext:opacity="100%" style:font-name="Liberation Serif" fo:font-size="12pt" fo:letter-spacing="normal" fo:font-style="italic" fo:font-weight="normal" style:font-size-asian="12pt" style:font-style-asian="italic" style:font-size-complex="12pt" style:font-style-complex="italic"/>
    </style:style>
    <style:style style:name="T104" style:family="text">
      <style:text-properties fo:font-variant="normal" fo:text-transform="none" fo:color="#212121" loext:opacity="100%" style:font-name="Liberation Serif" fo:font-size="12pt" fo:letter-spacing="normal" fo:font-style="italic" fo:font-weight="normal" fo:background-color="#fffffe" loext:char-shading-value="0" style:font-size-asian="12pt" style:font-style-asian="italic" style:font-size-complex="12pt" style:font-style-complex="italic"/>
    </style:style>
    <style:style style:name="T105" style:family="text">
      <style:text-properties fo:font-variant="normal" fo:text-transform="none" fo:color="#212121" loext:opacity="100%" style:font-name="Liberation Serif" fo:font-size="12pt" fo:letter-spacing="normal" fo:font-style="italic" style:text-underline-style="none" fo:font-weight="normal" officeooo:rsid="002c3e68" fo:background-color="#fffffe" loext:char-shading-value="0" style:font-size-asian="12pt" style:font-style-asian="italic" style:font-weight-asian="normal" style:font-size-complex="12pt" style:font-style-complex="italic" style:font-weight-complex="normal"/>
    </style:style>
    <style:style style:name="T106" style:family="text">
      <style:text-properties fo:font-variant="normal" fo:text-transform="none" fo:color="#212121" loext:opacity="100%" fo:letter-spacing="normal" fo:font-style="italic" fo:background-color="#fffffe" loext:char-shading-value="0" style:font-style-asian="italic" style:font-style-complex="italic"/>
    </style:style>
    <style:style style:name="T107" style:family="text">
      <style:text-properties fo:font-variant="normal" fo:text-transform="none" fo:color="#212121" loext:opacity="100%" fo:letter-spacing="normal" fo:font-style="italic" officeooo:rsid="007e6070" fo:background-color="#fffffe" loext:char-shading-value="0" style:font-style-asian="italic" style:font-style-complex="italic"/>
    </style:style>
    <style:style style:name="T108" style:family="text">
      <style:text-properties fo:font-variant="normal" fo:text-transform="none" fo:color="#212121" loext:opacity="100%" fo:letter-spacing="normal" fo:font-style="italic" officeooo:rsid="00889376" fo:background-color="#fffffe" loext:char-shading-value="0" style:font-style-asian="italic" style:font-style-complex="italic"/>
    </style:style>
    <style:style style:name="T109" style:family="text">
      <style:text-properties fo:font-variant="normal" fo:text-transform="none" fo:color="#212121" loext:opacity="100%" fo:letter-spacing="normal" fo:font-style="italic" officeooo:rsid="008b9dde" fo:background-color="#fffffe" loext:char-shading-value="0" style:font-style-asian="italic" style:font-style-complex="italic"/>
    </style:style>
    <style:style style:name="T110" style:family="text">
      <style:text-properties fo:font-variant="normal" fo:text-transform="none" fo:color="#212121" loext:opacity="100%" fo:letter-spacing="normal" fo:font-style="italic" officeooo:rsid="00950782" fo:background-color="#fffffe" loext:char-shading-value="0" style:font-style-asian="italic" style:font-style-complex="italic"/>
    </style:style>
    <style:style style:name="T111" style:family="text">
      <style:text-properties fo:font-variant="normal" fo:text-transform="none" fo:color="#212121" loext:opacity="100%" fo:letter-spacing="normal" fo:font-style="italic" officeooo:rsid="0096e211" fo:background-color="#fffffe" loext:char-shading-value="0" style:font-style-asian="italic" style:font-style-complex="italic"/>
    </style:style>
    <style:style style:name="T112" style:family="text">
      <style:text-properties fo:font-variant="normal" fo:text-transform="none" fo:color="#212121" loext:opacity="100%" fo:letter-spacing="normal" fo:font-style="italic" officeooo:rsid="00b34be4" fo:background-color="#fffffe" loext:char-shading-value="0" style:font-style-asian="italic" style:font-style-complex="italic"/>
    </style:style>
    <style:style style:name="T113" style:family="text">
      <style:text-properties fo:font-variant="normal" fo:text-transform="none" fo:color="#212121" loext:opacity="100%" fo:letter-spacing="normal" fo:font-style="italic" officeooo:rsid="00b4acbe" fo:background-color="#fffffe" loext:char-shading-value="0" style:font-style-asian="italic" style:font-style-complex="italic"/>
    </style:style>
    <style:style style:name="T114" style:family="text">
      <style:text-properties fo:font-variant="normal" fo:text-transform="none" fo:color="#212121" loext:opacity="100%" fo:letter-spacing="normal" fo:font-style="italic" officeooo:rsid="00b8d30e" fo:background-color="#fffffe" loext:char-shading-value="0" style:font-style-asian="italic" style:font-style-complex="italic"/>
    </style:style>
    <style:style style:name="T115" style:family="text">
      <style:text-properties fo:font-variant="normal" fo:text-transform="none" fo:color="#212121" loext:opacity="100%" fo:letter-spacing="normal" fo:font-style="italic" officeooo:rsid="00c12868" fo:background-color="#fffffe" loext:char-shading-value="0" style:font-style-asian="italic" style:font-style-complex="italic"/>
    </style:style>
    <style:style style:name="T116" style:family="text">
      <style:text-properties fo:font-variant="normal" fo:text-transform="none" fo:color="#212121" loext:opacity="100%" fo:letter-spacing="normal" fo:font-style="italic" officeooo:rsid="00c20060" fo:background-color="#fffffe" loext:char-shading-value="0" style:font-style-asian="italic" style:font-style-complex="italic"/>
    </style:style>
    <style:style style:name="T117" style:family="text">
      <style:text-properties fo:font-variant="normal" fo:text-transform="none" fo:color="#212121" loext:opacity="100%" fo:letter-spacing="normal" fo:font-style="italic" officeooo:rsid="00c6147f" fo:background-color="#fffffe" loext:char-shading-value="0" style:font-style-asian="italic" style:font-style-complex="italic"/>
    </style:style>
    <style:style style:name="T118" style:family="text">
      <style:text-properties fo:font-variant="normal" fo:text-transform="none" fo:color="#212121" loext:opacity="100%" fo:letter-spacing="normal" fo:font-style="italic" officeooo:rsid="00c7b50b" fo:background-color="#fffffe" loext:char-shading-value="0" style:font-style-asian="italic" style:font-style-complex="italic"/>
    </style:style>
    <style:style style:name="T119" style:family="text">
      <style:text-properties fo:font-variant="normal" fo:text-transform="none" fo:color="#212121" loext:opacity="100%" fo:letter-spacing="normal" fo:font-style="italic" officeooo:rsid="00d9de91" fo:background-color="#fffffe" loext:char-shading-value="0" style:font-style-asian="italic" style:font-style-complex="italic"/>
    </style:style>
    <style:style style:name="T120" style:family="text">
      <style:text-properties fo:font-variant="normal" fo:text-transform="none" fo:color="#212121" loext:opacity="100%" fo:letter-spacing="normal" fo:font-style="italic" style:font-size-asian="12pt" style:font-style-asian="italic" style:font-style-complex="italic"/>
    </style:style>
    <style:style style:name="T121" style:family="text">
      <style:text-properties fo:font-variant="normal" fo:text-transform="none" fo:color="#212121" loext:opacity="100%" fo:letter-spacing="normal" fo:background-color="#fffffe" loext:char-shading-value="0"/>
    </style:style>
    <style:style style:name="T122" style:family="text">
      <style:text-properties fo:font-variant="normal" fo:text-transform="none" fo:color="#212121" loext:opacity="100%" fo:letter-spacing="normal" officeooo:rsid="00950782" fo:background-color="#fffffe" loext:char-shading-value="0"/>
    </style:style>
    <style:style style:name="T123" style:family="text">
      <style:text-properties fo:font-variant="normal" fo:text-transform="none" fo:color="#000000" loext:opacity="100%" fo:letter-spacing="normal" fo:font-style="normal" fo:background-color="#fffffe" loext:char-shading-value="0"/>
    </style:style>
    <style:style style:name="T124" style:family="text">
      <style:text-properties fo:font-variant="normal" fo:text-transform="none" fo:color="#000000" loext:opacity="100%" fo:letter-spacing="normal" fo:font-style="normal" officeooo:rsid="002dffd5" fo:background-color="#fffffe" loext:char-shading-value="0"/>
    </style:style>
    <style:style style:name="T125" style:family="text">
      <style:text-properties fo:font-variant="normal" fo:text-transform="none" fo:color="#000000" loext:opacity="100%" fo:letter-spacing="normal" fo:font-style="normal" officeooo:rsid="00c062c3" fo:background-color="#fffffe" loext:char-shading-value="0"/>
    </style:style>
    <style:style style:name="T126" style:family="text">
      <style:text-properties fo:font-variant="normal" fo:text-transform="none" fo:color="#000000" loext:opacity="100%" fo:letter-spacing="normal" fo:font-style="normal" officeooo:rsid="00db3da2" fo:background-color="#fffffe" loext:char-shading-value="0"/>
    </style:style>
    <style:style style:name="T127" style:family="text">
      <style:text-properties fo:font-variant="normal" fo:text-transform="none" fo:color="#000000" loext:opacity="100%" fo:letter-spacing="normal" fo:font-style="normal" officeooo:rsid="00e03f06" fo:background-color="#fffffe" loext:char-shading-value="0"/>
    </style:style>
    <style:style style:name="T128" style:family="text">
      <style:text-properties fo:font-variant="normal" fo:text-transform="none" fo:color="#000000" loext:opacity="100%" fo:letter-spacing="normal" fo:font-style="normal" officeooo:rsid="00e34249" fo:background-color="#fffffe" loext:char-shading-value="0"/>
    </style:style>
    <style:style style:name="T129" style:family="text">
      <style:text-properties fo:font-variant="normal" fo:text-transform="none" fo:color="#000000" loext:opacity="100%" style:font-name="Liberation Serif" fo:font-size="12pt" fo:letter-spacing="normal" fo:font-style="italic" style:text-underline-style="none" fo:font-weight="normal" officeooo:rsid="007e6070" fo:background-color="#fffffe" loext:char-shading-value="0" style:font-size-asian="12pt" style:font-style-asian="italic" style:font-weight-asian="normal" style:font-size-complex="12pt" style:font-style-complex="italic" style:font-weight-complex="normal"/>
    </style:style>
    <style:style style:name="T130" style:family="text">
      <style:text-properties fo:font-variant="normal" fo:text-transform="none" fo:color="#000000" loext:opacity="100%" style:font-name="Liberation Serif" fo:font-size="12pt" fo:letter-spacing="normal" fo:font-style="italic" style:text-underline-style="none" fo:font-weight="normal" officeooo:rsid="008b9dde" fo:background-color="#fffffe" loext:char-shading-value="0" style:font-size-asian="12pt" style:font-style-asian="italic" style:font-weight-asian="normal" style:font-size-complex="12pt" style:font-style-complex="italic" style:font-weight-complex="normal"/>
    </style:style>
    <style:style style:name="T131" style:family="text">
      <style:text-properties fo:font-variant="normal" fo:text-transform="none" fo:color="#000000" loext:opacity="100%" style:font-name="Liberation Serif" fo:font-size="12pt" fo:letter-spacing="normal" fo:font-style="italic" style:text-underline-style="none" fo:font-weight="normal" officeooo:rsid="00b461ed" fo:background-color="#fffffe" loext:char-shading-value="0" style:font-size-asian="12pt" style:font-style-asian="italic" style:font-weight-asian="normal" style:font-size-complex="12pt" style:font-style-complex="italic" style:font-weight-complex="normal"/>
    </style:style>
    <style:style style:name="T132" style:family="text">
      <style:text-properties fo:font-variant="normal" fo:text-transform="none" fo:color="#000000" loext:opacity="100%" style:font-name="Liberation Serif" fo:font-size="12pt" fo:letter-spacing="normal" fo:font-style="italic" style:text-underline-style="none" fo:font-weight="normal" officeooo:rsid="00b4db84" fo:background-color="#fffffe" loext:char-shading-value="0" style:font-size-asian="12pt" style:font-style-asian="italic" style:font-weight-asian="normal" style:font-size-complex="12pt" style:font-style-complex="italic" style:font-weight-complex="normal"/>
    </style:style>
    <style:style style:name="T133" style:family="text">
      <style:text-properties fo:font-variant="normal" fo:text-transform="none" fo:color="#000000" loext:opacity="100%" style:font-name="Liberation Serif" fo:font-size="12pt" fo:letter-spacing="normal" fo:font-style="normal" style:text-underline-style="none" fo:font-weight="normal" officeooo:rsid="002c3e68" fo:background-color="#fffffe" loext:char-shading-value="0" style:font-size-asian="12pt" style:font-weight-asian="normal" style:font-size-complex="12pt" style:font-weight-complex="normal"/>
    </style:style>
    <style:style style:name="T134" style:family="text">
      <style:text-properties fo:font-variant="normal" fo:text-transform="none" fo:color="#000000" loext:opacity="100%" style:font-name="Liberation Serif" fo:font-size="12pt" fo:letter-spacing="normal" fo:font-style="normal" style:text-underline-style="none" fo:font-weight="normal" officeooo:rsid="00889376" fo:background-color="#fffffe" loext:char-shading-value="0" style:font-size-asian="12pt" style:font-weight-asian="normal" style:font-size-complex="12pt" style:font-weight-complex="normal"/>
    </style:style>
    <style:style style:name="T135" style:family="text">
      <style:text-properties fo:font-variant="normal" fo:text-transform="none" fo:color="#000000" loext:opacity="100%" style:font-name="Liberation Serif" fo:font-size="12pt" fo:letter-spacing="normal" fo:font-style="normal" style:text-underline-style="none" fo:font-weight="normal" officeooo:rsid="00b34be4" fo:background-color="#fffffe" loext:char-shading-value="0" style:font-size-asian="12pt" style:font-weight-asian="normal" style:font-size-complex="12pt" style:font-weight-complex="normal"/>
    </style:style>
    <style:style style:name="T136" style:family="text">
      <style:text-properties fo:font-variant="normal" fo:text-transform="none" fo:color="#000000" loext:opacity="100%" style:font-name="Liberation Serif" fo:font-size="12pt" fo:letter-spacing="normal" fo:font-style="normal" style:text-underline-style="none" fo:font-weight="normal" officeooo:rsid="00b4db84" fo:background-color="#fffffe" loext:char-shading-value="0" style:font-size-asian="12pt" style:font-weight-asian="normal" style:font-size-complex="12pt" style:font-weight-complex="normal"/>
    </style:style>
    <style:style style:name="T137" style:family="text">
      <style:text-properties fo:font-variant="normal" fo:text-transform="none" fo:color="#000000" loext:opacity="100%" style:font-name="Liberation Serif" fo:font-size="12pt" fo:letter-spacing="normal" fo:font-style="normal" style:text-underline-style="none" fo:font-weight="normal" officeooo:rsid="00b77f80" fo:background-color="#fffffe" loext:char-shading-value="0" style:font-size-asian="12pt" style:font-weight-asian="normal" style:font-size-complex="12pt" style:font-weight-complex="normal"/>
    </style:style>
    <style:style style:name="T138" style:family="text">
      <style:text-properties fo:font-variant="normal" fo:text-transform="none" fo:letter-spacing="normal" fo:font-style="normal"/>
    </style:style>
    <style:style style:name="T139" style:family="text">
      <style:text-properties fo:font-variant="normal" fo:text-transform="none" fo:letter-spacing="normal" fo:font-style="normal" officeooo:rsid="002dffd5"/>
    </style:style>
    <style:style style:name="T140" style:family="text">
      <style:text-properties fo:font-variant="normal" fo:text-transform="none" fo:letter-spacing="normal" fo:font-style="normal" officeooo:rsid="00e03f06"/>
    </style:style>
    <style:style style:name="T141" style:family="text">
      <style:text-properties fo:font-variant="normal" fo:text-transform="none" fo:letter-spacing="normal" fo:font-style="normal" officeooo:rsid="00e34249"/>
    </style:style>
    <style:style style:name="T142" style:family="text">
      <style:text-properties fo:font-variant="normal" fo:text-transform="none" fo:letter-spacing="normal" fo:font-style="normal" officeooo:rsid="00e3f27d"/>
    </style:style>
    <style:style style:name="T143" style:family="text">
      <style:text-properties fo:font-variant="normal" fo:text-transform="none" fo:letter-spacing="normal" fo:font-style="normal" officeooo:rsid="00e5876b"/>
    </style:style>
    <style:style style:name="T144" style:family="text">
      <style:text-properties fo:font-variant="normal" fo:text-transform="none" fo:letter-spacing="normal" fo:font-style="normal" officeooo:rsid="00e301f4"/>
    </style:style>
    <style:style style:name="T145" style:family="text">
      <style:text-properties fo:font-variant="normal" fo:text-transform="none" fo:letter-spacing="normal" fo:font-style="normal" officeooo:rsid="00ea50b4"/>
    </style:style>
    <style:style style:name="T146" style:family="text">
      <style:text-properties fo:font-variant="normal" fo:text-transform="none" fo:letter-spacing="normal" fo:font-style="normal" officeooo:rsid="00ebdf59"/>
    </style:style>
    <style:style style:name="T147" style:family="text">
      <style:text-properties fo:font-variant="normal" fo:text-transform="none" fo:letter-spacing="normal" fo:font-style="normal" officeooo:rsid="0100e8ee"/>
    </style:style>
    <style:style style:name="T148" style:family="text">
      <style:text-properties fo:font-variant="normal" fo:text-transform="none" fo:letter-spacing="normal" fo:font-style="normal" officeooo:rsid="01012d80"/>
    </style:style>
    <style:style style:name="T149" style:family="text">
      <style:text-properties fo:font-variant="normal" fo:text-transform="none" fo:letter-spacing="normal" fo:font-style="normal" officeooo:rsid="01014e06"/>
    </style:style>
    <style:style style:name="T150" style:family="text">
      <style:text-properties fo:font-variant="normal" fo:text-transform="none" fo:font-size="12pt" fo:letter-spacing="normal" fo:font-style="italic" fo:font-weight="normal" style:font-size-asian="12pt" style:font-style-asian="italic" style:font-size-complex="12pt" style:font-style-complex="italic"/>
    </style:style>
    <style:style style:name="T151" style:family="text">
      <style:text-properties fo:font-variant="normal" fo:text-transform="none" fo:font-size="12pt" fo:letter-spacing="normal" fo:font-style="italic" fo:font-weight="normal" officeooo:rsid="00cd6a50" style:font-size-asian="12pt" style:font-style-asian="italic" style:font-size-complex="12pt" style:font-style-complex="italic"/>
    </style:style>
    <style:style style:name="T152" style:family="text">
      <style:text-properties officeooo:rsid="00882d25"/>
    </style:style>
    <style:style style:name="T153" style:family="text">
      <style:text-properties fo:color="#098658" loext:opacity="100%"/>
    </style:style>
    <style:style style:name="T154" style:family="text">
      <style:text-properties officeooo:rsid="00910175"/>
    </style:style>
    <style:style style:name="T155" style:family="text">
      <style:text-properties officeooo:rsid="0096e211"/>
    </style:style>
    <style:style style:name="T156" style:family="text">
      <style:text-properties officeooo:rsid="009860df"/>
    </style:style>
    <style:style style:name="T157" style:family="text">
      <style:text-properties officeooo:rsid="009adb59"/>
    </style:style>
    <style:style style:name="T158" style:family="text">
      <style:text-properties officeooo:rsid="009ccc76"/>
    </style:style>
    <style:style style:name="T159" style:family="text">
      <style:text-properties officeooo:rsid="00ac1f6a"/>
    </style:style>
    <style:style style:name="T160" style:family="text">
      <style:text-properties officeooo:rsid="00ac631a"/>
    </style:style>
    <style:style style:name="T161" style:family="text">
      <style:text-properties officeooo:rsid="00adbb8b"/>
    </style:style>
    <style:style style:name="T162" style:family="text">
      <style:text-properties officeooo:rsid="00ae3154"/>
    </style:style>
    <style:style style:name="T163" style:family="text">
      <style:text-properties officeooo:rsid="00af5d1f"/>
    </style:style>
    <style:style style:name="T164" style:family="text">
      <style:text-properties officeooo:rsid="00c6147f"/>
    </style:style>
    <style:style style:name="T165" style:family="text">
      <style:text-properties officeooo:rsid="00c7b50b"/>
    </style:style>
    <style:style style:name="T166" style:family="text">
      <style:text-properties officeooo:rsid="00c8fb84"/>
    </style:style>
    <style:style style:name="T167" style:family="text">
      <style:text-properties officeooo:rsid="00ca5029"/>
    </style:style>
    <style:style style:name="T168" style:family="text">
      <style:text-properties officeooo:rsid="00ccb628"/>
    </style:style>
    <style:style style:name="T169" style:family="text">
      <style:text-properties officeooo:rsid="00cf0387"/>
    </style:style>
    <style:style style:name="T170" style:family="text">
      <style:text-properties officeooo:rsid="00cf4dc2"/>
    </style:style>
    <style:style style:name="T171" style:family="text">
      <style:text-properties officeooo:rsid="00d07970"/>
    </style:style>
    <style:style style:name="T172" style:family="text">
      <style:text-properties officeooo:rsid="00d25607"/>
    </style:style>
    <style:style style:name="T173" style:family="text">
      <style:text-properties officeooo:rsid="00d3a72b"/>
    </style:style>
    <style:style style:name="T174" style:family="text">
      <style:text-properties officeooo:rsid="00d3d5e8"/>
    </style:style>
    <style:style style:name="T175" style:family="text">
      <style:text-properties officeooo:rsid="00d4e1cc"/>
    </style:style>
    <style:style style:name="T176" style:family="text">
      <style:text-properties officeooo:rsid="00d9de91"/>
    </style:style>
    <style:style style:name="T177" style:family="text">
      <style:text-properties officeooo:rsid="007e6070"/>
    </style:style>
    <style:style style:name="T178" style:family="text">
      <style:text-properties officeooo:rsid="008b9dde"/>
    </style:style>
    <style:style style:name="T179" style:family="text">
      <style:text-properties officeooo:rsid="00dca49b"/>
    </style:style>
    <style:style style:name="T180" style:family="text">
      <style:text-properties fo:font-style="italic" officeooo:rsid="007e6070" style:font-size-asian="12pt" style:font-style-asian="italic" style:font-style-complex="italic"/>
    </style:style>
    <style:style style:name="T181" style:family="text">
      <style:text-properties officeooo:rsid="00e1a709"/>
    </style:style>
    <style:style style:name="T182" style:family="text">
      <style:text-properties officeooo:rsid="00e301f4"/>
    </style:style>
    <style:style style:name="T183" style:family="text">
      <style:text-properties officeooo:rsid="00e7d508"/>
    </style:style>
    <style:style style:name="T184" style:family="text">
      <style:text-properties officeooo:rsid="00e8a403"/>
    </style:style>
    <style:style style:name="T185" style:family="text">
      <style:text-properties officeooo:rsid="00fa66af"/>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3">TESTS DE CAJA NEGRA - ABM USUARIO -:</text:p>
      <text:p text:style-name="P74"/>
      <text:p text:style-name="P74"/>
      <text:p text:style-name="P75">ADD <text:span text:style-name="T101">USER</text:span>:</text:p>
      <text:p text:style-name="P11"/>
      <text:p text:style-name="P83">Insertar usuario al momento inexistente, con todos los campos <text:span text:style-name="T98">(salvo el campo id)</text:span> y valores sintácticamente correctos, <text:span text:style-name="T1">definiendo </text:span><text:span text:style-name="T99">un</text:span><text:span text:style-name="T1"> rol sintácticamente correcto: </text:span></text:p>
      <text:p text:style-name="P83"/>
      <text:p text:style-name="P101"><text:span text:style-name="T38">Input para output </text:span><text:span text:style-name="T39">OK</text:span><text:span text:style-name="T38">:</text:span></text:p>
      <text:p text:style-name="P45">{</text:p>
      <text:p text:style-name="P12"><text:span text:style-name="T25"><text:tab/>"date"</text:span>:<text:span text:style-name="T55">"2021-06-18"</text:span>,</text:p>
      <text:p text:style-name="P12"><text:span text:style-name="T25"><text:tab/>"name"</text:span>:<text:span text:style-name="T55">"name</text:span><text:span text:style-name="T75">1</text:span><text:span text:style-name="T55">"</text:span>,</text:p>
      <text:p text:style-name="P12"><text:span text:style-name="T25"><text:tab/>"password"</text:span>:<text:span text:style-name="T55">"password</text:span><text:span text:style-name="T75">1</text:span><text:span text:style-name="T55">"</text:span>,</text:p>
      <text:p text:style-name="P12"><text:span text:style-name="T25"><text:tab/>"roles"</text:span>: <text:s/>[<text:tab/>{<text:span text:style-name="T25">"nameRole"</text:span>:<text:span text:style-name="T55">"role1"</text:span>,<text:span text:style-name="T25">"description"</text:span>:<text:span text:style-name="T55">"desc1"</text:span>,<text:span text:style-name="T25">"users"</text:span>:[]},</text:p>
      <text:p text:style-name="P12"><text:tab/><text:tab/><text:tab/>{<text:span text:style-name="T25">"nameRole"</text:span>:<text:span text:style-name="T55">"role2"</text:span>,<text:span text:style-name="T25">"description"</text:span>:<text:span text:style-name="T55">"desc2"</text:span>,<text:span text:style-name="T25">"users"</text:span>:[]}</text:p>
      <text:p text:style-name="P12"><text:tab/><text:tab/> <text:s/>]</text:p>
      <text:p text:style-name="P45">}</text:p>
      <text:p text:style-name="P82"/>
      <text:p text:style-name="P82"/>
      <text:p text:style-name="P82">Insertar usuario al momento inexistente, con todos los campos <text:span text:style-name="T98">(salvo el campo id)</text:span> y valores sintácticamente correctos, <text:span text:style-name="T1">definiendo dos roles sintácticamente correctos: </text:span></text:p>
      <text:p text:style-name="P82"/>
      <text:p text:style-name="P85"><text:span text:style-name="T38">Input para output </text:span><text:span text:style-name="T39">OK</text:span><text:span text:style-name="T38">:</text:span></text:p>
      <text:p text:style-name="P36">{</text:p>
      <text:p text:style-name="P2"><text:span text:style-name="T25"><text:tab/>"date"</text:span>:<text:span text:style-name="T55">"2021-06-18"</text:span>,</text:p>
      <text:p text:style-name="P2"><text:span text:style-name="T25"><text:tab/>"name"</text:span>:<text:span text:style-name="T55">"name</text:span><text:span text:style-name="T57">2</text:span><text:span text:style-name="T55">"</text:span>,</text:p>
      <text:p text:style-name="P2"><text:span text:style-name="T25"><text:tab/>"password"</text:span>:<text:span text:style-name="T55">"password</text:span><text:span text:style-name="T57">2</text:span><text:span text:style-name="T55">"</text:span>,</text:p>
      <text:p text:style-name="P2"><text:span text:style-name="T25"><text:tab/>"roles"</text:span>: <text:s/>[<text:tab/>{<text:span text:style-name="T25">"nameRole"</text:span>:<text:span text:style-name="T55">"role1"</text:span>,<text:span text:style-name="T25">"description"</text:span>:<text:span text:style-name="T55">"desc1"</text:span>,<text:span text:style-name="T25">"users"</text:span>:[]},</text:p>
      <text:p text:style-name="P2"><text:tab/><text:tab/><text:tab/>{<text:span text:style-name="T25">"nameRole"</text:span>:<text:span text:style-name="T55">"role2"</text:span>,<text:span text:style-name="T25">"description"</text:span>:<text:span text:style-name="T55">"desc2"</text:span>,<text:span text:style-name="T25">"users"</text:span>:[]}</text:p>
      <text:p text:style-name="P2"><text:tab/><text:tab/> <text:s/>]</text:p>
      <text:p text:style-name="P36">}</text:p>
      <text:p text:style-name="P81"/>
      <text:p text:style-name="P112">Insertar usuario con los campos mínimos admisibles, sintácticamente correctos:</text:p>
      <text:p text:style-name="P112"/>
      <text:p text:style-name="P86"><text:span text:style-name="T38">Input para output </text:span><text:span text:style-name="T39">OK</text:span><text:span text:style-name="T38">:</text:span></text:p>
      <text:p text:style-name="P112"/>
      <text:p text:style-name="P37">{</text:p>
      <text:p text:style-name="P3"><text:span text:style-name="T25"><text:tab/>"name"</text:span>:<text:span text:style-name="T55">"name</text:span><text:span text:style-name="T62">3</text:span><text:span text:style-name="T55">"</text:span>,</text:p>
      <text:p text:style-name="P3"><text:span text:style-name="T25"><text:tab/>"password"</text:span>:<text:span text:style-name="T55">"password</text:span><text:span text:style-name="T62">3</text:span><text:span text:style-name="T55">"</text:span></text:p>
      <text:p text:style-name="P37">}</text:p>
      <text:p text:style-name="P80"/>
      <text:p text:style-name="P80"/>
      <text:p text:style-name="P80"/>
      <text:p text:style-name="P80"/>
      <text:p text:style-name="P80"/>
      <text:p text:style-name="P80"/>
      <text:p text:style-name="P80"/>
      <text:p text:style-name="P80"/>
      <text:p text:style-name="P76"><text:soft-page-break/>OUTPUTS NOT OK:</text:p>
      <text:p text:style-name="P324"/>
      <text:p text:style-name="P79"/>
      <text:p text:style-name="P121">Insertar input <text:span text:style-name="T76">OK </text:span>con endpoint incorrecto:</text:p>
      <text:p text:style-name="P121"/>
      <text:list xml:id="list2719674377" text:style-name="L1">
        <text:list-item>
          <text:p text:style-name="P251"><text:span text:style-name="T77">Input: </text:span><text:span text:style-name="T47">{</text:span><text:span text:style-name="T26">"name"</text:span><text:span text:style-name="T54">:</text:span><text:span text:style-name="T58">"name</text:span><text:span text:style-name="T59">4</text:span><text:span text:style-name="T58">"</text:span><text:span text:style-name="T54">, </text:span><text:span text:style-name="T26">"password"</text:span><text:span text:style-name="T54">:</text:span><text:span text:style-name="T58">"password</text:span><text:span text:style-name="T59">4</text:span><text:span text:style-name="T58">"</text:span><text:span text:style-name="T47">}</text:span></text:p>
          <text:p text:style-name="P252">Tipo de envío: POST. </text:p>
          <text:p text:style-name="P252">Endpoint: http://localhost:8040/user/addd</text:p>
          <text:p text:style-name="P252"/>
        </text:list-item>
        <text:list-item>
          <text:p text:style-name="P251"><text:span text:style-name="T50">Input: </text:span><text:span text:style-name="T47">{</text:span><text:span text:style-name="T27">"name"</text:span><text:span text:style-name="T48">:</text:span><text:span text:style-name="T60">"name</text:span><text:span text:style-name="T61">5</text:span><text:span text:style-name="T60">"</text:span><text:span text:style-name="T48">, </text:span><text:span text:style-name="T27">"password"</text:span><text:span text:style-name="T48">:</text:span><text:span text:style-name="T60">"password</text:span><text:span text:style-name="T61">5</text:span><text:span text:style-name="T60">"</text:span><text:span text:style-name="T47">}</text:span></text:p>
          <text:p text:style-name="P252">Tipo de envío: POST.</text:p>
          <text:p text:style-name="P251"><text:span text:style-name="T48">Endpoint: http://localhost:8040/user</text:span><text:span text:style-name="T49">r</text:span><text:span text:style-name="T48">/add</text:span></text:p>
          <text:p text:style-name="P252"/>
        </text:list-item>
        <text:list-item>
          <text:p text:style-name="P251"><text:span text:style-name="T50">Input: </text:span><text:span text:style-name="T47">{</text:span><text:span text:style-name="T27">"name"</text:span><text:span text:style-name="T48">:</text:span><text:span text:style-name="T60">"name</text:span><text:span text:style-name="T61">6</text:span><text:span text:style-name="T60">"</text:span><text:span text:style-name="T48">, </text:span><text:span text:style-name="T27">"password"</text:span><text:span text:style-name="T48">:</text:span><text:span text:style-name="T60">"password</text:span><text:span text:style-name="T61">6</text:span><text:span text:style-name="T60">"</text:span><text:span text:style-name="T47">}</text:span></text:p>
          <text:p text:style-name="P252">Tipo de envío: POST.</text:p>
          <text:p text:style-name="P251"><text:span text:style-name="T48">Endpoint: http://localhost:804</text:span><text:span text:style-name="T49">1</text:span><text:span text:style-name="T48">/user/add</text:span></text:p>
          <text:p text:style-name="P252"/>
        </text:list-item>
        <text:list-item>
          <text:p text:style-name="P251"><text:span text:style-name="T50">Input: </text:span><text:span text:style-name="T47">{</text:span><text:span text:style-name="T27">"name"</text:span><text:span text:style-name="T48">:</text:span><text:span text:style-name="T60">"name</text:span><text:span text:style-name="T61">7</text:span><text:span text:style-name="T60">"</text:span><text:span text:style-name="T48">, </text:span><text:span text:style-name="T27">"password"</text:span><text:span text:style-name="T48">:</text:span><text:span text:style-name="T60">"password</text:span><text:span text:style-name="T61">7</text:span><text:span text:style-name="T60">"</text:span><text:span text:style-name="T47">}</text:span></text:p>
          <text:p text:style-name="P251"><text:span text:style-name="T48">Tipo de envío: P</text:span><text:span text:style-name="T49">UT</text:span><text:span text:style-name="T48">. </text:span></text:p>
          <text:p text:style-name="P252">Endpoint: http://localhost:8040/user/add</text:p>
        </text:list-item>
      </text:list>
      <text:p text:style-name="P133"/>
      <text:p text:style-name="P126"><text:span text:style-name="T3">Insertar usuario con los campos mínimos admisibles sintácticamente correctos, </text:span><text:span text:style-name="T2">salvo el</text:span> <text:span text:style-name="T9">valor del </text:span>campo id mal definido sintácticamente:</text:p>
      <text:p text:style-name="P126"/>
      <text:p text:style-name="P87"><text:span text:style-name="T38">Input para output </text:span><text:span text:style-name="T40">NOT </text:span><text:span text:style-name="T39">OK</text:span><text:span text:style-name="T38">:</text:span></text:p>
      <text:p text:style-name="P126"/>
      <text:p text:style-name="P38">{</text:p>
      <text:p text:style-name="P168"><text:span text:style-name="T46"><text:tab/></text:span><text:span text:style-name="T28">"</text:span><text:span text:style-name="T29">id</text:span><text:span text:style-name="T28">"</text:span><text:span text:style-name="T46">:</text:span><text:span text:style-name="T64">"</text:span><text:span text:style-name="T65">a</text:span><text:span text:style-name="T64">"</text:span><text:span text:style-name="T46">,</text:span></text:p>
      <text:p text:style-name="P4"><text:span text:style-name="T25"><text:tab/>"name"</text:span>:<text:span text:style-name="T55">"name</text:span><text:span text:style-name="T66">9</text:span><text:span text:style-name="T55">"</text:span>,</text:p>
      <text:p text:style-name="P4"><text:span text:style-name="T25"><text:tab/>"password"</text:span>:<text:span text:style-name="T55">"password</text:span><text:span text:style-name="T66">9</text:span><text:span text:style-name="T55">"</text:span></text:p>
      <text:p text:style-name="P38">}</text:p>
      <text:p text:style-name="P126"/>
      <text:p text:style-name="P127"><text:span text:style-name="T3">Insertar usuario con los campos mínimos admisibles sintácticamente correctos, </text:span><text:span text:style-name="T2">salvo el</text:span> campo <text:span text:style-name="T10">nombre</text:span> mal definido sintácticamente:</text:p>
      <text:p text:style-name="P127"/>
      <text:p text:style-name="P88"><text:span text:style-name="T38">Input para output </text:span><text:span text:style-name="T40">NOT </text:span><text:span text:style-name="T39">OK</text:span><text:span text:style-name="T38">:</text:span></text:p>
      <text:p text:style-name="P56"/>
      <text:p text:style-name="P39">{</text:p>
      <text:p text:style-name="P5"><text:span text:style-name="T25"><text:tab/>"n</text:span><text:span text:style-name="T30">ombre</text:span><text:span text:style-name="T25">"</text:span>:<text:span text:style-name="T55">"name</text:span><text:span text:style-name="T66">9</text:span><text:span text:style-name="T55">"</text:span>,</text:p>
      <text:p text:style-name="P5"><text:span text:style-name="T25"><text:tab/>"password"</text:span>:<text:span text:style-name="T55">"password</text:span><text:span text:style-name="T66">9</text:span><text:span text:style-name="T55">"</text:span></text:p>
      <text:p text:style-name="P39">}</text:p>
      <text:p text:style-name="P39"/>
      <text:p text:style-name="P39"/>
      <text:p text:style-name="P39"/>
      <text:p text:style-name="P39"/>
      <text:p text:style-name="P39"/>
      <text:p text:style-name="P39"/>
      <text:p text:style-name="P39"/>
      <text:p text:style-name="P127"><text:span text:style-name="T3">Insertar usuario con los campos mínimos admisibles sintácticamente correctos, </text:span><text:span text:style-name="T2">salvo el</text:span> <text:span text:style-name="T9">valor del </text:span>campo <text:span text:style-name="T10">nombre</text:span> mal definido sintácticamente:</text:p>
      <text:p text:style-name="P127"/>
      <text:p text:style-name="P89"><text:soft-page-break/><text:span text:style-name="T38">Input para output </text:span><text:span text:style-name="T40">NOT </text:span><text:span text:style-name="T39">OK</text:span><text:span text:style-name="T38">:</text:span></text:p>
      <text:p text:style-name="P57"/>
      <text:p text:style-name="P40">{</text:p>
      <text:p text:style-name="P6"><text:span text:style-name="T25"><text:tab/>"n</text:span><text:span text:style-name="T31">ame</text:span><text:span text:style-name="T25">"</text:span>:<text:span text:style-name="T55">name</text:span><text:span text:style-name="T67">10</text:span>,</text:p>
      <text:p text:style-name="P6"><text:span text:style-name="T25"><text:tab/>"password"</text:span>:<text:span text:style-name="T55">"password</text:span><text:span text:style-name="T68">10</text:span><text:span text:style-name="T55">"</text:span></text:p>
      <text:p text:style-name="P40">}</text:p>
      <text:p text:style-name="P127"/>
      <text:p text:style-name="P128"><text:span text:style-name="T3">Insertar usuario con los campos mínimos admisibles sintácticamente correctos, </text:span><text:span text:style-name="T2">salvo el</text:span> campo <text:span text:style-name="T11">contraseña</text:span> mal definido sintácticamente:</text:p>
      <text:p text:style-name="P128"/>
      <text:p text:style-name="P90"><text:span text:style-name="T38">Input para output </text:span><text:span text:style-name="T40">NOT </text:span><text:span text:style-name="T39">OK</text:span><text:span text:style-name="T38">:</text:span></text:p>
      <text:p text:style-name="P58"/>
      <text:p text:style-name="P41">{</text:p>
      <text:p text:style-name="P7"><text:span text:style-name="T25"><text:tab/>"n</text:span><text:span text:style-name="T31">ame</text:span><text:span text:style-name="T25">"</text:span>:<text:span text:style-name="T55">name</text:span><text:span text:style-name="T67">1</text:span><text:span text:style-name="T68">1</text:span>,</text:p>
      <text:p text:style-name="P7"><text:span text:style-name="T25"><text:tab/>"password</text:span><text:span text:style-name="T32">d</text:span><text:span text:style-name="T25">"</text:span>:<text:span text:style-name="T55">"password</text:span><text:span text:style-name="T68">11</text:span><text:span text:style-name="T55">"</text:span></text:p>
      <text:p text:style-name="P41">}</text:p>
      <text:p text:style-name="P128"/>
      <text:p text:style-name="P128"><text:span text:style-name="T3">Insertar usuario con los campos mínimos admisibles sintácticamente correctos, </text:span><text:span text:style-name="T2">salvo el</text:span> <text:span text:style-name="T9">valor del </text:span>campo <text:span text:style-name="T11">contraseña</text:span> mal definido sintácticamente:</text:p>
      <text:p text:style-name="P128"/>
      <text:p text:style-name="P91"><text:span text:style-name="T38">Input para output </text:span><text:span text:style-name="T40">NOT </text:span><text:span text:style-name="T39">OK</text:span><text:span text:style-name="T38">:</text:span></text:p>
      <text:p text:style-name="P59"/>
      <text:p text:style-name="P42">{</text:p>
      <text:p text:style-name="P8"><text:span text:style-name="T25"><text:tab/>"n</text:span><text:span text:style-name="T31">ame</text:span><text:span text:style-name="T25">"</text:span>:<text:span text:style-name="T55">name</text:span><text:span text:style-name="T69">12</text:span>,</text:p>
      <text:p text:style-name="P8"><text:span text:style-name="T25"><text:tab/>"password"</text:span>:<text:span text:style-name="T55">password</text:span><text:span text:style-name="T68">1</text:span><text:span text:style-name="T69">2</text:span></text:p>
      <text:p text:style-name="P42">}</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128"/>
      <text:p text:style-name="P169"><text:span text:style-name="T91">Insertar usuario con los campos mínimos admisibles sintácticamente correctos, </text:span><text:span text:style-name="T92">salvo el</text:span><text:span text:style-name="T93"> </text:span><text:span text:style-name="T94">valor del </text:span><text:span text:style-name="T93">campo </text:span><text:span text:style-name="T95">roles</text:span><text:span text:style-name="T93"> mal definido sintácticamente </text:span><text:span text:style-name="T96">o semánticamente</text:span><text:span text:style-name="T93">:</text:span></text:p>
      <text:p text:style-name="P51"/>
      <text:list xml:id="list3037347802" text:style-name="L2">
        <text:list-item>
          <text:p text:style-name="P285">Insertar el valor del campo id de rol, mal definido sintácticamente:</text:p>
          <text:p text:style-name="P285"><text:soft-page-break/></text:p>
        </text:list-item>
      </text:list>
      <text:p text:style-name="P92"><text:span text:style-name="T38">Input para output </text:span><text:span text:style-name="T40">NOT </text:span><text:span text:style-name="T39">OK</text:span><text:span text:style-name="T38">:</text:span></text:p>
      <text:p text:style-name="P135"/>
      <text:p text:style-name="P46"><text:tab/>{</text:p>
      <text:p text:style-name="P16"><text:span text:style-name="T25"><text:tab/><text:tab/>"name"</text:span>:<text:span text:style-name="T55">"name1</text:span><text:span text:style-name="T71">4</text:span><text:span text:style-name="T55">"</text:span>,</text:p>
      <text:p text:style-name="P16"><text:span text:style-name="T25"><text:tab/><text:tab/>"password"</text:span>:<text:span text:style-name="T55">"password1</text:span><text:span text:style-name="T71">4</text:span><text:span text:style-name="T55">"</text:span>,</text:p>
      <text:p text:style-name="P16"><text:span text:style-name="T25"><text:tab/><text:tab/>"rol</text:span><text:span text:style-name="T34">es</text:span><text:span text:style-name="T25">"</text:span>:[{<text:span text:style-name="T25">"</text:span><text:span text:style-name="T33">id</text:span><text:span text:style-name="T25">"</text:span>:<text:span text:style-name="T55">"</text:span><text:span text:style-name="T71">a</text:span><text:span text:style-name="T55">",</text:span><text:span text:style-name="T25">"nameRole"</text:span>:<text:span text:style-name="T55">"role1"</text:span>,<text:span text:style-name="T25">"description"</text:span>:<text:span text:style-name="T55">"desc</text:span><text:span text:style-name="T71">1</text:span><text:span text:style-name="T55">"</text:span>,<text:span text:style-name="T25">"users"</text:span>:[]}]</text:p>
      <text:p text:style-name="P60"><text:tab/>}</text:p>
      <text:p text:style-name="P60"/>
      <text:list xml:id="list201939769499547" text:continue-numbering="true" text:style-name="L2">
        <text:list-item>
          <text:p text:style-name="P285">Insertar campo nombre de rol, mal definido sintácticamente:</text:p>
        </text:list-item>
      </text:list>
      <text:p text:style-name="P135"/>
      <text:p text:style-name="P92"><text:span text:style-name="T38">Input para output </text:span><text:span text:style-name="T40">NOT </text:span><text:span text:style-name="T39">OK</text:span><text:span text:style-name="T38">:</text:span></text:p>
      <text:p text:style-name="P136"/>
      <text:p text:style-name="P47"><text:tab/>{</text:p>
      <text:p text:style-name="P17"><text:span text:style-name="T25"><text:tab/><text:tab/>"name"</text:span>:<text:span text:style-name="T55">"name1</text:span><text:span text:style-name="T71">4</text:span><text:span text:style-name="T55">"</text:span>,</text:p>
      <text:p text:style-name="P17"><text:span text:style-name="T25"><text:tab/><text:tab/>"password"</text:span>:<text:span text:style-name="T55">"password1</text:span><text:span text:style-name="T71">4</text:span><text:span text:style-name="T55">"</text:span>,</text:p>
      <text:p text:style-name="P17"><text:span text:style-name="T25"><text:tab/><text:tab/>"rol</text:span><text:span text:style-name="T34">es</text:span><text:span text:style-name="T25">"</text:span>:[{<text:span text:style-name="T25">"name"</text:span>:<text:span text:style-name="T55">"role1"</text:span>,<text:span text:style-name="T25">"description"</text:span>:<text:span text:style-name="T55">"desc</text:span><text:span text:style-name="T71">1</text:span><text:span text:style-name="T55">"</text:span>,<text:span text:style-name="T25">"users"</text:span>:[]}]</text:p>
      <text:p text:style-name="P61"><text:tab/>}</text:p>
      <text:p text:style-name="P61"/>
      <text:list xml:id="list201939385013260" text:continue-numbering="true" text:style-name="L2">
        <text:list-item>
          <text:p text:style-name="P285">Insertar el valor del campo nombre de rol, mal definido sintácticamente:</text:p>
        </text:list-item>
      </text:list>
      <text:p text:style-name="P135"/>
      <text:p text:style-name="P93"><text:span text:style-name="T38">Input para output </text:span><text:span text:style-name="T40">NOT </text:span><text:span text:style-name="T39">OK</text:span><text:span text:style-name="T38">:</text:span></text:p>
      <text:p text:style-name="P137"/>
      <text:p text:style-name="P48"><text:tab/>{</text:p>
      <text:p text:style-name="P18"><text:span text:style-name="T25"><text:tab/><text:tab/>"name"</text:span>:<text:span text:style-name="T55">"name1</text:span><text:span text:style-name="T72">5</text:span><text:span text:style-name="T55">"</text:span>,</text:p>
      <text:p text:style-name="P18"><text:span text:style-name="T25"><text:tab/><text:tab/>"password"</text:span>:<text:span text:style-name="T55">"password1</text:span><text:span text:style-name="T72">5</text:span><text:span text:style-name="T55">"</text:span>,</text:p>
      <text:p text:style-name="P18"><text:span text:style-name="T25"><text:tab/><text:tab/>"rol</text:span><text:span text:style-name="T35">es</text:span><text:span text:style-name="T25">"</text:span>:[{<text:span text:style-name="T25">"name</text:span><text:span text:style-name="T37">Role</text:span><text:span text:style-name="T25">"</text:span>:<text:span text:style-name="T55">role1</text:span>,<text:span text:style-name="T25">"description"</text:span>:<text:span text:style-name="T55">"desc</text:span><text:span text:style-name="T71">1</text:span><text:span text:style-name="T55">"</text:span>,<text:span text:style-name="T25">"users"</text:span>:[]}]</text:p>
      <text:p text:style-name="P62"><text:tab/>}</text:p>
      <text:p text:style-name="P63"/>
      <text:list xml:id="list201939073864744" text:continue-numbering="true" text:style-name="L2">
        <text:list-item>
          <text:p text:style-name="P285">Insertar el valor del campo descripción de rol, mal definido sintácticamente:</text:p>
        </text:list-item>
      </text:list>
      <text:p text:style-name="P135"/>
      <text:p text:style-name="P94"><text:span text:style-name="T38">Input para output </text:span><text:span text:style-name="T40">NOT </text:span><text:span text:style-name="T39">OK</text:span><text:span text:style-name="T38">:</text:span></text:p>
      <text:p text:style-name="P138"/>
      <text:p text:style-name="P49"><text:tab/>{</text:p>
      <text:p text:style-name="P19"><text:span text:style-name="T25"><text:tab/><text:tab/>"name"</text:span>:<text:span text:style-name="T55">"name1</text:span><text:span text:style-name="T74">7</text:span><text:span text:style-name="T55">"</text:span>,</text:p>
      <text:p text:style-name="P19"><text:span text:style-name="T25"><text:tab/><text:tab/>"password"</text:span>:<text:span text:style-name="T55">"password1</text:span><text:span text:style-name="T74">7</text:span><text:span text:style-name="T55">"</text:span>,</text:p>
      <text:p text:style-name="P19"><text:span text:style-name="T25"><text:tab/><text:tab/>"rol</text:span><text:span text:style-name="T35">es</text:span><text:span text:style-name="T25">"</text:span>:[{<text:span text:style-name="T25">"name</text:span><text:span text:style-name="T36">Role</text:span><text:span text:style-name="T25">"</text:span>: <text:span text:style-name="T55">"role1"</text:span>,<text:span text:style-name="T25">"description"</text:span>:<text:span text:style-name="T55">desc</text:span><text:span text:style-name="T71">1</text:span>,<text:span text:style-name="T25">"users"</text:span>:[]}]</text:p>
      <text:p text:style-name="P64"><text:tab/>}</text:p>
      <text:p text:style-name="P135"/>
      <text:list xml:id="list201940156000020" text:continue-numbering="true" text:style-name="L2">
        <text:list-item>
          <text:p text:style-name="P285">Insertar el valor del campo usuarios del rol, mal definido sintácticamente:</text:p>
        </text:list-item>
      </text:list>
      <text:p text:style-name="P135"/>
      <text:p text:style-name="P95"><text:span text:style-name="T38">Input para output </text:span><text:span text:style-name="T40">NOT </text:span><text:span text:style-name="T39">OK</text:span><text:span text:style-name="T38">:</text:span></text:p>
      <text:p text:style-name="P139"/>
      <text:p text:style-name="P50"><text:tab/>{</text:p>
      <text:p text:style-name="P20"><text:span text:style-name="T25"><text:tab/><text:tab/>"name"</text:span>:<text:span text:style-name="T55">"name1</text:span><text:span text:style-name="T74">7</text:span><text:span text:style-name="T55">"</text:span>,</text:p>
      <text:p text:style-name="P20"><text:span text:style-name="T25"><text:tab/><text:tab/>"password"</text:span>:<text:span text:style-name="T55">"password1</text:span><text:span text:style-name="T74">7</text:span><text:span text:style-name="T55">"</text:span>,</text:p>
      <text:p text:style-name="P20"><text:span text:style-name="T25"><text:tab/><text:tab/>"rol</text:span><text:span text:style-name="T35">es</text:span><text:span text:style-name="T25">"</text:span>:[{<text:span text:style-name="T25">"name</text:span><text:span text:style-name="T36">Role</text:span><text:span text:style-name="T25">"</text:span>: <text:span text:style-name="T55">"role1"</text:span>,<text:span text:style-name="T25">"description"</text:span>:<text:span text:style-name="T55">desc</text:span><text:span text:style-name="T71">1</text:span>,<text:span text:style-name="T25">"user"</text:span>:<text:span text:style-name="T55">"</text:span>[]<text:span text:style-name="T55">"</text:span>}]</text:p>
      <text:p text:style-name="P65"><text:tab/>}</text:p>
      <text:p text:style-name="P71">OUTPUTS <text:span text:style-name="T89">WARNINGS </text:span></text:p>
      <text:p text:style-name="P71"><text:span text:style-name="T90">(se realiza la persistencia en BD con devolución de warning al cliente)</text:span>:</text:p>
      <text:p text:style-name="P72"/>
      <text:p text:style-name="P160"><text:soft-page-break/></text:p>
      <text:p text:style-name="P161">Insertar usuario existente (definiendo <text:s/>el campo <text:span text:style-name="T97">name</text:span> de manera sintácticamente correcta, con un valor sintácticamente correcto pero semánticamente correspondiendo a un <text:span text:style-name="T97">nombre</text:span> ya registrado en la BD):</text:p>
      <text:p text:style-name="P161"/>
      <text:p text:style-name="P96"><text:span text:style-name="T38">Input para output </text:span><text:span text:style-name="T41">WARNING</text:span><text:span text:style-name="T38">:</text:span></text:p>
      <text:p text:style-name="P161"/>
      <text:p text:style-name="P43">{</text:p>
      <text:p text:style-name="P9"><text:span text:style-name="T25"><text:tab/>"name"</text:span>:<text:span text:style-name="T55">"name</text:span><text:span text:style-name="T63">8</text:span><text:span text:style-name="T55">"</text:span>,</text:p>
      <text:p text:style-name="P9"><text:span text:style-name="T25"><text:tab/>"password"</text:span>:<text:span text:style-name="T55">"password</text:span><text:span text:style-name="T63">8</text:span><text:span text:style-name="T55">"</text:span></text:p>
      <text:p text:style-name="P43">}</text:p>
      <text:p text:style-name="P116"/>
      <text:p text:style-name="P132"><text:span text:style-name="T3">Insertar usuario con los campos mínimos admisibles sintácticamente correctos, </text:span><text:span text:style-name="T2">salvo el</text:span> campo <text:span text:style-name="T12">roles </text:span>mal definido sintácticamente:</text:p>
      <text:p text:style-name="P132"/>
      <text:p text:style-name="P96"><text:span text:style-name="T38">Input para output </text:span><text:span text:style-name="T41">WARNING</text:span><text:span text:style-name="T38">:</text:span></text:p>
      <text:p text:style-name="P132"/>
      <text:p text:style-name="P52">{</text:p>
      <text:p text:style-name="P21"><text:span text:style-name="T25"><text:tab/>"name"</text:span>:<text:span text:style-name="T55">"name13"</text:span>,</text:p>
      <text:p text:style-name="P21"><text:span text:style-name="T25"><text:tab/>"password"</text:span>:<text:span text:style-name="T55">"password13"</text:span>,</text:p>
      <text:p text:style-name="P21"><text:span text:style-name="T25"><text:tab/>"rol"</text:span>:[{<text:span text:style-name="T25">"nameRole"</text:span>:<text:span text:style-name="T55">"role1"</text:span>,<text:span text:style-name="T25">"description"</text:span>:<text:span text:style-name="T55">"desc1"</text:span>,<text:span text:style-name="T25">"users"</text:span>:[]}]</text:p>
      <text:p text:style-name="P68">}</text:p>
      <text:p text:style-name="P125"/>
      <text:p text:style-name="P170"><text:span text:style-name="T91">Insertar usuario con los campos mínimos admisibles sintácticamente correctos, </text:span><text:span text:style-name="T92">salvo el</text:span><text:span text:style-name="T93"> </text:span><text:span text:style-name="T94">valor del </text:span><text:span text:style-name="T93">campo </text:span><text:span text:style-name="T95">roles</text:span><text:span text:style-name="T93"> mal definido sintácticamente </text:span><text:span text:style-name="T96">o semánticamente</text:span><text:span text:style-name="T93">:</text:span></text:p>
      <text:p text:style-name="P134"/>
      <text:list xml:id="list201940120796315" text:continue-numbering="true" text:style-name="L2">
        <text:list-item>
          <text:p text:style-name="P286">Insertar campo id de rol, mal definido sintácticamente: </text:p>
        </text:list-item>
      </text:list>
      <text:p text:style-name="P140"/>
      <text:p text:style-name="P97"><text:span text:style-name="T38">Input para output </text:span><text:span text:style-name="T42">WARNING</text:span><text:span text:style-name="T38">:</text:span></text:p>
      <text:p text:style-name="P134"/>
      <text:p text:style-name="P53"><text:tab/>{</text:p>
      <text:p text:style-name="P22"><text:span text:style-name="T25"><text:tab/><text:tab/>"name"</text:span>:<text:span text:style-name="T55">"name13"</text:span>,</text:p>
      <text:p text:style-name="P22"><text:span text:style-name="T25"><text:tab/><text:tab/>"password"</text:span>:<text:span text:style-name="T55">"password13"</text:span>,</text:p>
      <text:p text:style-name="P22"><text:span text:style-name="T25"><text:tab/><text:tab/>"rol"</text:span>:[{<text:span text:style-name="T25">"</text:span><text:span text:style-name="T33">idd</text:span><text:span text:style-name="T25">"</text:span>:<text:span text:style-name="T55">"1</text:span><text:span text:style-name="T70">0</text:span><text:span text:style-name="T55">",</text:span><text:span text:style-name="T25">"nameRole"</text:span>:<text:span text:style-name="T55">"role1"</text:span>,<text:span text:style-name="T25">"description"</text:span>:<text:span text:style-name="T55">"desc1"</text:span>,<text:span text:style-name="T25">"users"</text:span>:[]}]</text:p>
      <text:p text:style-name="P140"><text:span text:style-name="T38"><text:tab/>}</text:span><text:tab/></text:p>
      <text:p text:style-name="P140"/>
      <text:list xml:id="list201939348573716" text:continue-numbering="true" text:style-name="L2">
        <text:list-item>
          <text:p text:style-name="P287">Insertar campo descripción de rol, mal definido sintácticamente:</text:p>
        </text:list-item>
      </text:list>
      <text:p text:style-name="P162"/>
      <text:p text:style-name="P98"><text:span text:style-name="T38">Input para output </text:span><text:span text:style-name="T42">WARNING</text:span><text:span text:style-name="T38">:</text:span></text:p>
      <text:p text:style-name="P141"/>
      <text:p text:style-name="P54"><text:tab/>{</text:p>
      <text:p text:style-name="P23"><text:span text:style-name="T25"><text:tab/><text:tab/>"name"</text:span>:<text:span text:style-name="T55">"name1</text:span><text:span text:style-name="T73">6</text:span><text:span text:style-name="T55">"</text:span>,</text:p>
      <text:p text:style-name="P23"><text:span text:style-name="T25"><text:tab/><text:tab/>"password"</text:span>:<text:span text:style-name="T55">"password1</text:span><text:span text:style-name="T73">6</text:span><text:span text:style-name="T55">"</text:span>,</text:p>
      <text:p text:style-name="P23"><text:span text:style-name="T25"><text:tab/><text:tab/>"rol</text:span><text:span text:style-name="T35">es</text:span><text:span text:style-name="T25">"</text:span>:[{<text:span text:style-name="T25">"name</text:span><text:span text:style-name="T36">Role</text:span><text:span text:style-name="T25">"</text:span>: <text:span text:style-name="T55">"role1"</text:span>,<text:span text:style-name="T25">"description</text:span><text:span text:style-name="T35">n</text:span><text:span text:style-name="T25">"</text:span>:<text:span text:style-name="T55">"desc</text:span><text:span text:style-name="T71">1</text:span><text:span text:style-name="T55">"</text:span>,<text:span text:style-name="T25">"users"</text:span>:[]}]</text:p>
      <text:p text:style-name="P67"><text:tab/>}</text:p>
      <text:p text:style-name="P67"/>
      <text:p text:style-name="P67"/>
      <text:p text:style-name="P67"/>
      <text:list xml:id="list201939433223569" text:continue-numbering="true" text:style-name="L2">
        <text:list-item>
          <text:p text:style-name="P256">Insertar campo usuarios del rol, mal definido sintácticamente:</text:p>
        </text:list-item>
      </text:list>
      <text:p text:style-name="P142"/>
      <text:p text:style-name="P99"><text:span text:style-name="T38">Input para output </text:span><text:span text:style-name="T43">WARNING</text:span><text:span text:style-name="T38">:</text:span></text:p>
      <text:p text:style-name="P142"/>
      <text:p text:style-name="P55"><text:soft-page-break/><text:tab/>{</text:p>
      <text:p text:style-name="P24"><text:span text:style-name="T25"><text:tab/><text:tab/>"name"</text:span>:<text:span text:style-name="T55">"name1</text:span><text:span text:style-name="T74">7</text:span><text:span text:style-name="T55">"</text:span>,</text:p>
      <text:p text:style-name="P24"><text:span text:style-name="T25"><text:tab/><text:tab/>"password"</text:span>:<text:span text:style-name="T55">"password1</text:span><text:span text:style-name="T74">7</text:span><text:span text:style-name="T55">"</text:span>,</text:p>
      <text:p text:style-name="P24"><text:span text:style-name="T25"><text:tab/><text:tab/>"rol</text:span><text:span text:style-name="T35">es</text:span><text:span text:style-name="T25">"</text:span>:[{<text:span text:style-name="T25">"name</text:span><text:span text:style-name="T36">Role</text:span><text:span text:style-name="T25">"</text:span>: <text:span text:style-name="T55">"role1"</text:span>,<text:span text:style-name="T25">"description"</text:span>:<text:span text:style-name="T55">desc</text:span><text:span text:style-name="T71">1</text:span>,<text:span text:style-name="T25">"user"</text:span>:[]}]</text:p>
      <text:p text:style-name="P66"><text:tab/>}</text:p>
      <text:p text:style-name="P142"/>
      <text:p text:style-name="P142"/>
      <text:list xml:id="list201940726932104" text:continue-numbering="true" text:style-name="L2">
        <text:list-item>
          <text:p text:style-name="P288">Insertar el valor del campo usuarios del rol, con valor del campo id de usuario, inexistente:</text:p>
          <text:p text:style-name="P291"/>
        </text:list-item>
      </text:list>
      <text:p text:style-name="P142"/>
      <text:p text:style-name="P99"><text:span text:style-name="T38">Input para output </text:span><text:span text:style-name="T44">WARNING</text:span><text:span text:style-name="T38">:</text:span></text:p>
      <text:p text:style-name="P142"/>
      <text:p text:style-name="P55"><text:tab/>{</text:p>
      <text:p text:style-name="P24"><text:span text:style-name="T25"><text:tab/><text:tab/>"name"</text:span>:<text:span text:style-name="T55">"name1</text:span><text:span text:style-name="T74">7</text:span><text:span text:style-name="T55">"</text:span>,</text:p>
      <text:p text:style-name="P24"><text:span text:style-name="T25"><text:tab/><text:tab/>"password"</text:span>:<text:span text:style-name="T55">"password1</text:span><text:span text:style-name="T74">7</text:span><text:span text:style-name="T55">"</text:span>,</text:p>
      <text:p text:style-name="P24"><text:span text:style-name="T25"><text:tab/><text:tab/>"rol</text:span><text:span text:style-name="T35">es</text:span><text:span text:style-name="T25">"</text:span>:[{<text:span text:style-name="T25">"name</text:span><text:span text:style-name="T36">Role</text:span><text:span text:style-name="T25">"</text:span>: <text:span text:style-name="T55">"role1"</text:span>,<text:span text:style-name="T25">"description"</text:span>:<text:span text:style-name="T55">desc</text:span><text:span text:style-name="T71">1</text:span>,<text:span text:style-name="T25">"user"</text:span>:[<text:span text:style-name="T88">{}</text:span>]}]</text:p>
      <text:p text:style-name="P66"><text:tab/>}</text:p>
      <text:p text:style-name="P66"/>
      <text:p text:style-name="P125"/>
      <text:p text:style-name="P84"/>
      <text:p text:style-name="P171"><text:span text:style-name="T78">Insertar usuario al momento inexistente </text:span><text:span text:style-name="T79">(id y nombre aún inexistente)</text:span><text:span text:style-name="T78">, con todos los campos y valores sintácticamente correctos, </text:span><text:span text:style-name="T80">definiendo un rol sintácticamente correcto</text:span><text:span text:style-name="T78"> </text:span><text:span text:style-name="T81">(incluyendo el campo id que es un dato que no se necesita y puede no corresponder con el id generado desde el servidor asociado al usuarioen cuestión)</text:span><text:span text:style-name="T80">: </text:span></text:p>
      <text:p text:style-name="P44"/>
      <text:p text:style-name="P100"><text:span text:style-name="T38">Input para output </text:span><text:span text:style-name="T45">WARNING</text:span><text:span text:style-name="T38">:</text:span></text:p>
      <text:p text:style-name="P44">{</text:p>
      <text:p text:style-name="P10"><text:span text:style-name="T25"><text:tab/>"id"</text:span>:<text:span text:style-name="T55">"1"</text:span>,</text:p>
      <text:p text:style-name="P10"><text:span text:style-name="T25"><text:tab/>"date"</text:span>:<text:span text:style-name="T55">"2021-06-18"</text:span>,</text:p>
      <text:p text:style-name="P10"><text:span text:style-name="T25"><text:tab/>"name"</text:span>:<text:span text:style-name="T55">"name</text:span><text:span text:style-name="T56">1</text:span><text:span text:style-name="T55">"</text:span>,</text:p>
      <text:p text:style-name="P10"><text:span text:style-name="T25"><text:tab/>"password"</text:span>:<text:span text:style-name="T55">"password</text:span><text:span text:style-name="T56">1</text:span><text:span text:style-name="T55">"</text:span>,</text:p>
      <text:p text:style-name="P10"><text:span text:style-name="T25"><text:tab/>"roles"</text:span>:[ {<text:span text:style-name="T25">"nameRole"</text:span>:<text:span text:style-name="T55">"role1"</text:span>,<text:span text:style-name="T25">"description"</text:span>:<text:span text:style-name="T55">"desc1"</text:span>,<text:span text:style-name="T25">"users"</text:span>:[]}]</text:p>
      <text:p text:style-name="P69">}</text:p>
      <text:p text:style-name="P163"/>
      <text:p text:style-name="P163"/>
      <text:p text:style-name="P163"/>
      <text:p text:style-name="P163">Insertar usuario con dos roles duplicados (al menos en el campo nombre que los identifica unívocamente):¿Warning y se persiste omitiendo el duplicado, error, o desde el servidor se omite el duplicado sin dar aviso al cliente?</text:p>
      <text:p text:style-name="P125"/>
      <text:p text:style-name="P125"/>
      <text:p text:style-name="P125"/>
      <text:p text:style-name="P125"/>
      <text:p text:style-name="P125"/>
      <text:p text:style-name="P125"/>
      <text:p text:style-name="P125"/>
      <text:p text:style-name="P125"/>
      <text:p text:style-name="P125"/>
      <text:p text:style-name="P75">UPDATE <text:span text:style-name="T100">USER</text:span>:</text:p>
      <text:p text:style-name="P75"/>
      <text:p text:style-name="P76">OUTPUTS OK:</text:p>
      <text:p text:style-name="P165"><text:soft-page-break/></text:p>
      <text:p text:style-name="P145">Modificar de usuario existente <text:s/><text:span text:style-name="T152">(distinto al nombre de usuario autenticado por medio del cliente)</text:span>, nombre de usuario con campo y valor sintácticamente correcto:</text:p>
      <text:p text:style-name="P143"/>
      <text:p text:style-name="P241"><text:span text:style-name="T82">Get previo a update con enpoints </text:span><text:span text:style-name="T83">http://localhost:8040/user/get/name/</text:span><text:span text:style-name="T84">nameuser</text:span><text:span text:style-name="T103">:</text:span></text:p>
      <text:p text:style-name="P206"/>
      <text:p text:style-name="P206"/>
      <text:p text:style-name="P175">{"name":"nameuser", "date":"2021-07-04", "roles":[{"name<text:span text:style-name="T175">Role</text:span>":"delete", "description":"permission for delete user", "date":"2021-07-04", "services":[]}, {"name<text:span text:style-name="T175">Role</text:span>":"update", "description":"permission for update user", "date":"2021-07-04", "services":[]}, {"name<text:span text:style-name="T175">Role</text:span>":"add", "description":"permission for add user", "date":"2021-07-04", "services":[]}]}</text:p>
      <text:p text:style-name="P175"/>
      <text:p text:style-name="P104"><text:span text:style-name="T123">Input para output </text:span><text:span text:style-name="T124">OK</text:span><text:span text:style-name="T123">:</text:span></text:p>
      <text:p text:style-name="P215"/>
      <text:p text:style-name="P221">{</text:p>
      <text:p text:style-name="P1"><text:span text:style-name="T25">"id"</text:span>:<text:span text:style-name="T153">4</text:span>,</text:p>
      <text:p text:style-name="P1"><text:span text:style-name="T25">"name"</text:span>:<text:span text:style-name="T55">"nameusermod"</text:span></text:p>
      <text:p text:style-name="P1">}</text:p>
      <text:p text:style-name="P201"/>
      <text:p text:style-name="P192"/>
      <text:p text:style-name="P102"><text:span text:style-name="T107">Get </text:span><text:span text:style-name="T109">posterior</text:span><text:span text:style-name="T107"> a update con enpoints </text:span><text:span text:style-name="T106">http://localhost:8040/user/get/name/</text:span><text:span text:style-name="T108">nameuser</text:span><text:span text:style-name="T109">mod</text:span><text:span text:style-name="T106">:</text:span></text:p>
      <text:p text:style-name="P173"/>
      <text:p text:style-name="P173"/>
      <text:p text:style-name="P173">{"name":"nameusermod", "date":"2021-07-04", "roles":[{"name<text:span text:style-name="T174">Role</text:span>":"delete", "description":"permission for delete user", "date":"2021-07-04", "services":[]}, {"name<text:span text:style-name="T174">Role</text:span>":"update", "description":"permission for update user", "date":"2021-07-04", "services":[]}, {"name<text:span text:style-name="T174">Role</text:span>":"add", "description":"permission for add user", "date":"2021-07-04", "services":[]}]}</text:p>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43"/>
      <text:p text:style-name="P146">Modificar de usuario existente <text:s/><text:span text:style-name="T152">(distinto al nombre de usuario autenticado por medio del cliente)</text:span>, <text:span text:style-name="T154">contraseña</text:span> de usuario con campo y valor sintácticamente correcto:</text:p>
      <text:p text:style-name="P146"/>
      <text:p text:style-name="P181"/>
      <text:p text:style-name="P105"><text:span text:style-name="T123">Input para output </text:span><text:span text:style-name="T124">OK</text:span><text:span text:style-name="T123">: </text:span></text:p>
      <text:p text:style-name="P216"/>
      <text:p text:style-name="P222">{</text:p>
      <text:p text:style-name="P1"><text:span text:style-name="T25">"id"</text:span>:<text:span text:style-name="T153">4</text:span>,</text:p>
      <text:p text:style-name="P1"><text:soft-page-break/><text:span text:style-name="T25">"password"</text:span>:<text:span text:style-name="T55">"passusermod"</text:span></text:p>
      <text:p text:style-name="P1">}</text:p>
      <text:p text:style-name="P234"/>
      <text:p text:style-name="P238">&lt;Tener en cuenta que los endpoints ‘get’ no informan sobre la contraseña del usuario&gt;</text:p>
      <text:p text:style-name="P222"/>
      <text:p text:style-name="P117"><text:span text:style-name="T115">S</text:span><text:span text:style-name="T106">olicitar token (loguearse – iniciar sesión) </text:span><text:span text:style-name="T111">después de la modificación, </text:span><text:span text:style-name="T106">con el usuario y la contraseña </text:span><text:span text:style-name="T115">anterior</text:span><text:span text:style-name="T106">, y las credenciales del cliente adecuadas:</text:span></text:p>
      <text:p text:style-name="P325"/>
      <text:p text:style-name="P202"/>
      <text:p text:style-name="P202">Id de cliente:</text:p>
      <text:p text:style-name="P202">Contraseña de cliente:</text:p>
      <text:p text:style-name="P202">Nombre de usuario:</text:p>
      <text:p text:style-name="P117"><text:span text:style-name="T110">Nueva c</text:span><text:span text:style-name="T106">ontraseña de usuario:</text:span></text:p>
      <text:p text:style-name="P202"/>
      <text:p text:style-name="P202">Como el token y token de refresco es recibido, se corrobora éxito en update</text:p>
      <text:p text:style-name="P147"/>
      <text:p text:style-name="P144"/>
      <text:p text:style-name="P148"/>
      <text:p text:style-name="P148"/>
      <text:p text:style-name="P148"/>
      <text:p text:style-name="P148"/>
      <text:p text:style-name="P148"/>
      <text:p text:style-name="P148"/>
      <text:p text:style-name="P148"/>
      <text:p text:style-name="P148"/>
      <text:p text:style-name="P148"/>
      <text:p text:style-name="P148"/>
      <text:p text:style-name="P148">Modificar de usuario existente <text:s/><text:span text:style-name="T152">(distinto al nombre de usuario autenticado por medio del cliente)</text:span>, <text:span text:style-name="T155">nombre de rol</text:span> de usuario con campo y valor sintácticamente correcto. <text:span text:style-name="T157">Para la modificación, se requiere obligatoriamente definir el ID del rol </text:span><text:span text:style-name="T158">del cual se modifica su nombre</text:span>:</text:p>
      <text:p text:style-name="P144"/>
      <text:p text:style-name="P144"/>
      <text:p text:style-name="P242"><text:span text:style-name="T82">Get previo a update con enpoints </text:span><text:span text:style-name="T83">http://localhost:8040/user/get/name/</text:span><text:span text:style-name="T84">nameuser</text:span><text:span text:style-name="T85">mod</text:span><text:span text:style-name="T103">:</text:span></text:p>
      <text:p text:style-name="P207"/>
      <text:p text:style-name="P182"/>
      <text:p text:style-name="P182">{"name":"nameusermod", "date":"2021-07-04", "roles":[{"name<text:span text:style-name="T173">Role</text:span>":"delete", "description":"permission for delete user", "date":"2021-07-04", "services":[]}, {"name<text:span text:style-name="T173">Role</text:span>":"update", "description":"permission for update user", "date":"2021-07-04", "services":[]}, {"name<text:span text:style-name="T173">Role</text:span>":"add", "description":"permission for add user", "date":"2021-07-04", "services":[]}]}</text:p>
      <text:p text:style-name="P176"/>
      <text:p text:style-name="P103"><text:span text:style-name="T123">Input para output </text:span><text:span text:style-name="T124">OK</text:span><text:span text:style-name="T123">:</text:span></text:p>
      <text:p text:style-name="P193"/>
      <text:p text:style-name="P228">{</text:p>
      <text:p text:style-name="P1"><text:span text:style-name="T25">"name"</text:span>:<text:span text:style-name="T55">"nameusermod"</text:span>,</text:p>
      <text:p text:style-name="P1"><text:span text:style-name="T25">"roles"</text:span>:[{<text:span text:style-name="T25">"nameRole"</text:span>:<text:span text:style-name="T55">"delete"</text:span>, <text:span text:style-name="T25">"description"</text:span>:<text:span text:style-name="T55">"permission for delete user"</text:span>, <text:span text:style-name="T25">"date"</text:span>:<text:span text:style-name="T55">"2021-07-04"</text:span>, <text:span text:style-name="T25">"services"</text:span>:[]}, {<text:span text:style-name="T25">"nameRole"</text:span>:<text:span text:style-name="T55">"update"</text:span>, <text:span text:style-name="T25">"description"</text:span>:<text:span text:style-name="T55">"permission for update user"</text:span>, <text:span text:style-name="T25">"date"</text:span>:<text:span text:style-name="T55">"2021-07-04"</text:span>, <text:span text:style-name="T25">"services"</text:span>:[]}, {<text:span text:style-name="T25">"nameRole"</text:span>:<text:span text:style-name="T55">"addmod"</text:span>, <text:span text:style-name="T25">"description"</text:span>:<text:span text:style-name="T55">"permission for add user"</text:span>, <text:span text:style-name="T25">"date"</text:span>:<text:span text:style-name="T55">"2021-07-04"</text:span>, <text:span text:style-name="T25">"services"</text:span>:[]}]</text:p>
      <text:p text:style-name="P1">}</text:p>
      <text:p text:style-name="P193"/>
      <text:p text:style-name="P103"><text:span text:style-name="T107">Get </text:span><text:span text:style-name="T109">posterior</text:span><text:span text:style-name="T107"> a update con enpoints </text:span><text:a xlink:type="simple" xlink:href="http://localhost:8040/user/get/name/nameusermod" text:style-name="Internet_20_link" text:visited-style-name="Visited_20_Internet_20_Link"><text:span text:style-name="T106">http://localhost:8040/user/get/name/</text:span></text:a><text:a xlink:type="simple" xlink:href="http://localhost:8040/user/get/name/nameusermod" text:style-name="Internet_20_link" text:visited-style-name="Visited_20_Internet_20_Link"><text:span text:style-name="T108">nameuser</text:span></text:a><text:a xlink:type="simple" xlink:href="http://localhost:8040/user/get/name/nameusermod" text:style-name="Internet_20_link" text:visited-style-name="Visited_20_Internet_20_Link"><text:span text:style-name="T109">mod</text:span></text:a><text:span text:style-name="T106">:</text:span></text:p>
      <text:p text:style-name="P193"><text:soft-page-break/></text:p>
      <text:p text:style-name="P193">{"name":"nameusermod", "date":"2021-07-04", "roles":[{"name<text:span text:style-name="T172">Role</text:span>":"delete", "description":"permission for delete user", "date":"2021-07-04", "services":[]}, {"name<text:span text:style-name="T172">Role</text:span>":"addmod", "description":"permission for add user", "date":"2021-07-04", "services":[]}, {"name<text:span text:style-name="T172">Role</text:span>":"update", "description":"permission for update user", "date":"2021-07-04", "services":[]}]}</text:p>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44"/>
      <text:p text:style-name="P144"/>
      <text:p text:style-name="P149">Modificar de usuario existente <text:span text:style-name="T152">(distinto al nombre de usuario autenticado por medio del cliente)</text:span>, <text:span text:style-name="T156">descripcion</text:span><text:span text:style-name="T155"> de rol</text:span> de usuario con campo y valor sintácticamente correcto. <text:span text:style-name="T157">Para la modificación, se requiere obligatoriamente definir el ID </text:span><text:span text:style-name="T158">o nombre</text:span><text:span text:style-name="T157"> del rol </text:span><text:span text:style-name="T158">del cual se modifica su descripcion</text:span>:</text:p>
      <text:p text:style-name="P144"/>
      <text:p text:style-name="P144"/>
      <text:p text:style-name="P150"/>
      <text:p text:style-name="P243"><text:span text:style-name="T82">Get previo a update con enpoints </text:span><text:span text:style-name="T83">http://localhost:8040/user/get/name/</text:span><text:span text:style-name="T84">nameuser</text:span><text:span text:style-name="T85">mod</text:span><text:span text:style-name="T103">:</text:span></text:p>
      <text:p text:style-name="P208"/>
      <text:p text:style-name="P183">{"name":"nameusermod", "date":"2021-07-04", "roles":[{"name<text:span text:style-name="T171">Role</text:span>":"delete", "description":"permission for delete user", "date":"2021-07-04", "services":[]}, {"name<text:span text:style-name="T171">Role</text:span>":"addmod", "description":"permission for add user", "date":"2021-07-04", "services":[]}, {"name<text:span text:style-name="T171">Role</text:span>":"update", "description":"permission for update user", "date":"2021-07-04", "services":[]}]}</text:p>
      <text:p text:style-name="P183"/>
      <text:p text:style-name="P177"/>
      <text:p text:style-name="P106"><text:span text:style-name="T123">Input para output </text:span><text:span text:style-name="T124">OK</text:span><text:span text:style-name="T123">:</text:span></text:p>
      <text:p text:style-name="P195"/>
      <text:p text:style-name="P13">{</text:p>
      <text:p text:style-name="P1"><text:span text:style-name="T25">"name"</text:span>:<text:span text:style-name="T55">"nameusermod"</text:span>,</text:p>
      <text:p text:style-name="P1"><text:span text:style-name="T25">"roles"</text:span>:[{<text:span text:style-name="T25">"nameRole"</text:span>:<text:span text:style-name="T55">"delete"</text:span>, <text:span text:style-name="T25">"description"</text:span>:<text:span text:style-name="T55">"permission for delete user"</text:span>, <text:span text:style-name="T25">"date"</text:span>:<text:span text:style-name="T55">"2021-07-04"</text:span>, <text:span text:style-name="T25">"services"</text:span>:[]}, {<text:span text:style-name="T25">"nameRole"</text:span>:<text:span text:style-name="T55">"update"</text:span>, <text:span text:style-name="T25">"description"</text:span>:<text:span text:style-name="T55">"permission for update user"</text:span>, <text:span text:style-name="T25">"date"</text:span>:<text:span text:style-name="T55">"2021-07-04"</text:span>, <text:span text:style-name="T25">"services"</text:span>:[]}, {<text:span text:style-name="T25">"nameRole"</text:span>:<text:span text:style-name="T55">"addmod"</text:span>, <text:span text:style-name="T25">"description"</text:span>:<text:span text:style-name="T55">"permission for add user mod"</text:span>, <text:span text:style-name="T25">"date"</text:span>:<text:span text:style-name="T55">"2021-07-04"</text:span>, <text:span text:style-name="T25">"services"</text:span>:[]}]</text:p>
      <text:p text:style-name="P1">}</text:p>
      <text:p text:style-name="P13"/>
      <text:p text:style-name="P195"/>
      <text:p text:style-name="P106"><text:soft-page-break/><text:span text:style-name="T107">Get </text:span><text:span text:style-name="T109">posterior</text:span><text:span text:style-name="T107"> a update con enpoints </text:span><text:a xlink:type="simple" xlink:href="http://localhost:8040/user/get/name/nameusermod" text:style-name="Internet_20_link" text:visited-style-name="Visited_20_Internet_20_Link"><text:span text:style-name="T106">http://localhost:8040/user/get/name/</text:span></text:a><text:a xlink:type="simple" xlink:href="http://localhost:8040/user/get/name/nameusermod" text:style-name="Internet_20_link" text:visited-style-name="Visited_20_Internet_20_Link"><text:span text:style-name="T108">nameuser</text:span></text:a><text:a xlink:type="simple" xlink:href="http://localhost:8040/user/get/name/nameusermod" text:style-name="Internet_20_link" text:visited-style-name="Visited_20_Internet_20_Link"><text:span text:style-name="T109">mod</text:span></text:a><text:span text:style-name="T106">:</text:span></text:p>
      <text:p text:style-name="P144"/>
      <text:p text:style-name="P144">{"name":"nameusermod", "date":"2021-07-04", "roles":[{"name<text:span text:style-name="T170">Role</text:span>":"update", "description":"permission for update user", "date":"2021-07-03", "services":[]}, {"name<text:span text:style-name="T170">Role</text:span>":"addmod", "description":"permission for add user mod", "date":"2021-07-03", "services":[]}, {"name<text:span text:style-name="T170">Role</text:span>":"delete", "description":"permission for delete user", "date":"2021-07-03", "services":[]}]}</text:p>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51">Modificar de usuario existente <text:span text:style-name="T160">autenticado</text:span>, nombre de usuario con campo y valor sintácticamente correcto:</text:p>
      <text:p text:style-name="P151"/>
      <text:p text:style-name="P244"><text:span text:style-name="T82">Get previo a update con enpoints </text:span><text:span text:style-name="T83">http://localhost:8040/user/get/name/</text:span><text:span text:style-name="T86">root</text:span><text:span text:style-name="T103">:</text:span></text:p>
      <text:p text:style-name="P209"/>
      <text:p text:style-name="P209">{"name":"root", "date":"2021-07-05", "roles":[{"name<text:span text:style-name="T170">Role</text:span>":"delete", "description":"permission for delete user", "date":"2021-07-05", "services":[]}, {"name<text:span text:style-name="T170">Role</text:span>":"add", "description":"permission for add user", "date":"2021-07-05", "services":[]}, {"name<text:span text:style-name="T170">Role</text:span>":"update", "description":"permission for update user", "date":"2021-07-05", "services":[]}]}</text:p>
      <text:p text:style-name="P178"/>
      <text:p text:style-name="P178"/>
      <text:p text:style-name="P107"><text:span text:style-name="T123">Input para output </text:span><text:span text:style-name="T124">OK</text:span><text:span text:style-name="T123">:</text:span></text:p>
      <text:p text:style-name="P217"/>
      <text:p text:style-name="P223">{</text:p>
      <text:p text:style-name="P1"><text:span text:style-name="T25">"id"</text:span>:<text:span text:style-name="T153">24</text:span>,</text:p>
      <text:p text:style-name="P1"><text:span text:style-name="T25">"name"</text:span>:<text:span text:style-name="T55">"rootmod"</text:span></text:p>
      <text:p text:style-name="P1">}</text:p>
      <text:p text:style-name="P1"/>
      <text:p text:style-name="P28">Se revoca el token en uso, y se devuelve nuevo token y token de refresco</text:p>
      <text:p text:style-name="P194"/>
      <text:p text:style-name="P194"/>
      <text:p text:style-name="P107"><text:span text:style-name="T107">Get </text:span><text:span text:style-name="T109">posterior</text:span><text:span text:style-name="T107"> a update </text:span><text:span text:style-name="T113">con nuevo token y</text:span><text:span text:style-name="T107"> enpoints </text:span><text:span text:style-name="T106">http://localhost:8040/user/get/name/</text:span><text:span text:style-name="T112">rootmod</text:span><text:span text:style-name="T106">:</text:span></text:p>
      <text:p text:style-name="P174"/>
      <text:p text:style-name="P174"/>
      <text:p text:style-name="P174"><text:soft-page-break/>{"name":"rootmod", "date":"2021-07-05", "roles":[{"name<text:span text:style-name="T169">Role</text:span>":"delete", "description":"permission for delete user", "date":"2021-07-05", "services":[]}, {"name<text:span text:style-name="T169">Role</text:span>":"add", "description":"permission for add user", "date":"2021-07-05", "services":[]}, {"name<text:span text:style-name="T169">Role</text:span>":"update", "description":"permission for update user", "date":"2021-07-05", "services":[]}]}</text:p>
      <text:p text:style-name="P174"/>
      <text:p text:style-name="P174"/>
      <text:p text:style-name="P174"/>
      <text:p text:style-name="P174"/>
      <text:p text:style-name="P174"/>
      <text:p text:style-name="P174"/>
      <text:p text:style-name="P151"/>
      <text:p text:style-name="P151">Modificar de usuario existente <text:span text:style-name="T161">autenticado</text:span>, <text:span text:style-name="T154">contraseña</text:span> de usuario con campo y valor sintácticamente correcto:</text:p>
      <text:p text:style-name="P151"/>
      <text:p text:style-name="P245"><text:span text:style-name="T51">Get previo a update con enpoints </text:span><text:span text:style-name="T52">http://localhost:8040/user/get/name/</text:span><text:span text:style-name="T53">root</text:span><text:span text:style-name="T104">:</text:span></text:p>
      <text:p text:style-name="P213"/>
      <text:p text:style-name="P250"><text:span text:style-name="T150">{"name":"rootmod", "date":"2021-07-05", "roles":[{"name</text:span><text:span text:style-name="T151">Role</text:span><text:span text:style-name="T150">":"delete", "description":"permission for delete user", "date":"2021-07-05", "services":[]}, {"name</text:span><text:span text:style-name="T151">Role</text:span><text:span text:style-name="T150">":"add", "description":"permission for add user", "date":"2021-07-05", "services":[]}, {"name</text:span><text:span text:style-name="T151">Role</text:span><text:span text:style-name="T150">":"update", "description":"permission for update user", "date":"2021-07-05", "services":[]}]}</text:span></text:p>
      <text:p text:style-name="P151"/>
      <text:p text:style-name="P184"/>
      <text:p text:style-name="P107"><text:span text:style-name="T123">Input para output </text:span><text:span text:style-name="T124">OK</text:span><text:span text:style-name="T123">: </text:span></text:p>
      <text:p text:style-name="P217"/>
      <text:p text:style-name="P326"/>
      <text:p text:style-name="P328">{</text:p>
      <text:p text:style-name="P34"><text:span text:style-name="T25">"name"</text:span>:<text:span text:style-name="T55">"rootmod"</text:span>,</text:p>
      <text:p text:style-name="P34"><text:span text:style-name="T25">"password"</text:span>:<text:span text:style-name="T55">"passrootmod"</text:span></text:p>
      <text:p text:style-name="P34">}</text:p>
      <text:p text:style-name="P332"/>
      <text:p text:style-name="P333">Se revoca el token en uso, y se devuelve nuevo token y token de refresco</text:p>
      <text:p text:style-name="P30"/>
      <text:p text:style-name="P246"><text:span text:style-name="T129">Get p</text:span><text:span text:style-name="T130">osterior</text:span><text:span text:style-name="T129"> a update </text:span><text:span text:style-name="T131">con nuevo token y</text:span><text:span text:style-name="T129"> enpoints </text:span><text:a xlink:type="simple" xlink:href="http://localhost:8040/user/get/name/root" text:style-name="Internet_20_link" text:visited-style-name="Visited_20_Internet_20_Link"><text:span text:style-name="T133">http://localhost:8040/user/get/name/</text:span></text:a><text:a xlink:type="simple" xlink:href="http://localhost:8040/user/get/name/root" text:style-name="Internet_20_link" text:visited-style-name="Visited_20_Internet_20_Link"><text:span text:style-name="T135">root</text:span></text:a><text:span text:style-name="T137">mod</text:span><text:span text:style-name="T105">: </text:span></text:p>
      <text:p text:style-name="P246"/>
      <text:p text:style-name="P231"/>
      <text:p text:style-name="P200">{"name":"rootmod", "date":"2021-07-05", "roles":[{"name<text:span text:style-name="T168">Role</text:span>":"delete", "description":"permission for delete user", "date":"2021-07-05", "services":[]}, {"name<text:span text:style-name="T168">Role</text:span>":"add", "description":"permission for add user", "date":"2021-07-05", "services":[]}, {"name<text:span text:style-name="T168">Role</text:span>":"update", "description":"permission for update user", "date":"2021-07-05", "services":[]}]}</text:p>
      <text:p text:style-name="P25"/>
      <text:p text:style-name="P233"/>
      <text:p text:style-name="P237">&lt;Tener en cuenta que los endpoints ‘get’ no informan sobre la contraseña del usuario&gt;</text:p>
      <text:p text:style-name="P223"/>
      <text:p text:style-name="P118"><text:span text:style-name="T116">S</text:span><text:span text:style-name="T106">olicitar token (loguearse – iniciar sesión) </text:span><text:span text:style-name="T111">después de la modificación </text:span><text:span text:style-name="T106">con el usuario y la nueva contraseña, y las credenciales del cliente adecuadas:</text:span></text:p>
      <text:p text:style-name="P203"/>
      <text:p text:style-name="P188"/>
      <text:p text:style-name="P203">Id de cliente: <text:span text:style-name="T164">idClient1</text:span></text:p>
      <text:p text:style-name="P203">Contraseña de cliente: <text:span text:style-name="T164">passClient1</text:span></text:p>
      <text:p text:style-name="P203">Nombre de usuario: <text:span text:style-name="T164">rootmod</text:span></text:p>
      <text:p text:style-name="P118"><text:span text:style-name="T110">Nueva c</text:span><text:span text:style-name="T106">ontraseña de usuario: </text:span><text:span text:style-name="T117">passrootmod</text:span></text:p>
      <text:p text:style-name="P203"><text:soft-page-break/></text:p>
      <text:p text:style-name="P203">Como el token y token de refresco es recibido, se corrobora éxito en update</text:p>
      <text:p text:style-name="P151"/>
      <text:p text:style-name="P151"/>
      <text:p text:style-name="P151"/>
      <text:p text:style-name="P155">Modificar de usuario existente <text:span text:style-name="T162">autenticado</text:span>, <text:span text:style-name="T155">nombre de rol</text:span> de usuario con campo y valor sintácticamente correcto. <text:span text:style-name="T157">Para la modificación, se requiere obligatoriamente definir el ID del rol </text:span><text:span text:style-name="T158">del cual se modifica su nombre</text:span>:</text:p>
      <text:p text:style-name="P155"/>
      <text:p text:style-name="P155"/>
      <text:p text:style-name="P249"><text:span text:style-name="T82">Get previo a update con enpoints </text:span><text:span text:style-name="T83">http://localhost:8040/user/get/name/</text:span><text:span text:style-name="T87">rootmod</text:span><text:span text:style-name="T103">:</text:span></text:p>
      <text:p text:style-name="P212"/>
      <text:p text:style-name="P199">{"name":"rootmod", "date":"2021-07-05", "roles":[{"nameRole":"delete", "description":"permission for delete user", "date":"2021-07-05", "services":[]}, {"nameRole":"add", "description":"permission for add user", "date":"2021-07-05", "services":[]}, {"nameRole":"update", "description":"permission for update user", "date":"2021-07-05", "services":[]}]}</text:p>
      <text:p text:style-name="P199"/>
      <text:p text:style-name="P27"/>
      <text:p text:style-name="P187"/>
      <text:p text:style-name="P111"><text:span text:style-name="T123">Input para output </text:span><text:span text:style-name="T124">OK</text:span><text:span text:style-name="T123">:</text:span></text:p>
      <text:p text:style-name="P199"/>
      <text:p text:style-name="P15"/>
      <text:p text:style-name="P15">{</text:p>
      <text:p text:style-name="P35"><text:span text:style-name="T25">"name"</text:span>:<text:span text:style-name="T55">"rootmod"</text:span>,</text:p>
      <text:p text:style-name="P35"><text:span text:style-name="T25">"roles"</text:span>:[{<text:span text:style-name="T25">"nameRole"</text:span>:<text:span text:style-name="T55">"delete"</text:span>, <text:span text:style-name="T25">"description"</text:span>:<text:span text:style-name="T55">"permission for delete user"</text:span>, <text:span text:style-name="T25">"date"</text:span>:<text:span text:style-name="T55">"2021-07-05"</text:span>, <text:span text:style-name="T25">"services"</text:span>:[]}, {<text:span text:style-name="T25">"nameRole"</text:span>:<text:span text:style-name="T55">"addmod"</text:span>, <text:span text:style-name="T25">"description"</text:span>:<text:span text:style-name="T55">"permission for add user"</text:span>, <text:span text:style-name="T25">"date"</text:span>:<text:span text:style-name="T55">"2021-07-05"</text:span>, <text:span text:style-name="T25">"services"</text:span>:[]}, {<text:span text:style-name="T25">"nameRole"</text:span>:<text:span text:style-name="T55">"update"</text:span>, <text:span text:style-name="T25">"description"</text:span>:<text:span text:style-name="T55">"permission for update user"</text:span>, <text:span text:style-name="T25">"date"</text:span>:<text:span text:style-name="T55">"2021-07-05"</text:span>, <text:span text:style-name="T25">"services"</text:span>:[]}]</text:p>
      <text:p text:style-name="P35">}</text:p>
      <text:p text:style-name="P15"/>
      <text:p text:style-name="P35"/>
      <text:p text:style-name="P330">Se revoca el token en uso, y se devuelve nuevo token y token de refresco</text:p>
      <text:p text:style-name="P199"/>
      <text:p text:style-name="P111"><text:span text:style-name="T107">Get </text:span><text:span text:style-name="T109">posterior</text:span><text:span text:style-name="T107"> a update </text:span><text:span text:style-name="T119">con nuevo token y</text:span><text:span text:style-name="T107"> enpoints </text:span><text:a xlink:type="simple" xlink:href="http://localhost:8040/user/get/name/nameusermod" text:style-name="Internet_20_link" text:visited-style-name="Visited_20_Internet_20_Link"><text:span text:style-name="T106">http://localhost:8040/user/get/</text:span></text:a><text:span text:style-name="T118">rootmod</text:span><text:span text:style-name="T106">:</text:span></text:p>
      <text:p text:style-name="P199"/>
      <text:p text:style-name="P199">{"name":"rootmod", "date":"2021-07-05", "roles":[{"nameRole":"addmod", "description":"permission for add user", "date":"2021-07-06", "services":[]}, {"nameRole":"delete", "description":"permission for delete user", "date":"2021-07-05", "services":[]}, {"nameRole":"update", "description":"permission for update user", "date":"2021-07-05", "services":[]}]}</text:p>
      <text:p text:style-name="P199"/>
      <text:p text:style-name="P199"/>
      <text:p text:style-name="P199"/>
      <text:p text:style-name="P199"/>
      <text:p text:style-name="P194"/>
      <text:p text:style-name="P151">Modificar de usuario existente <text:span text:style-name="T163">autenticado</text:span> <text:span text:style-name="T156">descripcion</text:span><text:span text:style-name="T155"> de rol</text:span> de usuario con campo y valor sintácticamente correcto. <text:span text:style-name="T157">Para la modificación, se requiere obligatoriamente definir el ID </text:span><text:span text:style-name="T158">o nombre</text:span><text:span text:style-name="T157"> del rol </text:span><text:span text:style-name="T158">del cual se modifica su descripcion</text:span>:</text:p>
      <text:p text:style-name="P151"/>
      <text:p text:style-name="P151"/>
      <text:p text:style-name="P151"/>
      <text:p text:style-name="P244"><text:soft-page-break/><text:span text:style-name="T82">Get previo a update con enpoints </text:span><text:span text:style-name="T83">http://localhost:8040/user/get/name/</text:span><text:span text:style-name="T84">nameuser</text:span><text:span text:style-name="T85">mod</text:span><text:span text:style-name="T103">:</text:span></text:p>
      <text:p text:style-name="P209"/>
      <text:p text:style-name="P184">{"name":"rootmod", "date":"2021-07-05", "roles":[{"nameRole":"delete", "description":"permission for delete user", "date":"2021-07-05", "services":[]}, {"nameRole":"add", "description":"permission for add user", "date":"2021-07-05", "services":[]}, {"nameRole":"update", "description":"permission for update user", "date":"2021-07-05", "services":[]}]}</text:p>
      <text:p text:style-name="P184"/>
      <text:p text:style-name="P178"/>
      <text:p text:style-name="P107"><text:span text:style-name="T123">Input para output </text:span><text:span text:style-name="T124">OK</text:span><text:span text:style-name="T123">:</text:span></text:p>
      <text:p text:style-name="P25"/>
      <text:p text:style-name="P269">{</text:p>
      <text:p text:style-name="P1"><text:span text:style-name="T25">"name"</text:span>:<text:span text:style-name="T55">"rootmod"</text:span>,</text:p>
      <text:p text:style-name="P1"><text:span text:style-name="T25">"roles"</text:span>:[{<text:span text:style-name="T25">"nameRole"</text:span>:<text:span text:style-name="T55">"delete"</text:span>, <text:span text:style-name="T25">"description"</text:span>:<text:span text:style-name="T55">"permission for delete user"</text:span>, <text:span text:style-name="T25">"date"</text:span>:<text:span text:style-name="T55">"2021-07-05"</text:span>, <text:span text:style-name="T25">"services"</text:span>:[]}, {<text:span text:style-name="T25">"nameRole"</text:span>:<text:span text:style-name="T55">"add"</text:span>, <text:span text:style-name="T25">"description"</text:span>:<text:span text:style-name="T55">"permission for add user mod"</text:span>, <text:span text:style-name="T25">"date"</text:span>:<text:span text:style-name="T55">"2021-07-05"</text:span>, <text:span text:style-name="T25">"services"</text:span>:[]}, {<text:span text:style-name="T25">"nameRole"</text:span>:<text:span text:style-name="T55">"update"</text:span>, <text:span text:style-name="T25">"description"</text:span>:<text:span text:style-name="T55">"permission for update user"</text:span>, <text:span text:style-name="T25">"date"</text:span>:<text:span text:style-name="T55">"2021-07-05"</text:span>, <text:span text:style-name="T25">"services"</text:span>:[]}]</text:p>
      <text:p text:style-name="P1">}</text:p>
      <text:p text:style-name="P194"/>
      <text:p text:style-name="P107"><text:span text:style-name="T107">Get </text:span><text:span text:style-name="T109">posterior</text:span><text:span text:style-name="T107"> a update con enpoints </text:span><text:a xlink:type="simple" xlink:href="http://localhost:8040/user/get/name/nameusermod" text:style-name="Internet_20_link" text:visited-style-name="Visited_20_Internet_20_Link"><text:span text:style-name="T106">http://localhost:8040/user/get/name/</text:span></text:a><text:a xlink:type="simple" xlink:href="http://localhost:8040/user/get/name/nameusermod" text:style-name="Internet_20_link" text:visited-style-name="Visited_20_Internet_20_Link"><text:span text:style-name="T108">nameuser</text:span></text:a><text:a xlink:type="simple" xlink:href="http://localhost:8040/user/get/name/nameusermod" text:style-name="Internet_20_link" text:visited-style-name="Visited_20_Internet_20_Link"><text:span text:style-name="T109">mod</text:span></text:a><text:span text:style-name="T106">:</text:span></text:p>
      <text:p text:style-name="P151"/>
      <text:p text:style-name="P151">{"name":"rootmod", "date":"2021-07-05", "roles":[{"nameRole":"add", "description":"permission for add user mod", "date":"2021-07-04", "services":[]}, {"nameRole":"delete", "description":"permission for delete user", "date":"2021-07-04", "services":[]}, {"nameRole":"update", "description":"permission for update user", "date":"2021-07-04", "services":[]}]}</text:p>
      <text:p text:style-name="P151"/>
      <text:p text:style-name="P144"/>
      <text:p text:style-name="P164">Importante: Aunque en la Entity de rol haya un campo users que indica los usuarios adheridos al rol, el request JSON para editar un usuario, no manipula el campo users de los roles de dicho usuario, e internamente se actualiza la lista de usuarios que tiene dicho rol. <text:span text:style-name="T159">Y para editar los usuarios adheridos al rol en cuestion, se debe hacer peticion con enpoint de update rol</text:span></text:p>
      <text:p text:style-name="P144"/>
      <text:p text:style-name="P144"/>
      <text:p text:style-name="P144"/>
      <text:p text:style-name="P144"/>
      <text:p text:style-name="P144"/>
      <text:p text:style-name="P144"/>
      <text:p text:style-name="P144"/>
      <text:p text:style-name="P144"/>
      <text:p text:style-name="P144"/>
      <text:p text:style-name="P76">OUTPUTS NOT OK:</text:p>
      <text:p text:style-name="P76"/>
      <text:p text:style-name="P152">Modificar de usuario existente <text:s/><text:span text:style-name="T152">(distinto al nombre de usuario autenticado por medio del cliente)</text:span>, nombre de usuario con campo y valor sintácticamente correcto:</text:p>
      <text:p text:style-name="P152"/>
      <text:p text:style-name="P247"><text:span text:style-name="T82">Get previo a update con enpoints </text:span><text:span text:style-name="T83">http://localhost:8040/user/get/name/</text:span><text:span text:style-name="T84">nameuser</text:span><text:span text:style-name="T103">:</text:span></text:p>
      <text:p text:style-name="P210"/>
      <text:p text:style-name="P210"/>
      <text:p text:style-name="P179">{"name":"nameuser", "date":"2021-07-04", "roles":[{"name<text:span text:style-name="T167">Role</text:span>":"delete", "description":"permission for delete user", "date":"2021-07-04", "services":[]}, {"name<text:span text:style-name="T167">Role</text:span>":"update", "description":"permission for update user", "date":"2021-07-04", "services":<text:soft-page-break/>[]}, {"name<text:span text:style-name="T167">Role</text:span>":"add", "description":"permission for add user", "date":"2021-07-04", "services":[]}]}</text:p>
      <text:p text:style-name="P179"/>
      <text:p text:style-name="P108"><text:span text:style-name="T123">Input para output </text:span><text:span text:style-name="T125">NOT </text:span><text:span text:style-name="T124">OK</text:span><text:span text:style-name="T123">:</text:span></text:p>
      <text:p text:style-name="P218"/>
      <text:p text:style-name="P224">{</text:p>
      <text:p text:style-name="P31"><text:span text:style-name="T25">"id"</text:span>:<text:span text:style-name="T153">4</text:span>,</text:p>
      <text:p text:style-name="P31"><text:span text:style-name="T25">"name"</text:span>:<text:span text:style-name="T55">"nameusermod"</text:span></text:p>
      <text:p text:style-name="P31">}</text:p>
      <text:p text:style-name="P224"/>
      <text:p text:style-name="P218"/>
      <text:p text:style-name="P247"><text:span text:style-name="T129">Get p</text:span><text:span text:style-name="T130">osterior</text:span><text:span text:style-name="T129"> a update con enpoints </text:span><text:a xlink:type="simple" xlink:href="http://localhost:8040/user/get/name/nameuser" text:style-name="Internet_20_link" text:visited-style-name="Visited_20_Internet_20_Link"><text:span text:style-name="T133">http://localhost:8040/user/get/name/</text:span></text:a><text:a xlink:type="simple" xlink:href="http://localhost:8040/user/get/name/nameuser" text:style-name="Internet_20_link" text:visited-style-name="Visited_20_Internet_20_Link"><text:span text:style-name="T134">nameuser</text:span></text:a><text:span text:style-name="T105">:</text:span></text:p>
      <text:p text:style-name="P196"/>
      <text:p text:style-name="P196">{"error":"Not found-&gt;User name not found"}</text:p>
      <text:p text:style-name="P196"/>
      <text:p text:style-name="P153"/>
      <text:p text:style-name="P153">Modificar de usuario existente <text:s/><text:span text:style-name="T152">(distinto al nombre de usuario autenticado por medio del cliente)</text:span>, <text:span text:style-name="T154">contraseña</text:span> de usuario con campo y valor sintácticamente correcto:</text:p>
      <text:p text:style-name="P153"/>
      <text:p text:style-name="P185"/>
      <text:p text:style-name="P109"><text:span text:style-name="T123">Input para output </text:span><text:span text:style-name="T126">NOT </text:span><text:span text:style-name="T124">OK</text:span><text:span text:style-name="T123">: </text:span></text:p>
      <text:p text:style-name="P219"/>
      <text:p text:style-name="P225">{</text:p>
      <text:p text:style-name="P32"><text:span text:style-name="T25">"id"</text:span>:<text:span text:style-name="T153">4</text:span>,</text:p>
      <text:p text:style-name="P32"><text:span text:style-name="T25">"password"</text:span>:<text:span text:style-name="T55">"passusermod"</text:span></text:p>
      <text:p text:style-name="P32">}</text:p>
      <text:p text:style-name="P235"/>
      <text:p text:style-name="P239">&lt;Tener en cuenta que los endpoints ‘get’ no informan sobre la contraseña del usuario&gt;</text:p>
      <text:p text:style-name="P225"/>
      <text:p text:style-name="P119"><text:span text:style-name="T115">S</text:span><text:span text:style-name="T106">olicitar token (loguearse – iniciar sesión) </text:span><text:span text:style-name="T111">después de la modificación, </text:span><text:span text:style-name="T106">con el usuario y la nueva contraseña, y las credenciales del cliente adecuadas:</text:span></text:p>
      <text:p text:style-name="P204"/>
      <text:p text:style-name="P119"><text:span text:style-name="T106">Id de cliente: “</text:span><text:span text:style-name="T110">IdClient1</text:span><text:span text:style-name="T106">”</text:span></text:p>
      <text:p text:style-name="P119"><text:span text:style-name="T106">Contraseña de cliente: “</text:span><text:span text:style-name="T110">passClient1</text:span><text:span text:style-name="T106">”</text:span></text:p>
      <text:p text:style-name="P119"><text:span text:style-name="T106">Nombre de usuario: “</text:span><text:span text:style-name="T110">nameusermod</text:span><text:span text:style-name="T106">”</text:span></text:p>
      <text:p text:style-name="P119"><text:span text:style-name="T106">Contraseña de usuario anterior: </text:span><text:span text:style-name="T110">passuser</text:span></text:p>
      <text:p text:style-name="P204"/>
      <text:p text:style-name="P166"><text:span text:style-name="T121">Como el token y token de refresco </text:span><text:span text:style-name="T122">no</text:span><text:span text:style-name="T121"> es recibido, se corrobora </text:span><text:span text:style-name="T122">que la autenticación del usuario con la contraseña anterior, ya no es válida. Lo que el servidor le devuelve al cliente es:</text:span></text:p>
      <text:p text:style-name="P189"/>
      <text:p text:style-name="P191">{</text:p>
      <text:p text:style-name="P32"><text:span text:style-name="T25">"error"</text:span>: <text:span text:style-name="T55">"invalid_grant"</text:span>,</text:p>
      <text:p text:style-name="P32"><text:span text:style-name="T25">"error_description"</text:span>: <text:span text:style-name="T55">"Bad credentials"</text:span></text:p>
      <text:p text:style-name="P32">}</text:p>
      <text:p text:style-name="P189"/>
      <text:p text:style-name="P156"/>
      <text:p text:style-name="P156"/>
      <text:p text:style-name="P154">Modificar de usuario existente <text:span text:style-name="T160">autenticado</text:span>, nombre de usuario con campo y valor sintácticamente correcto:</text:p>
      <text:p text:style-name="P154"/>
      <text:p text:style-name="P248"><text:span text:style-name="T82">Get previo a update con enpoints </text:span><text:span text:style-name="T83">http://localhost:8040/user/get/name/</text:span><text:span text:style-name="T86">root</text:span><text:span text:style-name="T103">:</text:span></text:p>
      <text:p text:style-name="P211"/>
      <text:p text:style-name="P211"><text:soft-page-break/>{"name":"root", "date":"2021-07-05", "roles":[{"name<text:span text:style-name="T166">Role</text:span>":"delete", "description":"permission for delete user", "date":"2021-07-05", "services":[]}, {"name<text:span text:style-name="T166">Role</text:span>":"add", "description":"permission for add user", "date":"2021-07-05", "services":[]}, {"name<text:span text:style-name="T166">Role</text:span>":"update", "description":"permission for update user", "date":"2021-07-05", "services":[]}]}</text:p>
      <text:p text:style-name="P180"/>
      <text:p text:style-name="P180"/>
      <text:p text:style-name="P110"><text:span text:style-name="T123">Input para output </text:span><text:span text:style-name="T126">NOT </text:span><text:span text:style-name="T124">OK</text:span><text:span text:style-name="T123">:</text:span></text:p>
      <text:p text:style-name="P220"/>
      <text:p text:style-name="P226">{</text:p>
      <text:p text:style-name="P33"><text:span text:style-name="T25">"id"</text:span>:<text:span text:style-name="T153">24</text:span>,</text:p>
      <text:p text:style-name="P33"><text:span text:style-name="T25">"name"</text:span>:<text:span text:style-name="T55">"rootmod"</text:span></text:p>
      <text:p text:style-name="P33">}</text:p>
      <text:p text:style-name="P33"/>
      <text:p text:style-name="P29">Se revoca el token en uso, y se devuelve nuevo token y token de refresco</text:p>
      <text:p text:style-name="P220"/>
      <text:p text:style-name="P220"/>
      <text:p text:style-name="P248"><text:span text:style-name="T129">Get p</text:span><text:span text:style-name="T130">osterior</text:span><text:span text:style-name="T129"> a update </text:span><text:span text:style-name="T131">con token revocado y</text:span><text:span text:style-name="T129"> enpoints </text:span><text:a xlink:type="simple" xlink:href="http://localhost:8040/user/get/name/root" text:style-name="Internet_20_link" text:visited-style-name="Visited_20_Internet_20_Link"><text:span text:style-name="T133">http://localhost:8040/user/get/name/</text:span></text:a><text:a xlink:type="simple" xlink:href="http://localhost:8040/user/get/name/root" text:style-name="Internet_20_link" text:visited-style-name="Visited_20_Internet_20_Link"><text:span text:style-name="T135">root</text:span></text:a><text:span text:style-name="T105">: </text:span></text:p>
      <text:p text:style-name="P197"/>
      <text:p text:style-name="P229">{</text:p>
      <text:p text:style-name="P33"><text:span text:style-name="T25">"error"</text:span>: <text:span text:style-name="T55">"invalid_token"</text:span>,</text:p>
      <text:p text:style-name="P33"><text:span text:style-name="T25">"error_description"</text:span>: <text:span text:style-name="T55">"Invalid access token: 668424880-1f33-4209-8cec-08bced5dd700"</text:span></text:p>
      <text:p text:style-name="P33">}</text:p>
      <text:p text:style-name="P33"/>
      <text:p text:style-name="P248"><text:span text:style-name="T129">Get p</text:span><text:span text:style-name="T130">osterior</text:span><text:span text:style-name="T129"> a update </text:span><text:span text:style-name="T131">con nuevo token y</text:span><text:span text:style-name="T129"> enpoints </text:span><text:a xlink:type="simple" xlink:href="http://localhost:8040/user/get/name/root" text:style-name="Internet_20_link" text:visited-style-name="Visited_20_Internet_20_Link"><text:span text:style-name="T133">http://localhost:8040/user/get/name/</text:span></text:a><text:a xlink:type="simple" xlink:href="http://localhost:8040/user/get/name/root" text:style-name="Internet_20_link" text:visited-style-name="Visited_20_Internet_20_Link"><text:span text:style-name="T135">root</text:span></text:a><text:span text:style-name="T105">: </text:span></text:p>
      <text:p text:style-name="P232"/>
      <text:p text:style-name="P232">{"error":"Not found-&gt;User name not found"}</text:p>
      <text:p text:style-name="P232"/>
      <text:p text:style-name="P172"><text:span text:style-name="T129">Get p</text:span><text:span text:style-name="T130">osterior</text:span><text:span text:style-name="T129"> a update </text:span><text:span text:style-name="T131">con </text:span><text:span text:style-name="T132">t</text:span><text:span text:style-name="T131">oken revocado y</text:span><text:span text:style-name="T129"> enpoints </text:span><text:a xlink:type="simple" xlink:href="http://localhost:8040/user/get/name/root" text:style-name="Internet_20_link" text:visited-style-name="Visited_20_Internet_20_Link"><text:span text:style-name="T133">http://localhost:8040/user/get/name/</text:span></text:a><text:a xlink:type="simple" xlink:href="http://localhost:8040/user/get/name/root" text:style-name="Internet_20_link" text:visited-style-name="Visited_20_Internet_20_Link"><text:span text:style-name="T135">root</text:span></text:a><text:span text:style-name="T136">mod</text:span><text:span text:style-name="T105">: </text:span></text:p>
      <text:p text:style-name="P197"/>
      <text:p text:style-name="P229">{</text:p>
      <text:p text:style-name="P33"><text:span text:style-name="T25">"error"</text:span>: <text:span text:style-name="T55">"invalid_token"</text:span>,</text:p>
      <text:p text:style-name="P33"><text:span text:style-name="T25">"error_description"</text:span>: <text:span text:style-name="T55">"Invalid access token: 668424880-1f33-4209-8cec-08bced5dd700"</text:span></text:p>
      <text:p text:style-name="P70">}</text:p>
      <text:p text:style-name="P70"/>
      <text:p text:style-name="P154">Modificar de usuario existente <text:span text:style-name="T161">autenticado</text:span>, <text:span text:style-name="T154">contraseña</text:span> de usuario con campo y valor sintácticamente correcto:</text:p>
      <text:p text:style-name="P154"/>
      <text:p text:style-name="P248"><text:span text:style-name="T51">Get previo a update con enpoints </text:span><text:span text:style-name="T52">http://localhost:8040/user/get/name/</text:span><text:span text:style-name="T53">root</text:span><text:span text:style-name="T104">:</text:span></text:p>
      <text:p text:style-name="P214"/>
      <text:p text:style-name="P214">{"name":"rootmod", "date":"2021-07-05", "roles":[{"name<text:span text:style-name="T166">Role</text:span>":"delete", "description":"permission for delete user", "date":"2021-07-05", "services":[]}, {"name<text:span text:style-name="T166">Role</text:span>":"add", "description":"permission for add user", "date":"2021-07-05", "services":[]}, {"name<text:span text:style-name="T166">Role</text:span>":"update", "description":"permission for update user", "date":"2021-07-05", "services":[]}]}</text:p>
      <text:p text:style-name="P33"/>
      <text:p text:style-name="P29"/>
      <text:p text:style-name="P154"/>
      <text:p text:style-name="P186"/>
      <text:p text:style-name="P110"><text:span text:style-name="T123">Input para output </text:span><text:span text:style-name="T126">NOT </text:span><text:span text:style-name="T124">OK</text:span><text:span text:style-name="T123">: </text:span></text:p>
      <text:p text:style-name="P220"/>
      <text:p text:style-name="P226">{</text:p>
      <text:p text:style-name="P1"><text:soft-page-break/><text:span text:style-name="T25">"name"</text:span>:<text:span text:style-name="T55">"rootmod"</text:span>,</text:p>
      <text:p text:style-name="P1"><text:span text:style-name="T25">"password"</text:span>:<text:span text:style-name="T55">"passrootmod"</text:span></text:p>
      <text:p text:style-name="P1">}</text:p>
      <text:p text:style-name="P220"/>
      <text:p text:style-name="P220"/>
      <text:p text:style-name="P331">Se revoca el token en uso, y se devuelve nuevo token y token de refresco</text:p>
      <text:p text:style-name="P220"/>
      <text:p text:style-name="P248"><text:span text:style-name="T129">Get p</text:span><text:span text:style-name="T130">osterior</text:span><text:span text:style-name="T129"> a update </text:span><text:span text:style-name="T131">con token revocado y</text:span><text:span text:style-name="T129"> enpoints </text:span><text:a xlink:type="simple" xlink:href="http://localhost:8040/user/get/name/root" text:style-name="Internet_20_link" text:visited-style-name="Visited_20_Internet_20_Link"><text:span text:style-name="T133">http://localhost:8040/user/get/name/</text:span></text:a><text:a xlink:type="simple" xlink:href="http://localhost:8040/user/get/name/root" text:style-name="Internet_20_link" text:visited-style-name="Visited_20_Internet_20_Link"><text:span text:style-name="T135">root</text:span></text:a><text:span text:style-name="T137">mod</text:span><text:span text:style-name="T105">: </text:span></text:p>
      <text:p text:style-name="P197"/>
      <text:p text:style-name="P14">{</text:p>
      <text:p text:style-name="P33"><text:span text:style-name="T25">"error"</text:span>: <text:span text:style-name="T55">"invalid_token"</text:span>,</text:p>
      <text:p text:style-name="P33"><text:span text:style-name="T25">"error_description"</text:span>: <text:span text:style-name="T55">"Invalid access token: 54bdba5d-0dba-418b-8838-787c67308e87"</text:span></text:p>
      <text:p text:style-name="P33">}</text:p>
      <text:p text:style-name="P26"/>
      <text:p text:style-name="P236"/>
      <text:p text:style-name="P240">&lt;Tener en cuenta que los endpoints ‘get’ no informan sobre la contraseña del usuario&gt;</text:p>
      <text:p text:style-name="P226"/>
      <text:p text:style-name="P120"><text:span text:style-name="T116">S</text:span><text:span text:style-name="T106">olicitar token (loguearse – iniciar sesión) </text:span><text:span text:style-name="T111">después de la modificación,</text:span><text:span text:style-name="T106"> con el usuario y la contraseña anterior, <text:s/>y las credenciales del cliente adecuadas:</text:span></text:p>
      <text:p text:style-name="P205"/>
      <text:p text:style-name="P120"><text:span text:style-name="T106">Id de cliente: “</text:span><text:span text:style-name="T110">IdClient1</text:span><text:span text:style-name="T106">”</text:span></text:p>
      <text:p text:style-name="P120"><text:span text:style-name="T106">Contraseña de cliente: “</text:span><text:span text:style-name="T110">passClient1</text:span><text:span text:style-name="T106">”</text:span></text:p>
      <text:p text:style-name="P120"><text:span text:style-name="T106">Nombre de usuario: “</text:span><text:span text:style-name="T114">rootmod</text:span><text:span text:style-name="T106">”</text:span></text:p>
      <text:p text:style-name="P120"><text:span text:style-name="T106">Contraseña de usuario anterior: “</text:span><text:span text:style-name="T114">passroot”</text:span></text:p>
      <text:p text:style-name="P205"/>
      <text:p text:style-name="P167"><text:span text:style-name="T121">Como el token y token de refresco </text:span><text:span text:style-name="T122">no</text:span><text:span text:style-name="T121"> es recibido, se corrobora </text:span><text:span text:style-name="T122">que la autenticación del usuario con la contraseña anterior, ya no es válida. Lo que el servidor le devuelve al cliente es:</text:span></text:p>
      <text:p text:style-name="P190"/>
      <text:p text:style-name="P227">{</text:p>
      <text:p text:style-name="P33"><text:span text:style-name="T25">"error"</text:span>: <text:span text:style-name="T55">"invalid_grant"</text:span>,</text:p>
      <text:p text:style-name="P33"><text:span text:style-name="T25">"error_description"</text:span>: <text:span text:style-name="T55">"Bad credentials"</text:span></text:p>
      <text:p text:style-name="P70">}</text:p>
      <text:p text:style-name="P70"/>
      <text:p text:style-name="P70"/>
      <text:p text:style-name="P155">Modificar de usuario existente <text:span text:style-name="T162">autenticado</text:span>, <text:span text:style-name="T155">nombre de rol</text:span> de usuario con campo y valor sintácticamente correcto. <text:span text:style-name="T157">Para la modificación, se requiere obligatoriamente definir el ID del rol </text:span><text:span text:style-name="T158">del cual se modifica su nombre</text:span>:</text:p>
      <text:p text:style-name="P155"/>
      <text:p text:style-name="P155"/>
      <text:p text:style-name="P249"><text:span text:style-name="T82">Get previo a update con enpoints </text:span><text:span text:style-name="T83">http://localhost:8040/user/get/name/</text:span><text:span text:style-name="T87">rootmod</text:span><text:span text:style-name="T103">:</text:span></text:p>
      <text:p text:style-name="P212"/>
      <text:p text:style-name="P199">{"name":"rootmod", "date":"2021-07-05", "roles":[{"nameRole":"delete", "description":"permission for delete user", "date":"2021-07-05", "services":[]}, {"nameRole":"add", "description":"permission for add user", "date":"2021-07-05", "services":[]}, {"nameRole":"update", "description":"permission for update user", "date":"2021-07-05", "services":[]}]}</text:p>
      <text:p text:style-name="P199"/>
      <text:p text:style-name="P27"/>
      <text:p text:style-name="P187"/>
      <text:p text:style-name="P111"><text:span text:style-name="T123">Input para output </text:span><text:span text:style-name="T127">NOT</text:span><text:span text:style-name="T123"> </text:span><text:span text:style-name="T124">OK</text:span><text:span text:style-name="T123">:</text:span></text:p>
      <text:p text:style-name="P199"/>
      <text:p text:style-name="P15"/>
      <text:p text:style-name="P15"><text:soft-page-break/>{</text:p>
      <text:p text:style-name="P35"><text:span text:style-name="T25">"name"</text:span>:<text:span text:style-name="T55">"rootmod"</text:span>,</text:p>
      <text:p text:style-name="P35"><text:span text:style-name="T25">"roles"</text:span>:[{<text:span text:style-name="T25">"nameRole"</text:span>:<text:span text:style-name="T55">"delete"</text:span>, <text:span text:style-name="T25">"description"</text:span>:<text:span text:style-name="T55">"permission for delete user"</text:span>, <text:span text:style-name="T25">"date"</text:span>:<text:span text:style-name="T55">"2021-07-05"</text:span>, <text:span text:style-name="T25">"services"</text:span>:[]}, {<text:span text:style-name="T25">"nameRole"</text:span>:<text:span text:style-name="T55">"addmod"</text:span>, <text:span text:style-name="T25">"description"</text:span>:<text:span text:style-name="T55">"permission for add user"</text:span>, <text:span text:style-name="T25">"date"</text:span>:<text:span text:style-name="T55">"2021-07-05"</text:span>, <text:span text:style-name="T25">"services"</text:span>:[]}, {<text:span text:style-name="T25">"nameRole"</text:span>:<text:span text:style-name="T55">"update"</text:span>, <text:span text:style-name="T25">"description"</text:span>:<text:span text:style-name="T55">"permission for update user"</text:span>, <text:span text:style-name="T25">"date"</text:span>:<text:span text:style-name="T55">"2021-07-05"</text:span>, <text:span text:style-name="T25">"services"</text:span>:[]}]</text:p>
      <text:p text:style-name="P35">}</text:p>
      <text:p text:style-name="P15"/>
      <text:p text:style-name="P35"/>
      <text:p text:style-name="P330">Se revoca el token en uso, y se devuelve nuevo token y token de refresco</text:p>
      <text:p text:style-name="P199"/>
      <text:p text:style-name="P199"><text:span text:style-name="T177">Get </text:span><text:span text:style-name="T178">posterior</text:span><text:span text:style-name="T177"> a update </text:span><text:span text:style-name="T176">con token </text:span><text:span text:style-name="T179">revocado</text:span><text:span text:style-name="T176"> y</text:span><text:span text:style-name="T177"> enpoints </text:span><text:a xlink:type="simple" xlink:href="http://localhost:8040/user/get/name/nameusermod" text:style-name="Internet_20_link" text:visited-style-name="Visited_20_Internet_20_Link">http://localhost:8040/user/get/</text:a><text:span text:style-name="T165">rootmod</text:span>:</text:p>
      <text:p text:style-name="P198"/>
      <text:p text:style-name="P230">{</text:p>
      <text:p text:style-name="P1"><text:span text:style-name="T25">"error"</text:span>: <text:span text:style-name="T55">"invalid_token"</text:span>,</text:p>
      <text:p text:style-name="P1"><text:span text:style-name="T25">"error_description"</text:span>: <text:span text:style-name="T55">"Invalid access token: 6b76319b-fa92-463e-8b49-7d14dd780ae9"</text:span></text:p>
      <text:p text:style-name="P1">}</text:p>
      <text:p text:style-name="P297"/>
      <text:p text:style-name="P157"/>
      <text:p text:style-name="P300">Modificar usuario inexistente:</text:p>
      <text:p text:style-name="P300"/>
      <text:p text:style-name="P301"><text:span text:style-name="T180">Get previo a update con enpoints </text:span><text:a xlink:type="simple" xlink:href="http://localhost:8040/user/get/name/newroot" text:style-name="Internet_20_link" text:visited-style-name="Visited_20_Internet_20_Link"><text:span text:style-name="T2">http://localhost:8040/user/get/name/</text:span></text:a><text:a xlink:type="simple" xlink:href="http://localhost:8040/user/get/name/newroot" text:style-name="Internet_20_link" text:visited-style-name="Visited_20_Internet_20_Link"><text:span text:style-name="T6">newroot</text:span></text:a><text:span text:style-name="T120">:</text:span></text:p>
      <text:p text:style-name="P301"><text:span text:style-name="T120"/></text:p>
      <text:p text:style-name="P301"><text:span text:style-name="T120">{"error":"Not found-&gt;User name not found"}</text:span></text:p>
      <text:p text:style-name="P157"/>
      <text:p text:style-name="P322"><text:span text:style-name="T123">Input para output </text:span><text:span text:style-name="T127">NOT</text:span><text:span text:style-name="T123"> </text:span><text:span text:style-name="T124">OK</text:span></text:p>
      <text:p text:style-name="P322"><text:span text:style-name="T124"/></text:p>
      <text:p text:style-name="P273"><text:span text:style-name="T139">{</text:span></text:p>
      <text:p text:style-name="P1"><text:span text:style-name="T25">"name"</text:span>:<text:span text:style-name="T55">"newroot"</text:span>,</text:p>
      <text:p text:style-name="P1"><text:span text:style-name="T25">"roles"</text:span>:[{<text:span text:style-name="T25">"nameRole"</text:span>:<text:span text:style-name="T55">"delete"</text:span>, <text:span text:style-name="T25">"description"</text:span>:<text:span text:style-name="T55">"permission for delete user"</text:span>, <text:span text:style-name="T25">"date"</text:span>:<text:span text:style-name="T55">"2021-07-05"</text:span>, <text:span text:style-name="T25">"services"</text:span>:[]}, {<text:span text:style-name="T25">"nameRole"</text:span>:<text:span text:style-name="T55">"add"</text:span>, <text:span text:style-name="T25">"description"</text:span>:<text:span text:style-name="T55">"permission for add user"</text:span>, <text:span text:style-name="T25">"date"</text:span>:<text:span text:style-name="T55">"2021-07-05"</text:span>, <text:span text:style-name="T25">"services"</text:span>:[]}, {<text:span text:style-name="T25">"nameRole"</text:span>:<text:span text:style-name="T55">"update"</text:span>, <text:span text:style-name="T25">"description"</text:span>:<text:span text:style-name="T55">"permission for update user"</text:span>, <text:span text:style-name="T25">"date"</text:span>:<text:span text:style-name="T55">"2021-07-05"</text:span>, <text:span text:style-name="T25">"services"</text:span>:[]}]</text:p>
      <text:p text:style-name="P1">}</text:p>
      <text:p text:style-name="P335"><text:span text:style-name="T124"/></text:p>
      <text:p text:style-name="P323"><text:span text:style-name="T128">O</text:span><text:span text:style-name="T124">utput </text:span><text:span text:style-name="T127">NOT</text:span><text:span text:style-name="T124"> OK</text:span></text:p>
      <text:p text:style-name="P322"><text:span text:style-name="T124"/></text:p>
      <text:p text:style-name="P157">{"error":"User not found-&gt;Null or incorrect ID user"}</text:p>
      <text:p text:style-name="P157"/>
      <text:p text:style-name="P305"><text:span text:style-name="T4"/></text:p>
      <text:p text:style-name="P305"><text:span text:style-name="T4"/></text:p>
      <text:p text:style-name="P305"><text:span text:style-name="T4"/></text:p>
      <text:p text:style-name="P305"><text:span text:style-name="T4"/></text:p>
      <text:p text:style-name="P305"><text:span text:style-name="T4"/></text:p>
      <text:p text:style-name="P305"><text:span text:style-name="T4"/></text:p>
      <text:p text:style-name="P305"><text:span text:style-name="T4"/></text:p>
      <text:p text:style-name="P305"><text:span text:style-name="T4"/></text:p>
      <text:p text:style-name="P305"><text:span text:style-name="T4"/></text:p>
      <text:p text:style-name="P305"><text:span text:style-name="T4"/></text:p>
      <text:p text:style-name="P305"><text:span text:style-name="T4"/></text:p>
      <text:p text:style-name="P305"><text:span text:style-name="T4"/></text:p>
      <text:p text:style-name="P305"><text:span text:style-name="T4"/></text:p>
      <text:p text:style-name="P305"><text:soft-page-break/><text:span text:style-name="T4"/></text:p>
      <text:p text:style-name="P305"><text:span text:style-name="T4">Modificar de un usuario existente,</text:span><text:span text:style-name="T2"> el</text:span> campo id mal definido sintácticamente <text:span text:style-name="T181">o <text:s/>semánticamente</text:span>:</text:p>
      <text:p text:style-name="P129"/>
      <text:list xml:id="list2148811894" text:style-name="L5">
        <text:list-item>
          <text:p text:style-name="P261"/>
        </text:list-item>
      </text:list>
      <text:p text:style-name="P262"/>
      <text:p text:style-name="P253"><text:span text:style-name="T138">Input para output </text:span><text:span text:style-name="T140">NOT</text:span><text:span text:style-name="T138"> </text:span><text:span text:style-name="T139">OK</text:span></text:p>
      <text:p text:style-name="P281">{</text:p>
      <text:p text:style-name="P271">id:<text:span text:style-name="T153">24</text:span>,</text:p>
      <text:p text:style-name="P271"><text:span text:style-name="T25">"name"</text:span>:<text:span text:style-name="T55">"rootmod"</text:span>,</text:p>
      <text:p text:style-name="P271"><text:span text:style-name="T25">"roles"</text:span>:[{<text:span text:style-name="T25">"nameRole"</text:span>:<text:span text:style-name="T55">"delete"</text:span>, <text:span text:style-name="T25">"description"</text:span>:<text:span text:style-name="T55">"permission for delete user"</text:span>, <text:span text:style-name="T25">"date"</text:span>:<text:span text:style-name="T55">"2021-07-05"</text:span>, <text:span text:style-name="T25">"services"</text:span>:[]}, {<text:span text:style-name="T25">"nameRole"</text:span>:<text:span text:style-name="T55">"add"</text:span>, <text:span text:style-name="T25">"description"</text:span>:<text:span text:style-name="T55">"permission for add user"</text:span>, <text:span text:style-name="T25">"date"</text:span>:<text:span text:style-name="T55">"2021-07-05"</text:span>, <text:span text:style-name="T25">"services"</text:span>:[]}, {<text:span text:style-name="T25">"nameRole"</text:span>:<text:span text:style-name="T55">"update"</text:span>, <text:span text:style-name="T25">"description"</text:span>:<text:span text:style-name="T55">"permission for update user"</text:span>, <text:span text:style-name="T25">"date"</text:span>:<text:span text:style-name="T55">"2021-07-05"</text:span>, <text:span text:style-name="T25">"services"</text:span>:[]}]</text:p>
      <text:p text:style-name="P271">}</text:p>
      <text:p text:style-name="P260"/>
      <text:p text:style-name="P253"><text:span text:style-name="T141">O</text:span><text:span text:style-name="T138">utput </text:span><text:span text:style-name="T140">NOT</text:span><text:span text:style-name="T138"> </text:span><text:span text:style-name="T139">OK</text:span></text:p>
      <text:p text:style-name="P260"/>
      <text:p text:style-name="P281">{</text:p>
      <text:p text:style-name="P271"><text:span text:style-name="T25">"timestamp"</text:span>: <text:span text:style-name="T55">"2021-07-06T19:01:42.105+00:00"</text:span>,</text:p>
      <text:p text:style-name="P271"><text:span text:style-name="T25">"status"</text:span>: <text:span text:style-name="T153">400</text:span>,</text:p>
      <text:p text:style-name="P271"><text:span text:style-name="T25">"error"</text:span>: <text:span text:style-name="T55">"Bad Request"</text:span>,</text:p>
      <text:p text:style-name="P271"><text:span text:style-name="T25">"path"</text:span>: <text:span text:style-name="T55">"/user/update"</text:span></text:p>
      <text:p text:style-name="P280">}</text:p>
      <text:p text:style-name="P262"/>
      <text:list xml:id="list201941016615474" text:continue-numbering="true" text:style-name="L5">
        <text:list-item>
          <text:p text:style-name="P261"/>
        </text:list-item>
      </text:list>
      <text:p text:style-name="P262"/>
      <text:p text:style-name="P254"><text:span text:style-name="T138">Input para output </text:span><text:span text:style-name="T140">NOT</text:span><text:span text:style-name="T138"> </text:span><text:span text:style-name="T139">OK</text:span></text:p>
      <text:p text:style-name="P280">{</text:p>
      <text:p text:style-name="P340">"id:24,</text:p>
      <text:p text:style-name="P1"><text:span text:style-name="T25">"</text:span>name<text:span text:style-name="T25">":"</text:span>rootmod<text:span text:style-name="T25">",</text:span></text:p>
      <text:p text:style-name="P1"><text:span text:style-name="T25">"</text:span>roles<text:span text:style-name="T25">":[{"</text:span>nameRole<text:span text:style-name="T25">":"</text:span>delete<text:span text:style-name="T25">", "</text:span>description<text:span text:style-name="T25">":"</text:span>permission for delete user<text:span text:style-name="T25">", "</text:span>date<text:span text:style-name="T25">":"</text:span><text:span text:style-name="T153">2021-07-05</text:span><text:span text:style-name="T25">", "</text:span>services<text:span text:style-name="T25">":[]}, {"</text:span>nameRole<text:span text:style-name="T25">":"</text:span>add<text:span text:style-name="T25">", "</text:span>description<text:span text:style-name="T25">":"</text:span>permission for add user<text:span text:style-name="T25">", "</text:span>date<text:span text:style-name="T25">":"</text:span><text:span text:style-name="T153">2021-07-05</text:span><text:span text:style-name="T25">", "</text:span>services<text:span text:style-name="T25">":[]}, {"</text:span>nameRole<text:span text:style-name="T25">":"</text:span>update<text:span text:style-name="T25">", "</text:span>description<text:span text:style-name="T25">":"</text:span>permission for update user<text:span text:style-name="T25">", "</text:span>date<text:span text:style-name="T25">":"</text:span><text:span text:style-name="T153">2021-07-05</text:span><text:span text:style-name="T25">", "</text:span>services<text:span text:style-name="T25">":[]}]</text:span></text:p>
      <text:p text:style-name="P340">}</text:p>
      <text:p text:style-name="P262"/>
      <text:p text:style-name="P254"><text:span text:style-name="T142">O</text:span><text:span text:style-name="T138">utput </text:span><text:span text:style-name="T140">NOT</text:span><text:span text:style-name="T138"> </text:span><text:span text:style-name="T139">OK</text:span></text:p>
      <text:p text:style-name="P262"/>
      <text:p text:style-name="P280">{</text:p>
      <text:p text:style-name="P1"><text:span text:style-name="T25">"timestamp"</text:span>: <text:span text:style-name="T55">"2021-07-06T19:05:44.350+00:00"</text:span>,</text:p>
      <text:p text:style-name="P1"><text:span text:style-name="T25">"status"</text:span>: <text:span text:style-name="T153">400</text:span>,</text:p>
      <text:p text:style-name="P1"><text:span text:style-name="T25">"error"</text:span>: <text:span text:style-name="T55">"Bad Request"</text:span>,</text:p>
      <text:p text:style-name="P1"><text:span text:style-name="T25">"path"</text:span>: <text:span text:style-name="T55">"/user/update"</text:span></text:p>
      <text:p text:style-name="P1">}</text:p>
      <text:p text:style-name="P262"/>
      <text:p text:style-name="P262"/>
      <text:p text:style-name="P262"/>
      <text:list xml:id="list201940318096783" text:continue-numbering="true" text:style-name="L5">
        <text:list-item>
          <text:p text:style-name="P261"/>
        </text:list-item>
      </text:list>
      <text:p text:style-name="P262"/>
      <text:p text:style-name="P254"><text:span text:style-name="T138">Input para output </text:span><text:span text:style-name="T140">NOT</text:span><text:span text:style-name="T138"> </text:span><text:span text:style-name="T139">OK</text:span></text:p>
      <text:p text:style-name="P280"><text:soft-page-break/></text:p>
      <text:p text:style-name="P280">{</text:p>
      <text:p text:style-name="P1"><text:span text:style-name="T25">"idd"</text:span>:<text:span text:style-name="T153">24</text:span>,</text:p>
      <text:p text:style-name="P1"><text:span text:style-name="T25">"roles"</text:span>:[{<text:span text:style-name="T25">"nameRole"</text:span>:<text:span text:style-name="T55">"delete"</text:span>, <text:span text:style-name="T25">"description"</text:span>:<text:span text:style-name="T55">"permission for delete user"</text:span>, <text:span text:style-name="T25">"date"</text:span>:<text:span text:style-name="T55">"2021-07-05"</text:span>, <text:span text:style-name="T25">"services"</text:span>:[]}, {<text:span text:style-name="T25">"nameRole"</text:span>:<text:span text:style-name="T55">"add"</text:span>, <text:span text:style-name="T25">"description"</text:span>:<text:span text:style-name="T55">"permission for add user"</text:span>, <text:span text:style-name="T25">"date"</text:span>:<text:span text:style-name="T55">"2021-07-05"</text:span>, <text:span text:style-name="T25">"services"</text:span>:[]}, {<text:span text:style-name="T25">"nameRole"</text:span>:<text:span text:style-name="T55">"update"</text:span>, <text:span text:style-name="T25">"description"</text:span>:<text:span text:style-name="T55">"permission for update user"</text:span>, <text:span text:style-name="T25">"date"</text:span>:<text:span text:style-name="T55">"2021-07-05"</text:span>, <text:span text:style-name="T25">"services"</text:span>:[]}]</text:p>
      <text:p text:style-name="P1">}</text:p>
      <text:p text:style-name="P262"/>
      <text:p text:style-name="P254"><text:span text:style-name="T142">O</text:span><text:span text:style-name="T138">utput </text:span><text:span text:style-name="T140">NOT</text:span><text:span text:style-name="T138"> </text:span><text:span text:style-name="T139">OK</text:span></text:p>
      <text:p text:style-name="P262"/>
      <text:p text:style-name="P280">{"error":"insuficient information"}</text:p>
      <text:p text:style-name="P262"/>
      <text:p text:style-name="P262"/>
      <text:p text:style-name="P262"/>
      <text:p text:style-name="P262"/>
      <text:list xml:id="list201939467257590" text:continue-numbering="true" text:style-name="L5">
        <text:list-item>
          <text:p text:style-name="P263"><text:span text:style-name="T182">Al p</text:span>oner nombre o etiqueta de campo id <text:span text:style-name="T182">de usuario,</text:span> bien definido sintácticamente y mal definido semánticamente (nombre que no es el definido en la API) <text:span text:style-name="T182">pero bien definido sintáctica y semánticamente el nombre del usuario, no se espera error. Se busca el usuario por su nombre y el campo id mal definido es omitido para el servidor</text:span></text:p>
        </text:list-item>
      </text:list>
      <text:p text:style-name="P258"/>
      <text:p text:style-name="P129"/>
      <text:p text:style-name="P129"/>
      <text:p text:style-name="P129"/>
      <text:p text:style-name="P129"/>
      <text:p text:style-name="P129"><text:span text:style-name="T4">Modificar de un usuario existente,</text:span><text:span text:style-name="T2"> el</text:span> <text:span text:style-name="T9">valor del </text:span>campo id mal definido sintáctica <text:span text:style-name="T184">y/</text:span><text:span text:style-name="T183">o semanticamente incorrecto</text:span>:</text:p>
      <text:p text:style-name="P129"/>
      <text:list xml:id="list2962825234" text:style-name="L9">
        <text:list-item>
          <text:p text:style-name="P306"/>
        </text:list-item>
      </text:list>
      <text:p text:style-name="P307"/>
      <text:p text:style-name="P255"><text:span text:style-name="T138">Input para output </text:span><text:span text:style-name="T140">NOT</text:span><text:span text:style-name="T138"> </text:span><text:span text:style-name="T139">OK</text:span></text:p>
      <text:p text:style-name="P255"><text:span text:style-name="T139"/></text:p>
      <text:p text:style-name="P274"><text:span text:style-name="T139">{</text:span></text:p>
      <text:p text:style-name="P268"><text:span text:style-name="T25">"id"</text:span>:<text:span text:style-name="T55">"24,</text:span></text:p>
      <text:p text:style-name="P268"><text:span text:style-name="T25">"</text:span>roles<text:span text:style-name="T25">":[{"</text:span>nameRole<text:span text:style-name="T25">":"</text:span>delete<text:span text:style-name="T25">", "</text:span>description<text:span text:style-name="T25">":"</text:span>permission for delete user<text:span text:style-name="T25">", "</text:span>date<text:span text:style-name="T25">":"</text:span><text:span text:style-name="T153">2021-07-05</text:span><text:span text:style-name="T25">", "</text:span>services<text:span text:style-name="T25">":[]}, {"</text:span>nameRole<text:span text:style-name="T25">":"</text:span>add<text:span text:style-name="T25">", "</text:span>description<text:span text:style-name="T25">":"</text:span>permission for add user<text:span text:style-name="T25">", "</text:span>date<text:span text:style-name="T25">":"</text:span><text:span text:style-name="T153">2021-07-05</text:span><text:span text:style-name="T25">", "</text:span>services<text:span text:style-name="T25">":[]}, {"</text:span>nameRole<text:span text:style-name="T25">":"</text:span>update<text:span text:style-name="T25">", "</text:span>description<text:span text:style-name="T25">":"</text:span>permission for update user<text:span text:style-name="T25">", "</text:span>date<text:span text:style-name="T25">":"</text:span><text:span text:style-name="T153">2021-07-05</text:span><text:span text:style-name="T25">", "</text:span>services<text:span text:style-name="T25">":[]}]</text:span></text:p>
      <text:p text:style-name="P341">}</text:p>
      <text:p text:style-name="P255"><text:span text:style-name="T139"/></text:p>
      <text:p text:style-name="P255"><text:span text:style-name="T139"/></text:p>
      <text:p text:style-name="P255"><text:span text:style-name="T139"/></text:p>
      <text:p text:style-name="P255"><text:span text:style-name="T139"/></text:p>
      <text:p text:style-name="P255"><text:span text:style-name="T143">O</text:span><text:span text:style-name="T139">utput </text:span><text:span text:style-name="T140">NOT</text:span><text:span text:style-name="T139"> OK</text:span></text:p>
      <text:p text:style-name="P307"/>
      <text:p text:style-name="P307"/>
      <text:p text:style-name="P275">{</text:p>
      <text:p text:style-name="P1"><text:span text:style-name="T25">"timestamp"</text:span>: <text:span text:style-name="T55">"2021-07-06T19:29:03.718+00:00"</text:span>,</text:p>
      <text:p text:style-name="P1"><text:span text:style-name="T25">"status"</text:span>: <text:span text:style-name="T153">400</text:span>,</text:p>
      <text:p text:style-name="P1"><text:soft-page-break/><text:span text:style-name="T25">"error"</text:span>: <text:span text:style-name="T55">"Bad Request"</text:span>,</text:p>
      <text:p text:style-name="P1"><text:span text:style-name="T25">"path"</text:span>: <text:span text:style-name="T55">"/user/update"</text:span></text:p>
      <text:p text:style-name="P334"><text:span text:style-name="T38">}</text:span></text:p>
      <text:p text:style-name="P307"/>
      <text:p text:style-name="P307"/>
      <text:list xml:id="list201939240605199" text:continue-numbering="true" text:style-name="L9">
        <text:list-item>
          <text:p text:style-name="P306"/>
        </text:list-item>
      </text:list>
      <text:p text:style-name="P255"><text:span text:style-name="T138">Input para output </text:span><text:span text:style-name="T140">NOT</text:span><text:span text:style-name="T138"> </text:span><text:span text:style-name="T139">OK</text:span></text:p>
      <text:p text:style-name="P255"><text:span text:style-name="T139"/></text:p>
      <text:p text:style-name="P255"><text:span text:style-name="T139"/></text:p>
      <text:p text:style-name="P259"><text:span text:style-name="T139">{</text:span></text:p>
      <text:p text:style-name="P257"><text:span text:style-name="T25">"id"</text:span>:<text:span text:style-name="T55">"100"</text:span>,</text:p>
      <text:p text:style-name="P257"><text:span text:style-name="T25">"roles"</text:span>:[{<text:span text:style-name="T25">"nameRole"</text:span>:<text:span text:style-name="T55">"delete"</text:span>, <text:span text:style-name="T25">"description"</text:span>:<text:span text:style-name="T55">"permission for delete user"</text:span>, <text:span text:style-name="T25">"date"</text:span>:<text:span text:style-name="T55">"2021-07-05"</text:span>, <text:span text:style-name="T25">"services"</text:span>:[]}, {<text:span text:style-name="T25">"nameRole"</text:span>:<text:span text:style-name="T55">"add"</text:span>, <text:span text:style-name="T25">"description"</text:span>:<text:span text:style-name="T55">"permission for add user"</text:span>, <text:span text:style-name="T25">"date"</text:span>:<text:span text:style-name="T55">"2021-07-05"</text:span>, <text:span text:style-name="T25">"services"</text:span>:[]}, {<text:span text:style-name="T25">"nameRole"</text:span>:<text:span text:style-name="T55">"update"</text:span>, <text:span text:style-name="T25">"description"</text:span>:<text:span text:style-name="T55">"permission for update user"</text:span>, <text:span text:style-name="T25">"date"</text:span>:<text:span text:style-name="T55">"2021-07-05"</text:span>, <text:span text:style-name="T25">"services"</text:span>:[]}]</text:p>
      <text:p text:style-name="P257">}</text:p>
      <text:p text:style-name="P255"><text:span text:style-name="T139"/></text:p>
      <text:p text:style-name="P255"><text:span text:style-name="T139"/></text:p>
      <text:p text:style-name="P255"><text:span text:style-name="T139"/></text:p>
      <text:p text:style-name="P255"><text:span text:style-name="T143">O</text:span><text:span text:style-name="T139">utput </text:span><text:span text:style-name="T140">NOT</text:span><text:span text:style-name="T139"> OK</text:span></text:p>
      <text:p text:style-name="P307"/>
      <text:p text:style-name="P307">{"error":"User not found-&gt;Null or incorrect ID user"}</text:p>
      <text:p text:style-name="P307"/>
      <text:list xml:id="list201940946827250" text:continue-numbering="true" text:style-name="L9">
        <text:list-item>
          <text:p text:style-name="P306"/>
        </text:list-item>
      </text:list>
      <text:p text:style-name="P307"/>
      <text:p text:style-name="P255"><text:span text:style-name="T138">Input para output </text:span><text:span text:style-name="T140">NOT</text:span><text:span text:style-name="T138"> </text:span><text:span text:style-name="T139">OK</text:span></text:p>
      <text:p text:style-name="P274"><text:span text:style-name="T139"/></text:p>
      <text:p text:style-name="P274"><text:span text:style-name="T139">{</text:span></text:p>
      <text:p text:style-name="P268"><text:span text:style-name="T25">"id"</text:span>:<text:span text:style-name="T55">"cien"</text:span>,</text:p>
      <text:p text:style-name="P268"><text:span text:style-name="T25">"roles"</text:span>:[{<text:span text:style-name="T25">"nameRole"</text:span>:<text:span text:style-name="T55">"delete"</text:span>, <text:span text:style-name="T25">"description"</text:span>:<text:span text:style-name="T55">"permission for delete user"</text:span>, <text:span text:style-name="T25">"date"</text:span>:<text:span text:style-name="T55">"2021-07-05"</text:span>, <text:span text:style-name="T25">"services"</text:span>:[]}, {<text:span text:style-name="T25">"nameRole"</text:span>:<text:span text:style-name="T55">"add"</text:span>, <text:span text:style-name="T25">"description"</text:span>:<text:span text:style-name="T55">"permission for add user"</text:span>, <text:span text:style-name="T25">"date"</text:span>:<text:span text:style-name="T55">"2021-07-05"</text:span>, <text:span text:style-name="T25">"services"</text:span>:[]}, {<text:span text:style-name="T25">"nameRole"</text:span>:<text:span text:style-name="T55">"update"</text:span>, <text:span text:style-name="T25">"description"</text:span>:<text:span text:style-name="T55">"permission for update user"</text:span>, <text:span text:style-name="T25">"date"</text:span>:<text:span text:style-name="T55">"2021-07-05"</text:span>, <text:span text:style-name="T25">"services"</text:span>:[]}]</text:p>
      <text:p text:style-name="P268">}</text:p>
      <text:p text:style-name="P274"><text:span text:style-name="T139"/></text:p>
      <text:p text:style-name="P255"><text:span text:style-name="T139"/></text:p>
      <text:p text:style-name="P255"><text:span text:style-name="T143">O</text:span><text:span text:style-name="T139">utput </text:span><text:span text:style-name="T140">NOT</text:span><text:span text:style-name="T139"> OK</text:span></text:p>
      <text:p text:style-name="P275">{</text:p>
      <text:p text:style-name="P1"><text:span text:style-name="T25">"timestamp"</text:span>: <text:span text:style-name="T55">"2021-07-06T19:33:14.225+00:00"</text:span>,</text:p>
      <text:p text:style-name="P1"><text:span text:style-name="T25">"status"</text:span>: <text:span text:style-name="T153">400</text:span>,</text:p>
      <text:p text:style-name="P1"><text:span text:style-name="T25">"error"</text:span>: <text:span text:style-name="T55">"Bad Request"</text:span>,</text:p>
      <text:p text:style-name="P1"><text:span text:style-name="T25">"path"</text:span>: <text:span text:style-name="T55">"/user/update"</text:span></text:p>
      <text:p text:style-name="P1">}</text:p>
      <text:p text:style-name="P307"/>
      <text:p text:style-name="P307"/>
      <text:list xml:id="list201940536257425" text:continue-numbering="true" text:style-name="L9">
        <text:list-item>
          <text:p text:style-name="P264"><text:span text:style-name="T144">Al p</text:span><text:span text:style-name="T138">oner </text:span><text:span text:style-name="T145">el valor del</text:span><text:span text:style-name="T138"> nombre o etiqueta de campo id </text:span><text:span text:style-name="T144">de usuario,</text:span><text:span text:style-name="T138"> bien definido sintácticamente y mal definido semánticamente </text:span><text:span text:style-name="T146">(es decir id inexistente en base de datos)</text:span><text:span text:style-name="T138">, </text:span><text:span text:style-name="T144">pero bien definido sintáctica y semánticamente el nombre del usuario, no se espera error. Se busca el usuario por su nombre y el </text:span><text:span text:style-name="T145">valor del </text:span><text:span text:style-name="T144">campo id mal definido es omitido para el servidor</text:span></text:p>
        </text:list-item>
      </text:list>
      <text:p text:style-name="P255"><text:soft-page-break/><text:span text:style-name="T139"/></text:p>
      <text:p text:style-name="P129"/>
      <text:p text:style-name="P130"><text:span text:style-name="T4">Modificar de un usuario existente,</text:span><text:span text:style-name="T2"> el</text:span> campo <text:span text:style-name="T10">nombre</text:span> mal definido sintácticamente:</text:p>
      <text:p text:style-name="P129"/>
      <text:p text:style-name="P130"><text:span text:style-name="T4"/></text:p>
      <text:list xml:id="list1487061731" text:style-name="L11">
        <text:list-item>
          <text:p text:style-name="P308"><text:span text:style-name="T4"/></text:p>
        </text:list-item>
      </text:list>
      <text:p text:style-name="P309"><text:span text:style-name="T2"/></text:p>
      <text:p text:style-name="P310"><text:span text:style-name="T2">Input para output NOT OK</text:span></text:p>
      <text:p text:style-name="P310"><text:span text:style-name="T2"/></text:p>
      <text:p text:style-name="P276">{</text:p>
      <text:p text:style-name="P268"><text:span text:style-name="T25">"name:"</text:span>rootmod<text:span text:style-name="T25">",</text:span></text:p>
      <text:p text:style-name="P268"><text:span text:style-name="T25">"</text:span>roles<text:span text:style-name="T25">":[{"</text:span>nameRole<text:span text:style-name="T25">":"</text:span>delete<text:span text:style-name="T25">", "</text:span>description<text:span text:style-name="T25">":"</text:span>permission for delete user<text:span text:style-name="T25">", "</text:span>date<text:span text:style-name="T25">":"</text:span><text:span text:style-name="T153">2021-07-05</text:span><text:span text:style-name="T25">", "</text:span>services<text:span text:style-name="T25">":[]}, {"</text:span>nameRole<text:span text:style-name="T25">":"</text:span>add<text:span text:style-name="T25">", "</text:span>description<text:span text:style-name="T25">":"</text:span>permission for add user<text:span text:style-name="T25">", "</text:span>date<text:span text:style-name="T25">":"</text:span><text:span text:style-name="T153">2021-07-05</text:span><text:span text:style-name="T25">", "</text:span>services<text:span text:style-name="T25">":[]}, {"</text:span>nameRole<text:span text:style-name="T25">":"</text:span>update<text:span text:style-name="T25">", "</text:span>description<text:span text:style-name="T25">":"</text:span>permission for update user<text:span text:style-name="T25">", "</text:span>date<text:span text:style-name="T25">":"</text:span><text:span text:style-name="T153">2021-07-05</text:span><text:span text:style-name="T25">", "</text:span>services<text:span text:style-name="T25">":[]}]</text:span></text:p>
      <text:p text:style-name="P341">}</text:p>
      <text:p text:style-name="P310"/>
      <text:p text:style-name="P310"><text:span text:style-name="T2"/></text:p>
      <text:p text:style-name="P310"><text:span text:style-name="T2">Output NOT OK</text:span></text:p>
      <text:p text:style-name="P310"><text:span text:style-name="T2"/></text:p>
      <text:p text:style-name="P276"><text:span text:style-name="T2">{</text:span></text:p>
      <text:p text:style-name="P1"><text:span text:style-name="T25">"timestamp"</text:span>: <text:span text:style-name="T55">"2021-07-06T19:48:40.797+00:00"</text:span>,</text:p>
      <text:p text:style-name="P1"><text:span text:style-name="T25">"status"</text:span>: <text:span text:style-name="T153">400</text:span>,</text:p>
      <text:p text:style-name="P1"><text:span text:style-name="T25">"error"</text:span>: <text:span text:style-name="T55">"Bad Request"</text:span>,</text:p>
      <text:p text:style-name="P1"><text:span text:style-name="T25">"path"</text:span>: <text:span text:style-name="T55">"/user/update"</text:span></text:p>
      <text:p text:style-name="P1">}</text:p>
      <text:p text:style-name="P309"><text:span text:style-name="T2"/></text:p>
      <text:p text:style-name="P309"><text:span text:style-name="T2"/></text:p>
      <text:list xml:id="list201940773811692" text:continue-numbering="true" text:style-name="L11">
        <text:list-item>
          <text:p text:style-name="P308"><text:span text:style-name="T2"/></text:p>
        </text:list-item>
      </text:list>
      <text:p text:style-name="P309"><text:span text:style-name="T2"/></text:p>
      <text:p text:style-name="P311"><text:span text:style-name="T2">Input para output NOT OK</text:span></text:p>
      <text:p text:style-name="P337"><text:span text:style-name="T2"/></text:p>
      <text:p text:style-name="P277"><text:span text:style-name="T2">{</text:span></text:p>
      <text:p text:style-name="P268">name:<text:span text:style-name="T55">"rootmod"</text:span>,</text:p>
      <text:p text:style-name="P268"><text:span text:style-name="T25">"roles"</text:span>:[{<text:span text:style-name="T25">"nameRole"</text:span>:<text:span text:style-name="T55">"delete"</text:span>, <text:span text:style-name="T25">"description"</text:span>:<text:span text:style-name="T55">"permission for delete user"</text:span>, <text:span text:style-name="T25">"date"</text:span>:<text:span text:style-name="T55">"2021-07-05"</text:span>, <text:span text:style-name="T25">"services"</text:span>:[]}, {<text:span text:style-name="T25">"nameRole"</text:span>:<text:span text:style-name="T55">"add"</text:span>, <text:span text:style-name="T25">"description"</text:span>:<text:span text:style-name="T55">"permission for add user"</text:span>, <text:span text:style-name="T25">"date"</text:span>:<text:span text:style-name="T55">"2021-07-05"</text:span>, <text:span text:style-name="T25">"services"</text:span>:[]}, {<text:span text:style-name="T25">"nameRole"</text:span>:<text:span text:style-name="T55">"update"</text:span>, <text:span text:style-name="T25">"description"</text:span>:<text:span text:style-name="T55">"permission for update user"</text:span>, <text:span text:style-name="T25">"date"</text:span>:<text:span text:style-name="T55">"2021-07-05"</text:span>, <text:span text:style-name="T25">"services"</text:span>:[]}]</text:p>
      <text:p text:style-name="P268">}</text:p>
      <text:p text:style-name="P268"/>
      <text:p text:style-name="P268"/>
      <text:p text:style-name="P268"/>
      <text:p text:style-name="P311"><text:span text:style-name="T2"/></text:p>
      <text:p text:style-name="P311"><text:span text:style-name="T2"/></text:p>
      <text:p text:style-name="P311"><text:span text:style-name="T2">Output NOT OK</text:span></text:p>
      <text:p text:style-name="P337"><text:span text:style-name="T2"/></text:p>
      <text:p text:style-name="P277"><text:span text:style-name="T2">{</text:span></text:p>
      <text:p text:style-name="P268"><text:span text:style-name="T25">"timestamp"</text:span>: <text:span text:style-name="T55">"2021-07-06T19:48:40.797+00:00"</text:span>,</text:p>
      <text:p text:style-name="P268"><text:span text:style-name="T25">"status"</text:span>: <text:span text:style-name="T153">400</text:span>,</text:p>
      <text:p text:style-name="P268"><text:span text:style-name="T25">"error"</text:span>: <text:span text:style-name="T55">"Bad Request"</text:span>,</text:p>
      <text:p text:style-name="P268"><text:span text:style-name="T25">"path"</text:span>: <text:span text:style-name="T55">"/user/update"</text:span></text:p>
      <text:p text:style-name="P268">}</text:p>
      <text:p text:style-name="P311"><text:soft-page-break/><text:span text:style-name="T2"/></text:p>
      <text:list xml:id="list201939895530613" text:continue-numbering="true" text:style-name="L11">
        <text:list-item>
          <text:p text:style-name="P308"><text:span text:style-name="T2"/></text:p>
        </text:list-item>
      </text:list>
      <text:p text:style-name="P309"><text:span text:style-name="T2"/></text:p>
      <text:p text:style-name="P311"><text:span text:style-name="T2">Input para output NOT OK</text:span></text:p>
      <text:p text:style-name="P311"><text:span text:style-name="T2"/></text:p>
      <text:p text:style-name="P277"><text:span text:style-name="T2">{</text:span></text:p>
      <text:p text:style-name="P268"><text:span text:style-name="T25">"1name"</text:span>:<text:span text:style-name="T55">"rootmod"</text:span>,</text:p>
      <text:p text:style-name="P268"><text:span text:style-name="T25">"roles"</text:span>:[{<text:span text:style-name="T25">"nameRole"</text:span>:<text:span text:style-name="T55">"delete"</text:span>, <text:span text:style-name="T25">"description"</text:span>:<text:span text:style-name="T55">"permission for delete user"</text:span>, <text:span text:style-name="T25">"date"</text:span>:<text:span text:style-name="T55">"2021-07-05"</text:span>, <text:span text:style-name="T25">"services"</text:span>:[]}, {<text:span text:style-name="T25">"nameRole"</text:span>:<text:span text:style-name="T55">"add"</text:span>, <text:span text:style-name="T25">"description"</text:span>:<text:span text:style-name="T55">"permission for add user"</text:span>, <text:span text:style-name="T25">"date"</text:span>:<text:span text:style-name="T55">"2021-07-05"</text:span>, <text:span text:style-name="T25">"services"</text:span>:[]}, {<text:span text:style-name="T25">"nameRole"</text:span>:<text:span text:style-name="T55">"update"</text:span>, <text:span text:style-name="T25">"description"</text:span>:<text:span text:style-name="T55">"permission for update user"</text:span>, <text:span text:style-name="T25">"date"</text:span>:<text:span text:style-name="T55">"2021-07-05"</text:span>, <text:span text:style-name="T25">"services"</text:span>:[]}]</text:p>
      <text:p text:style-name="P268">}</text:p>
      <text:p text:style-name="P311"><text:span text:style-name="T2"/></text:p>
      <text:p text:style-name="P311"><text:span text:style-name="T2"/></text:p>
      <text:p text:style-name="P311"><text:span text:style-name="T2">Output NOT OK</text:span></text:p>
      <text:p text:style-name="P311"><text:span text:style-name="T2"/></text:p>
      <text:p text:style-name="P311"><text:span text:style-name="T2">{"error":"insuficient information"}</text:span></text:p>
      <text:p text:style-name="P311"><text:span text:style-name="T2"/></text:p>
      <text:p text:style-name="P311"><text:span text:style-name="T2"/></text:p>
      <text:list xml:id="list201940717226951" text:continue-numbering="true" text:style-name="L11">
        <text:list-item>
          <text:p text:style-name="P265"><text:span text:style-name="T7">Al p</text:span><text:span text:style-name="T2">oner nombre o etiqueta de campo </text:span><text:span text:style-name="T8">nombre</text:span><text:span text:style-name="T2"> </text:span><text:span text:style-name="T7">de usuario,</text:span><text:span text:style-name="T2"> bien definido sintácticamente y mal definido semánticamente (</text:span><text:span text:style-name="T8">etiqueta de nombre </text:span><text:span text:style-name="T2">que no es el definido en la API) </text:span><text:span text:style-name="T7">pero bien definido sintáctica y semánticamente el </text:span><text:span text:style-name="T8">id</text:span><text:span text:style-name="T7"> del usuario, no se espera error. Se busca el usuario por su </text:span><text:span text:style-name="T8">id</text:span><text:span text:style-name="T7"> y el campo </text:span><text:span text:style-name="T8">nombre</text:span><text:span text:style-name="T7"> mal definido es omitido para el servidor</text:span></text:p>
        </text:list-item>
      </text:list>
      <text:p text:style-name="P130"><text:span text:style-name="T4"/></text:p>
      <text:p text:style-name="P311"><text:span text:style-name="T4"/></text:p>
      <text:p text:style-name="P130"><text:span text:style-name="T4"/></text:p>
      <text:p text:style-name="P130"><text:span text:style-name="T4"/></text:p>
      <text:p text:style-name="P130"><text:span text:style-name="T4"/></text:p>
      <text:p text:style-name="P130"><text:span text:style-name="T4"/></text:p>
      <text:p text:style-name="P130"><text:span text:style-name="T4"/></text:p>
      <text:p text:style-name="P130"><text:span text:style-name="T4"/></text:p>
      <text:p text:style-name="P130"><text:span text:style-name="T4"/></text:p>
      <text:p text:style-name="P130"><text:span text:style-name="T4"/></text:p>
      <text:p text:style-name="P130"><text:span text:style-name="T4"/></text:p>
      <text:p text:style-name="P130"><text:span text:style-name="T4"/></text:p>
      <text:p text:style-name="P130"><text:span text:style-name="T4"/></text:p>
      <text:p text:style-name="P130"><text:span text:style-name="T4"/></text:p>
      <text:p text:style-name="P130"><text:span text:style-name="T4"/></text:p>
      <text:p text:style-name="P130"><text:span text:style-name="T4"/></text:p>
      <text:p text:style-name="P130"><text:span text:style-name="T4"/></text:p>
      <text:p text:style-name="P130"><text:span text:style-name="T4"/></text:p>
      <text:p text:style-name="P130"><text:span text:style-name="T4"/></text:p>
      <text:p text:style-name="P130"><text:span text:style-name="T4"/></text:p>
      <text:p text:style-name="P130"><text:span text:style-name="T4"/></text:p>
      <text:p text:style-name="P130"><text:span text:style-name="T4">Modificar de un usuario existente,</text:span><text:span text:style-name="T2"> el</text:span> <text:span text:style-name="T9">valor del </text:span>campo <text:span text:style-name="T10">nombre</text:span> mal definido sintáctica <text:span text:style-name="T185">o semánticamente</text:span>:</text:p>
      <text:p text:style-name="P130"/>
      <text:p text:style-name="P130"/>
      <text:list xml:id="list1628676122" text:style-name="L12">
        <text:list-item>
          <text:p text:style-name="P312"/>
        </text:list-item>
      </text:list>
      <text:p text:style-name="P313"/>
      <text:p text:style-name="P314"><text:soft-page-break/>Input para output NOT OK</text:p>
      <text:p text:style-name="P314"/>
      <text:p text:style-name="P278">{</text:p>
      <text:p text:style-name="P268"><text:span text:style-name="T25">"name"</text:span>: “rootmod,</text:p>
      <text:p text:style-name="P268"><text:span text:style-name="T25">"roles"</text:span>:[{<text:span text:style-name="T25">"nameRole"</text:span>:<text:span text:style-name="T55">"delete"</text:span>, <text:span text:style-name="T25">"description"</text:span>:<text:span text:style-name="T55">"permission for delete user"</text:span>, <text:span text:style-name="T25">"date"</text:span>:<text:span text:style-name="T55">"2021-07-05"</text:span>, <text:span text:style-name="T25">"services"</text:span>:[]}, {<text:span text:style-name="T25">"nameRole"</text:span>:<text:span text:style-name="T55">"add"</text:span>, <text:span text:style-name="T25">"description"</text:span>:<text:span text:style-name="T55">"permission for add user modif"</text:span>, <text:span text:style-name="T25">"date"</text:span>:<text:span text:style-name="T55">"2021-07-05"</text:span>, <text:span text:style-name="T25">"services"</text:span>:[]}, {<text:span text:style-name="T25">"nameRole"</text:span>:<text:span text:style-name="T55">"update"</text:span>, <text:span text:style-name="T25">"description"</text:span>:<text:span text:style-name="T55">"permission for update user"</text:span>, <text:span text:style-name="T25">"date"</text:span>:<text:span text:style-name="T55">"2021-07-05"</text:span>, <text:span text:style-name="T25">"services"</text:span>:[]}]</text:p>
      <text:p text:style-name="P268">}</text:p>
      <text:p text:style-name="P314"/>
      <text:p text:style-name="P314"/>
      <text:p text:style-name="P314">Output NOT OK</text:p>
      <text:p text:style-name="P279">{</text:p>
      <text:p text:style-name="P1"><text:span text:style-name="T25">"timestamp"</text:span>: <text:span text:style-name="T55">"2021-07-06T20:02:54.748+00:00"</text:span>,</text:p>
      <text:p text:style-name="P1"><text:span text:style-name="T25">"status"</text:span>: <text:span text:style-name="T153">400</text:span>,</text:p>
      <text:p text:style-name="P1"><text:span text:style-name="T25">"error"</text:span>: <text:span text:style-name="T55">"Bad Request"</text:span>,</text:p>
      <text:p text:style-name="P1"><text:span text:style-name="T25">"path"</text:span>: <text:span text:style-name="T55">"/user/update"</text:span></text:p>
      <text:p text:style-name="P1">}</text:p>
      <text:p text:style-name="P313"/>
      <text:list xml:id="list201940297727115" text:continue-numbering="true" text:style-name="L12">
        <text:list-item>
          <text:p text:style-name="P312"/>
        </text:list-item>
      </text:list>
      <text:p text:style-name="P313"/>
      <text:p text:style-name="P314">Input para output NOT OK</text:p>
      <text:p text:style-name="P338"/>
      <text:p text:style-name="P278">{</text:p>
      <text:p text:style-name="P268"><text:span text:style-name="T25">"name"</text:span>:rootmod,</text:p>
      <text:p text:style-name="P268"><text:span text:style-name="T25">"roles"</text:span>:[{<text:span text:style-name="T25">"nameRole"</text:span>:<text:span text:style-name="T55">"delete"</text:span>, <text:span text:style-name="T25">"description"</text:span>:<text:span text:style-name="T55">"permission for delete user"</text:span>, <text:span text:style-name="T25">"date"</text:span>:<text:span text:style-name="T55">"2021-07-05"</text:span>, <text:span text:style-name="T25">"services"</text:span>:[]}, {<text:span text:style-name="T25">"nameRole"</text:span>:<text:span text:style-name="T55">"add"</text:span>, <text:span text:style-name="T25">"description"</text:span>:<text:span text:style-name="T55">"permission for add user modif"</text:span>, <text:span text:style-name="T25">"date"</text:span>:<text:span text:style-name="T55">"2021-07-05"</text:span>, <text:span text:style-name="T25">"services"</text:span>:[]}, {<text:span text:style-name="T25">"nameRole"</text:span>:<text:span text:style-name="T55">"update"</text:span>, <text:span text:style-name="T25">"description"</text:span>:<text:span text:style-name="T55">"permission for update user"</text:span>, <text:span text:style-name="T25">"date"</text:span>:<text:span text:style-name="T55">"2021-07-05"</text:span>, <text:span text:style-name="T25">"services"</text:span>:[]}]</text:p>
      <text:p text:style-name="P268">}</text:p>
      <text:p text:style-name="P314"/>
      <text:p text:style-name="P314"/>
      <text:p text:style-name="P314">Output NOT OK</text:p>
      <text:p text:style-name="P279">{</text:p>
      <text:p text:style-name="P1"><text:span text:style-name="T25">"timestamp"</text:span>: <text:span text:style-name="T55">"2021-07-06T20:02:54.748+00:00"</text:span>,</text:p>
      <text:p text:style-name="P1"><text:span text:style-name="T25">"status"</text:span>: <text:span text:style-name="T153">400</text:span>,</text:p>
      <text:p text:style-name="P1"><text:span text:style-name="T25">"error"</text:span>: <text:span text:style-name="T55">"Bad Request"</text:span>,</text:p>
      <text:p text:style-name="P1"><text:span text:style-name="T25">"path"</text:span>: <text:span text:style-name="T55">"/user/update"</text:span></text:p>
      <text:p text:style-name="P1">}</text:p>
      <text:p text:style-name="P313"/>
      <text:p text:style-name="P313"/>
      <text:p text:style-name="P313"/>
      <text:p text:style-name="P313"/>
      <text:p text:style-name="P313"/>
      <text:p text:style-name="P313"/>
      <text:p text:style-name="P313"/>
      <text:p text:style-name="P313"/>
      <text:p text:style-name="P313"/>
      <text:p text:style-name="P313"/>
      <text:p text:style-name="P313"/>
      <text:p text:style-name="P313"/>
      <text:p text:style-name="P313"/>
      <text:list xml:id="list201939535861805" text:continue-numbering="true" text:style-name="L12">
        <text:list-item>
          <text:p text:style-name="P312"><text:soft-page-break/></text:p>
        </text:list-item>
      </text:list>
      <text:p text:style-name="P313"/>
      <text:p text:style-name="P302"><text:span text:style-name="T180">Get previo a update con enpoints </text:span><text:a xlink:type="simple" xlink:href="http://localhost:8040/user/get/name/newroot" text:style-name="Internet_20_link" text:visited-style-name="Visited_20_Internet_20_Link"><text:span text:style-name="T2">http://localhost:8040/user/get/name/</text:span></text:a><text:a xlink:type="simple" xlink:href="http://localhost:8040/user/get/name/newroot" text:style-name="Internet_20_link" text:visited-style-name="Visited_20_Internet_20_Link"><text:span text:style-name="T6">newroot</text:span></text:a><text:span text:style-name="T120">:</text:span></text:p>
      <text:p text:style-name="P302"><text:span text:style-name="T120"/></text:p>
      <text:p text:style-name="P302"><text:span text:style-name="T120">{"error":"Not found-&gt;User name not found"}</text:span></text:p>
      <text:p text:style-name="P299"/>
      <text:p text:style-name="P314"/>
      <text:p text:style-name="P314"/>
      <text:p text:style-name="P314"/>
      <text:p text:style-name="P314">Input para output NOT OK</text:p>
      <text:p text:style-name="P314"/>
      <text:p text:style-name="P278">{</text:p>
      <text:p text:style-name="P268"><text:span text:style-name="T25">"name"</text:span>:<text:span text:style-name="T55">"newroot"</text:span>,</text:p>
      <text:p text:style-name="P268"><text:span text:style-name="T25">"roles"</text:span>:[{<text:span text:style-name="T25">"nameRole"</text:span>:<text:span text:style-name="T55">"delete"</text:span>, <text:span text:style-name="T25">"description"</text:span>:<text:span text:style-name="T55">"permission for delete user"</text:span>, <text:span text:style-name="T25">"date"</text:span>:<text:span text:style-name="T55">"2021-07-05"</text:span>, <text:span text:style-name="T25">"services"</text:span>:[]}, {<text:span text:style-name="T25">"nameRole"</text:span>:<text:span text:style-name="T55">"add"</text:span>, <text:span text:style-name="T25">"description"</text:span>:<text:span text:style-name="T55">"permission for add user modif"</text:span>, <text:span text:style-name="T25">"date"</text:span>:<text:span text:style-name="T55">"2021-07-05"</text:span>, <text:span text:style-name="T25">"services"</text:span>:[]}, {<text:span text:style-name="T25">"nameRole"</text:span>:<text:span text:style-name="T55">"update"</text:span>, <text:span text:style-name="T25">"description"</text:span>:<text:span text:style-name="T55">"permission for update user"</text:span>, <text:span text:style-name="T25">"date"</text:span>:<text:span text:style-name="T55">"2021-07-05"</text:span>, <text:span text:style-name="T25">"services"</text:span>:[]}]</text:p>
      <text:p text:style-name="P268">}</text:p>
      <text:p text:style-name="P314"/>
      <text:p text:style-name="P314"/>
      <text:p text:style-name="P314">Output NOT OK</text:p>
      <text:p text:style-name="P314"/>
      <text:p text:style-name="P314"/>
      <text:p text:style-name="P313">{"error":"User not found-&gt;Null or incorrect ID user"}</text:p>
      <text:p text:style-name="P313"/>
      <text:p text:style-name="P313"/>
      <text:list xml:id="list201939514987950" text:continue-numbering="true" text:style-name="L12">
        <text:list-item>
          <text:p text:style-name="P266"><text:span text:style-name="T144">Al p</text:span><text:span text:style-name="T138">oner </text:span><text:span text:style-name="T145">el valor del</text:span><text:span text:style-name="T138"> nombre o etiqueta de campo </text:span><text:span text:style-name="T147">nombre</text:span><text:span text:style-name="T138"> </text:span><text:span text:style-name="T144">de usuario,</text:span><text:span text:style-name="T138"> bien definido sintácticamente y mal definido semánticamente </text:span><text:span text:style-name="T146">(es decir </text:span><text:span text:style-name="T148">nombre de usuario</text:span><text:span text:style-name="T146"> inexistente en base de datos)</text:span><text:span text:style-name="T138">, </text:span><text:span text:style-name="T144">pero bien definido sintáctica y semánticamente el </text:span><text:span text:style-name="T148">id</text:span><text:span text:style-name="T144"> del usuario, no se espera error. Se busca el usuario por su </text:span><text:span text:style-name="T148">id</text:span><text:span text:style-name="T144"> y el </text:span><text:span text:style-name="T145">valor del </text:span><text:span text:style-name="T144">campo </text:span><text:span text:style-name="T148">nombre </text:span><text:span text:style-name="T149">de usuario</text:span><text:span text:style-name="T144"> mal definido es omitido para el servidor</text:span></text:p>
          <text:p text:style-name="P312"/>
        </text:list-item>
      </text:list>
      <text:p text:style-name="P129"/>
      <text:p text:style-name="P130"><text:span text:style-name="T4">Modificar de un usuario existente,</text:span><text:span text:style-name="T2"> el</text:span> campo <text:span text:style-name="T11">contraseña</text:span> mal definido sintácticamente:</text:p>
      <text:p text:style-name="P130"/>
      <text:list xml:id="list2071356615" text:style-name="L13">
        <text:list-item>
          <text:p text:style-name="P315"/>
        </text:list-item>
      </text:list>
      <text:p text:style-name="P316"/>
      <text:p text:style-name="P317">Input para output NOT OK</text:p>
      <text:p text:style-name="P317"/>
      <text:p text:style-name="P282">{</text:p>
      <text:p text:style-name="P268"><text:span text:style-name="T25">"name"</text:span>:<text:span text:style-name="T55">"rootmod"</text:span>,</text:p>
      <text:p text:style-name="P268"><text:span text:style-name="T25">"password:"</text:span>passroot<text:span text:style-name="T25">",</text:span></text:p>
      <text:p text:style-name="P268"><text:span text:style-name="T25">"</text:span>roles<text:span text:style-name="T25">":[{"</text:span>nameRole<text:span text:style-name="T25">":"</text:span>delete<text:span text:style-name="T25">", "</text:span>description<text:span text:style-name="T25">":"</text:span>permission for delete user<text:span text:style-name="T25">", "</text:span>date<text:span text:style-name="T25">":"</text:span><text:span text:style-name="T153">2021-07-05</text:span><text:span text:style-name="T25">", "</text:span>services<text:span text:style-name="T25">":[]}, {"</text:span>nameRole<text:span text:style-name="T25">":"</text:span>add<text:span text:style-name="T25">", "</text:span>description<text:span text:style-name="T25">":"</text:span>permission for add user modif<text:span text:style-name="T25">", "</text:span>date<text:span text:style-name="T25">":"</text:span><text:span text:style-name="T153">2021-07-05</text:span><text:span text:style-name="T25">", "</text:span>services<text:span text:style-name="T25">":[]}, {"</text:span>nameRole<text:span text:style-name="T25">":"</text:span>update<text:span text:style-name="T25">", "</text:span>description<text:span text:style-name="T25">":"</text:span>permission for update user<text:span text:style-name="T25">", "</text:span>date<text:span text:style-name="T25">":"</text:span><text:span text:style-name="T153">2021-07-05</text:span><text:span text:style-name="T25">", "</text:span>services<text:span text:style-name="T25">":[]}]</text:span></text:p>
      <text:p text:style-name="P341">}</text:p>
      <text:p text:style-name="P317"/>
      <text:p text:style-name="P317"/>
      <text:p text:style-name="P317"/>
      <text:p text:style-name="P317"><text:soft-page-break/>Output NOT OK</text:p>
      <text:p text:style-name="P317"/>
      <text:p text:style-name="P282">{</text:p>
      <text:p text:style-name="P1"><text:span text:style-name="T25">"timestamp"</text:span>: <text:span text:style-name="T55">"2021-07-06T20:17:16.154+00:00"</text:span>,</text:p>
      <text:p text:style-name="P1"><text:span text:style-name="T25">"status"</text:span>: <text:span text:style-name="T153">400</text:span>,</text:p>
      <text:p text:style-name="P1"><text:span text:style-name="T25">"error"</text:span>: <text:span text:style-name="T55">"Bad Request"</text:span>,</text:p>
      <text:p text:style-name="P1"><text:span text:style-name="T25">"path"</text:span>: <text:span text:style-name="T55">"/user/update"</text:span></text:p>
      <text:p text:style-name="P1">}</text:p>
      <text:p text:style-name="P316"/>
      <text:p text:style-name="P316"/>
      <text:list xml:id="list201941201156807" text:continue-numbering="true" text:style-name="L13">
        <text:list-item>
          <text:p text:style-name="P315"/>
        </text:list-item>
      </text:list>
      <text:p text:style-name="P316"/>
      <text:p text:style-name="P318">Input para output NOT OK</text:p>
      <text:p text:style-name="P318"/>
      <text:p text:style-name="P283">{</text:p>
      <text:p text:style-name="P270"><text:span text:style-name="T25">"name"</text:span>:<text:span text:style-name="T55">"rootmod"</text:span>,</text:p>
      <text:p text:style-name="P270"><text:span text:style-name="T25">password:"</text:span>passroot<text:span text:style-name="T25">",</text:span></text:p>
      <text:p text:style-name="P270"><text:span text:style-name="T25">"</text:span>roles<text:span text:style-name="T25">":[{"</text:span>nameRole<text:span text:style-name="T25">":"</text:span>delete<text:span text:style-name="T25">", "</text:span>description<text:span text:style-name="T25">":"</text:span>permission for delete user<text:span text:style-name="T25">", "</text:span>date<text:span text:style-name="T25">":"</text:span><text:span text:style-name="T153">2021-07-05</text:span><text:span text:style-name="T25">", "</text:span>services<text:span text:style-name="T25">":[]}, {"</text:span>nameRole<text:span text:style-name="T25">":"</text:span>add<text:span text:style-name="T25">", "</text:span>description<text:span text:style-name="T25">":"</text:span>permission for add user modif<text:span text:style-name="T25">", "</text:span>date<text:span text:style-name="T25">":"</text:span><text:span text:style-name="T153">2021-07-05</text:span><text:span text:style-name="T25">", "</text:span>services<text:span text:style-name="T25">":[]}, {"</text:span>nameRole<text:span text:style-name="T25">":"</text:span>update<text:span text:style-name="T25">", "</text:span>description<text:span text:style-name="T25">":"</text:span>permission for update user<text:span text:style-name="T25">", "</text:span>date<text:span text:style-name="T25">":"</text:span><text:span text:style-name="T153">2021-07-05</text:span><text:span text:style-name="T25">", "</text:span>services<text:span text:style-name="T25">":[]}]</text:span></text:p>
      <text:p text:style-name="P342">}</text:p>
      <text:p text:style-name="P318"/>
      <text:p text:style-name="P318">Output NOT OK</text:p>
      <text:p text:style-name="P318"/>
      <text:p text:style-name="P283">{</text:p>
      <text:p text:style-name="P272"><text:span text:style-name="T25">"timestamp"</text:span>: <text:span text:style-name="T55">"2021-07-06T20:17:16.154+00:00"</text:span>,</text:p>
      <text:p text:style-name="P272"><text:span text:style-name="T25">"status"</text:span>: <text:span text:style-name="T153">400</text:span>,</text:p>
      <text:p text:style-name="P272"><text:span text:style-name="T25">"error"</text:span>: <text:span text:style-name="T55">"Bad Request"</text:span>,</text:p>
      <text:p text:style-name="P272"><text:span text:style-name="T25">"path"</text:span>: <text:span text:style-name="T55">"/user/update"</text:span></text:p>
      <text:p text:style-name="P284">}</text:p>
      <text:p text:style-name="P318"/>
      <text:p text:style-name="P316"/>
      <text:list xml:id="list201940101966542" text:continue-numbering="true" text:style-name="L13">
        <text:list-item>
          <text:p text:style-name="P321">Cuando el nombre o etiqueta del campo contraseña esta bien definido sintácticamente pero mal definido semánticamente, no se espera error. Se</text:p>
        </text:list-item>
      </text:list>
      <text:p text:style-name="P316"/>
      <text:p text:style-name="P130"/>
      <text:p text:style-name="P129"/>
      <text:p text:style-name="P130"><text:span text:style-name="T4">Modificar de un usuario existente,</text:span><text:span text:style-name="T2"> el</text:span> <text:span text:style-name="T9">valor del </text:span>campo <text:span text:style-name="T11">contraseña</text:span> mal definido sintácticamente:</text:p>
      <text:p text:style-name="P129"/>
      <text:p text:style-name="P130"><text:span text:style-name="T4">Modificar de un usuario existente,</text:span><text:span text:style-name="T3"> </text:span><text:span text:style-name="T2">salvo el</text:span> campo <text:span text:style-name="T12">roles </text:span>mal definido sintácticamente:</text:p>
      <text:p text:style-name="P113"/>
      <text:p text:style-name="P130"><text:span text:style-name="T4">Modificar de un usuario existente,</text:span><text:span text:style-name="T2"> el</text:span> <text:span text:style-name="T9">valor del </text:span>campo <text:span text:style-name="T12">roles</text:span> mal definido sintácticamente <text:span text:style-name="T13">o semánticamente</text:span>:</text:p>
      <text:list xml:id="list201940484750363" text:continue-list="list201940726932104" text:style-name="L2">
        <text:list-item>
          <text:p text:style-name="P289"><text:span text:style-name="T14">Modificar</text:span> campo id de rol, mal definido sintácticamente:</text:p>
        </text:list-item>
        <text:list-item>
          <text:p text:style-name="P289"><text:span text:style-name="T14">Modificar</text:span> el valor del campo id de rol, mal definido sintácticamente:</text:p>
        </text:list-item>
        <text:list-item>
          <text:p text:style-name="P289"><text:span text:style-name="T14">Modificar</text:span> campo nombre de rol, mal definido sintácticamente:</text:p>
        </text:list-item>
        <text:list-item>
          <text:p text:style-name="P289"><text:span text:style-name="T14">Modificar</text:span> el valor del campo nombre de rol, mal definido sintácticamente:</text:p>
        </text:list-item>
        <text:list-item>
          <text:p text:style-name="P289"><text:span text:style-name="T14">Modificar</text:span> campo descripción de rol, mal definido sintácticamente:</text:p>
        </text:list-item>
        <text:list-item>
          <text:p text:style-name="P289"><text:span text:style-name="T14">Modificar</text:span> el valor del campo descripción de rol, mal definido sintácticamente:</text:p>
        </text:list-item>
        <text:list-item>
          <text:p text:style-name="P289"><text:span text:style-name="T14">Modificar</text:span> campo usuarios del rol, mal definido sintácticamente:</text:p>
        </text:list-item>
        <text:list-item>
          <text:p text:style-name="P289"><text:span text:style-name="T14">Modificar</text:span> el valor del campo usuarios del rol, mal definido sintácticamente:</text:p>
        </text:list-item>
        <text:list-item>
          <text:p text:style-name="P289"><text:soft-page-break/><text:span text:style-name="T14">Modificar</text:span> el valor del campo usuarios del rol, con valor del campo id de usuario, inexistente:</text:p>
        </text:list-item>
        <text:list-item>
          <text:p text:style-name="P292">Modificar el valor de campo usuario del rol, sin incluir el usuario que se está modificando:</text:p>
        </text:list-item>
      </text:list>
      <text:p text:style-name="P157"/>
      <text:p text:style-name="P80"/>
      <text:p text:style-name="P75">DELETE <text:span text:style-name="T102">USER</text:span>:</text:p>
      <text:p text:style-name="P79"/>
      <text:p text:style-name="P76">OUTPUTS OK:</text:p>
      <text:p text:style-name="P156"/>
      <text:p text:style-name="P121">Eliminar usuario existente definiendo sintáctica y semánticamente <text:span text:style-name="T16">correcto </text:span>sólo id:</text:p>
      <text:p text:style-name="P121"/>
      <text:p text:style-name="P121">Eliminar usuario existente definiendo sintáctica y semánticamente todos los campos y valores:</text:p>
      <text:p text:style-name="P121"/>
      <text:p text:style-name="P121">Eliminar usuario existente definiendo sintáctica<text:span text:style-name="T18">mente</text:span> <text:span text:style-name="T18">correctos</text:span> todos los campos <text:span text:style-name="T18">pero </text:span>con valores inconsistentes con lo registrado en BD <text:span text:style-name="T18">(</text:span>salvo el id que indica usuario existente<text:span text:style-name="T18">)</text:span>:</text:p>
      <text:p text:style-name="P80"/>
      <text:p text:style-name="P76">OUTPUTS NOT OK:</text:p>
      <text:p text:style-name="P156"/>
      <text:p text:style-name="P121">Insertar input ok con endpoint incorrecto:</text:p>
      <text:list xml:id="list3351850796" text:style-name="L3">
        <text:list-item>
          <text:p text:style-name="P293">Para delete con id como parámetro: endpoint sin parámetro</text:p>
        </text:list-item>
        <text:list-item>
          <text:p text:style-name="P293">Para delete con id como parámetro: endpoint con parámetro pero sintácticamente incorrecto en <text:span text:style-name="T24">algún</text:span> substring del endpoint</text:p>
        </text:list-item>
        <text:list-item>
          <text:p text:style-name="P295">Para delete sin parámetro: endpoint con parámetro</text:p>
        </text:list-item>
        <text:list-item>
          <text:p text:style-name="P294">Para delete <text:span text:style-name="T24">sin</text:span> id como parámetro: <text:span text:style-name="T24">s</text:span>intácticamente incorrecto en <text:span text:style-name="T24">algún</text:span> substring del endpoint</text:p>
        </text:list-item>
      </text:list>
      <text:p text:style-name="P121"/>
      <text:p text:style-name="P122">Insertar input ok con <text:span text:style-name="T19">body</text:span> <text:span text:style-name="T20">vacío </text:span><text:span text:style-name="T21">siendo delete sin id como parámetro</text:span></text:p>
      <text:p text:style-name="P121"/>
      <text:p text:style-name="P158">Eliminar usuario inexistente <text:span text:style-name="T15">definiendo sintáctica</text:span><text:span text:style-name="T17">mente correcto </text:span><text:span text:style-name="T15">sólo id:</text:span></text:p>
      <text:p text:style-name="P158"/>
      <text:p text:style-name="P123">Eliminar usuario <text:span text:style-name="T17">in</text:span>existente definiendo sintáctica y semánticamente todos los campos y valores <text:s/><text:span text:style-name="T17">(salvo la semántica del valor del id)</text:span>:</text:p>
      <text:p text:style-name="P123"/>
      <text:p text:style-name="P124">Eliminar usuario <text:span text:style-name="T18">in</text:span>existente definiendo sintáctica<text:span text:style-name="T18">mente</text:span> <text:span text:style-name="T18">correctos</text:span> todos los campos <text:span text:style-name="T18">pero </text:span>con valores inconsistentes con lo registrado en BD:</text:p>
      <text:p text:style-name="P124"/>
      <text:p text:style-name="P124"/>
      <text:p text:style-name="P124"/>
      <text:p text:style-name="P124"/>
      <text:p text:style-name="P123"/>
      <text:p text:style-name="P78">OUTPUTS WARNINGS:</text:p>
      <text:p text:style-name="P78"/>
      <text:p text:style-name="P115"/>
      <text:p text:style-name="P159"><text:span text:style-name="T5">W</text:span><text:span text:style-name="T2">arning porque para eliminar, el servidor sólo obtiene el id y omite el resto de los datos de entrada.</text:span></text:p>
      <text:p text:style-name="P115"/>
      <text:p text:style-name="P131"><text:span text:style-name="T5">Eliminar usuario existente con</text:span><text:span text:style-name="T2"> el</text:span> campo <text:span text:style-name="T10">nombre</text:span> mal definido sintácticamente:</text:p>
      <text:p text:style-name="P131"/>
      <text:p text:style-name="P131"><text:span text:style-name="T5">Eliminar usuario existente con</text:span><text:span text:style-name="T2"> el</text:span> <text:span text:style-name="T9">valor del </text:span>campo <text:span text:style-name="T10">nombre</text:span> mal definido sintácticamente:</text:p>
      <text:p text:style-name="P131"/>
      <text:p text:style-name="P131"><text:span text:style-name="T5">Eliminar usuario existente con</text:span><text:span text:style-name="T2"> el</text:span> campo <text:span text:style-name="T11">contraseña</text:span> mal definido sintácticamente:</text:p>
      <text:p text:style-name="P131"><text:soft-page-break/></text:p>
      <text:p text:style-name="P131"><text:span text:style-name="T5">Eliminar usuario existente con</text:span><text:span text:style-name="T2"> el</text:span> <text:span text:style-name="T9">valor del </text:span>campo <text:span text:style-name="T11">contraseña</text:span> mal definido sintácticamente:</text:p>
      <text:p text:style-name="P131"/>
      <text:p text:style-name="P131"><text:span text:style-name="T5">Eliminar usuario existente con</text:span><text:span text:style-name="T2"> el</text:span> campo <text:span text:style-name="T12">roles </text:span>mal definido sintácticamente:</text:p>
      <text:p text:style-name="P114"/>
      <text:p text:style-name="P131"><text:span text:style-name="T5">Eliminar usuario existente con</text:span><text:span text:style-name="T2"> el</text:span> <text:span text:style-name="T9">valor del </text:span>campo <text:span text:style-name="T12">roles</text:span> mal definido sintácticamente <text:span text:style-name="T13">o semánticamente</text:span>:</text:p>
      <text:list xml:id="list201940335354148" text:continue-list="list201940484750363" text:style-name="L2">
        <text:list-item>
          <text:p text:style-name="P290"><text:span text:style-name="T22">Definir </text:span>campo id de rol, mal definido sintácticamente:</text:p>
        </text:list-item>
        <text:list-item>
          <text:p text:style-name="P290"><text:span text:style-name="T22">Definir</text:span> el valor del campo id de rol, mal definido sintácticamente:</text:p>
        </text:list-item>
        <text:list-item>
          <text:p text:style-name="P290"><text:span text:style-name="T22">Definir</text:span> campo nombre de rol, mal definido sintácticamente:</text:p>
        </text:list-item>
        <text:list-item>
          <text:p text:style-name="P290"><text:span text:style-name="T22">De</text:span><text:span text:style-name="T23">finir</text:span> el valor del campo nombre de rol, mal definido sintácticamente:</text:p>
        </text:list-item>
        <text:list-item>
          <text:p text:style-name="P290"><text:span text:style-name="T23">Definir</text:span> campo descripción de rol, mal definido sintácticamente:</text:p>
        </text:list-item>
        <text:list-item>
          <text:p text:style-name="P290"><text:span text:style-name="T23">Definir</text:span> el valor del campo descripción de rol, mal definido sintácticamente:</text:p>
        </text:list-item>
        <text:list-item>
          <text:p text:style-name="P290"><text:span text:style-name="T23">Definir</text:span> campo usuarios del rol, mal definido sintácticamente:</text:p>
        </text:list-item>
        <text:list-item>
          <text:p text:style-name="P290"><text:span text:style-name="T23">Definir</text:span> el valor del campo usuarios del rol, mal definido sintácticamente:</text:p>
        </text:list-item>
        <text:list-item>
          <text:p text:style-name="P290"><text:span text:style-name="T23">Definir</text:span> el valor del campo usuarios del rol, con valor del campo id de usuario, inexistente:</text:p>
        </text:list-item>
      </text:list>
      <text:p text:style-name="P80"/>
      <text:p text:style-name="P7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IBMPlexMono, monospace," svg:font-family="'IBMPlexMono, monospace,', 'Droid Sans Fallback', '',', 'Droid Sans Mono', ',', monospace, ', monospace,', 'Droid Sans Fallback', 'font-weight: normal', 'font-size: 12px', 'line-height: 18px', 'white-space: pre'"/>
    <style:font-face style:name="Inter" svg:font-family="Inter, OpenSans, Helvetica, Arial, sans-serif"/>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6-16T16:45:22.112456024</meta:creation-date>
    <dc:date>2021-07-06T17:30:27.284428599</dc:date>
    <meta:editing-duration>P1DT10H33M47S</meta:editing-duration>
    <meta:editing-cycles>244</meta:editing-cycles>
    <meta:generator>LibreOffice/7.1.3.2$Linux_X86_64 LibreOffice_project/10$Build-2</meta:generator>
    <meta:document-statistic meta:table-count="0" meta:image-count="0" meta:object-count="0" meta:page-count="27" meta:paragraph-count="585" meta:word-count="3898" meta:character-count="34993" meta:non-whitespace-character-count="31580"/>
  </office:meta>
</office:document-meta>
</file>